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7.441cm" fo:margin-left="-0.06cm" fo:margin-top="0cm" fo:margin-bottom="0cm" table:align="left" style:writing-mode="lr-tb"/>
    </style:style>
    <style:style style:name="Table5.A" style:family="table-column">
      <style:table-column-properties style:column-width="5.006cm"/>
    </style:style>
    <style:style style:name="Table5.B" style:family="table-column">
      <style:table-column-properties style:column-width="12.435cm"/>
    </style:style>
    <style:style style:name="Table5.1" style:family="table-row">
      <style:table-row-properties style:min-row-height="0.953cm" fo:keep-together="auto"/>
    </style:style>
    <style:style style:name="Table5.A1" style:family="table-cell">
      <style:table-cell-properties fo:padding="0.176cm" fo:border="0.75pt solid #000001"/>
    </style:style>
    <style:style style:name="Table5.2" style:family="table-row">
      <style:table-row-properties style:min-row-height="0.988cm" fo:keep-together="auto"/>
    </style:style>
    <style:style style:name="Table5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A9" style:family="table-cell">
      <style:table-cell-properties fo:padding="0.176cm" fo:border-left="0.75pt solid #000001" fo:border-right="none" fo:border-top="none" fo:border-bottom="0.75pt solid #000001"/>
    </style:style>
    <style:style style:name="Table5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5.10" style:family="table-row">
      <style:table-row-properties fo:keep-together="auto"/>
    </style:style>
    <style:style style:name="Table1" style:family="table">
      <style:table-properties style:width="17.441cm" fo:margin-left="-0.06cm" fo:margin-top="0cm" fo:margin-bottom="0cm" table:align="left" style:writing-mode="lr-tb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12.039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padding="0.176cm" fo:border="0.75pt solid #000001"/>
    </style:style>
    <style:style style:name="Table1.2" style:family="table-row">
      <style:table-row-properties style:min-row-height="0.988cm" fo:keep-together="auto"/>
    </style:style>
    <style:style style:name="Table1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fo:padding="0.176cm" fo:border-left="0.75pt solid #000001" fo:border-right="none" fo:border-top="none" fo:border-bottom="0.75pt solid #000001"/>
    </style:style>
    <style:style style:name="Table1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1.10" style:family="table-row">
      <style:table-row-properties fo:keep-together="auto"/>
    </style:style>
    <style:style style:name="Table2" style:family="table">
      <style:table-properties style:width="17.441cm" fo:margin-left="-0.06cm" fo:margin-top="0cm" fo:margin-bottom="0cm" table:align="left" style:writing-mode="lr-tb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2.039cm"/>
    </style:style>
    <style:style style:name="Table2.1" style:family="table-row">
      <style:table-row-properties style:min-row-height="0.953cm" fo:keep-together="auto"/>
    </style:style>
    <style:style style:name="Table2.A1" style:family="table-cell">
      <style:table-cell-properties fo:padding="0.176cm" fo:border="0.75pt solid #000001"/>
    </style:style>
    <style:style style:name="Table2.2" style:family="table-row">
      <style:table-row-properties style:min-row-height="0.988cm" fo:keep-together="auto"/>
    </style:style>
    <style:style style:name="Table2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A9" style:family="table-cell">
      <style:table-cell-properties fo:padding="0.176cm" fo:border-left="0.75pt solid #000001" fo:border-right="none" fo:border-top="none" fo:border-bottom="0.75pt solid #000001"/>
    </style:style>
    <style:style style:name="Table2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2.10" style:family="table-row">
      <style:table-row-properties fo:keep-together="auto"/>
    </style:style>
    <style:style style:name="Table3" style:family="table">
      <style:table-properties style:width="17.441cm" fo:margin-left="-0.06cm" fo:margin-top="0cm" fo:margin-bottom="0cm" table:align="left" style:writing-mode="lr-tb"/>
    </style:style>
    <style:style style:name="Table3.A" style:family="table-column">
      <style:table-column-properties style:column-width="5.403cm"/>
    </style:style>
    <style:style style:name="Table3.B" style:family="table-column">
      <style:table-column-properties style:column-width="12.039cm"/>
    </style:style>
    <style:style style:name="Table3.1" style:family="table-row">
      <style:table-row-properties style:min-row-height="0.953cm" fo:keep-together="auto"/>
    </style:style>
    <style:style style:name="Table3.A1" style:family="table-cell">
      <style:table-cell-properties fo:padding="0.176cm" fo:border="0.75pt solid #000001"/>
    </style:style>
    <style:style style:name="Table3.2" style:family="table-row">
      <style:table-row-properties style:min-row-height="0.988cm" fo:keep-together="auto"/>
    </style:style>
    <style:style style:name="Table3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A9" style:family="table-cell">
      <style:table-cell-properties fo:padding="0.176cm" fo:border-left="0.75pt solid #000001" fo:border-right="none" fo:border-top="none" fo:border-bottom="0.75pt solid #000001"/>
    </style:style>
    <style:style style:name="Table3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3.10" style:family="table-row">
      <style:table-row-properties fo:keep-together="auto"/>
    </style:style>
    <style:style style:name="Table4" style:family="table">
      <style:table-properties style:width="17.441cm" fo:margin-left="-0.06cm" fo:margin-top="0cm" fo:margin-bottom="0cm" table:align="left" style:writing-mode="lr-tb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039cm"/>
    </style:style>
    <style:style style:name="Table4.1" style:family="table-row">
      <style:table-row-properties style:min-row-height="0.953cm" fo:keep-together="auto"/>
    </style:style>
    <style:style style:name="Table4.A1" style:family="table-cell">
      <style:table-cell-properties fo:padding="0.176cm" fo:border="0.75pt solid #000001"/>
    </style:style>
    <style:style style:name="Table4.2" style:family="table-row">
      <style:table-row-properties style:min-row-height="0.988cm" fo:keep-together="auto"/>
    </style:style>
    <style:style style:name="Table4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A9" style:family="table-cell">
      <style:table-cell-properties fo:padding="0.176cm" fo:border-left="0.75pt solid #000001" fo:border-right="none" fo:border-top="none" fo:border-bottom="0.75pt solid #000001"/>
    </style:style>
    <style:style style:name="Table4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4.10" style:family="table-row">
      <style:table-row-properties fo:keep-together="auto"/>
    </style:style>
    <style:style style:name="Table6" style:family="table">
      <style:table-properties style:width="17.441cm" fo:margin-left="-0.06cm" fo:margin-top="0cm" fo:margin-bottom="0cm" table:align="left" style:writing-mode="lr-tb"/>
    </style:style>
    <style:style style:name="Table6.A" style:family="table-column">
      <style:table-column-properties style:column-width="5.403cm"/>
    </style:style>
    <style:style style:name="Table6.B" style:family="table-column">
      <style:table-column-properties style:column-width="12.039cm"/>
    </style:style>
    <style:style style:name="Table6.1" style:family="table-row">
      <style:table-row-properties style:min-row-height="0.953cm" fo:keep-together="auto"/>
    </style:style>
    <style:style style:name="Table6.A1" style:family="table-cell">
      <style:table-cell-properties fo:padding="0.176cm" fo:border="0.75pt solid #000001"/>
    </style:style>
    <style:style style:name="Table6.2" style:family="table-row">
      <style:table-row-properties style:min-row-height="0.988cm" fo:keep-together="auto"/>
    </style:style>
    <style:style style:name="Table6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A9" style:family="table-cell">
      <style:table-cell-properties fo:padding="0.176cm" fo:border-left="0.75pt solid #000001" fo:border-right="none" fo:border-top="none" fo:border-bottom="0.75pt solid #000001"/>
    </style:style>
    <style:style style:name="Table6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6.10" style:family="table-row">
      <style:table-row-properties style:min-row-height="0.961cm" fo:keep-together="auto"/>
    </style:style>
    <style:style style:name="Table7" style:family="table">
      <style:table-properties style:width="17.441cm" fo:margin-left="-0.06cm" fo:margin-top="0cm" fo:margin-bottom="0cm" table:align="left" style:writing-mode="lr-tb"/>
    </style:style>
    <style:style style:name="Table7.A" style:family="table-column">
      <style:table-column-properties style:column-width="5.403cm"/>
    </style:style>
    <style:style style:name="Table7.B" style:family="table-column">
      <style:table-column-properties style:column-width="12.039cm"/>
    </style:style>
    <style:style style:name="Table7.1" style:family="table-row">
      <style:table-row-properties style:min-row-height="0.953cm" fo:keep-together="auto"/>
    </style:style>
    <style:style style:name="Table7.A1" style:family="table-cell">
      <style:table-cell-properties fo:padding="0.176cm" fo:border="0.75pt solid #000001"/>
    </style:style>
    <style:style style:name="Table7.2" style:family="table-row">
      <style:table-row-properties style:min-row-height="0.988cm" fo:keep-together="auto"/>
    </style:style>
    <style:style style:name="Table7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A9" style:family="table-cell">
      <style:table-cell-properties fo:padding="0.176cm" fo:border-left="0.75pt solid #000001" fo:border-right="none" fo:border-top="none" fo:border-bottom="0.75pt solid #000001"/>
    </style:style>
    <style:style style:name="Table7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7.10" style:family="table-row">
      <style:table-row-properties fo:keep-together="auto"/>
    </style:style>
    <style:style style:name="Table9" style:family="table">
      <style:table-properties style:width="17.441cm" fo:margin-left="-0.06cm" fo:margin-top="0cm" fo:margin-bottom="0cm" table:align="left" style:writing-mode="lr-tb"/>
    </style:style>
    <style:style style:name="Table9.A" style:family="table-column">
      <style:table-column-properties style:column-width="5.403cm"/>
    </style:style>
    <style:style style:name="Table9.B" style:family="table-column">
      <style:table-column-properties style:column-width="12.039cm"/>
    </style:style>
    <style:style style:name="Table9.1" style:family="table-row">
      <style:table-row-properties style:min-row-height="0.953cm" fo:keep-together="auto"/>
    </style:style>
    <style:style style:name="Table9.A1" style:family="table-cell">
      <style:table-cell-properties fo:padding="0.176cm" fo:border="0.75pt solid #000001"/>
    </style:style>
    <style:style style:name="Table9.2" style:family="table-row">
      <style:table-row-properties style:min-row-height="0.988cm" fo:keep-together="auto"/>
    </style:style>
    <style:style style:name="Table9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A9" style:family="table-cell">
      <style:table-cell-properties fo:padding="0.176cm" fo:border-left="0.75pt solid #000001" fo:border-right="none" fo:border-top="none" fo:border-bottom="0.75pt solid #000001"/>
    </style:style>
    <style:style style:name="Table9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9.10" style:family="table-row">
      <style:table-row-properties fo:keep-together="auto"/>
    </style:style>
    <style:style style:name="Table10" style:family="table">
      <style:table-properties style:width="17.441cm" fo:margin-left="-0.06cm" fo:margin-top="0cm" fo:margin-bottom="0cm" table:align="left" style:writing-mode="lr-tb"/>
    </style:style>
    <style:style style:name="Table10.A" style:family="table-column">
      <style:table-column-properties style:column-width="5.403cm"/>
    </style:style>
    <style:style style:name="Table10.B" style:family="table-column">
      <style:table-column-properties style:column-width="12.039cm"/>
    </style:style>
    <style:style style:name="Table10.1" style:family="table-row">
      <style:table-row-properties style:min-row-height="0.953cm" fo:keep-together="auto"/>
    </style:style>
    <style:style style:name="Table10.A1" style:family="table-cell">
      <style:table-cell-properties fo:padding="0.176cm" fo:border="0.75pt solid #000001"/>
    </style:style>
    <style:style style:name="Table10.2" style:family="table-row">
      <style:table-row-properties style:min-row-height="0.988cm" fo:keep-together="auto"/>
    </style:style>
    <style:style style:name="Table10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="0.176cm" fo:border-left="0.75pt solid #000001" fo:border-right="none" fo:border-top="none" fo:border-bottom="0.75pt solid #000001"/>
    </style:style>
    <style:style style:name="Table10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10.10" style:family="table-row">
      <style:table-row-properties fo:keep-together="auto"/>
    </style:style>
    <style:style style:name="Table8" style:family="table">
      <style:table-properties style:width="17.441cm" fo:margin-left="-0.06cm" fo:margin-top="0cm" fo:margin-bottom="0cm" table:align="left" style:writing-mode="lr-tb"/>
    </style:style>
    <style:style style:name="Table8.A" style:family="table-column">
      <style:table-column-properties style:column-width="5.403cm"/>
    </style:style>
    <style:style style:name="Table8.B" style:family="table-column">
      <style:table-column-properties style:column-width="12.039cm"/>
    </style:style>
    <style:style style:name="Table8.1" style:family="table-row">
      <style:table-row-properties style:min-row-height="0.953cm" fo:keep-together="auto"/>
    </style:style>
    <style:style style:name="Table8.A1" style:family="table-cell">
      <style:table-cell-properties fo:padding="0.176cm" fo:border="0.75pt solid #000001"/>
    </style:style>
    <style:style style:name="Table8.2" style:family="table-row">
      <style:table-row-properties style:min-row-height="0.988cm" fo:keep-together="auto"/>
    </style:style>
    <style:style style:name="Table8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A9" style:family="table-cell">
      <style:table-cell-properties fo:padding="0.176cm" fo:border-left="0.75pt solid #000001" fo:border-right="none" fo:border-top="none" fo:border-bottom="0.75pt solid #000001"/>
    </style:style>
    <style:style style:name="Table8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8.10" style:family="table-row">
      <style:table-row-properties fo:keep-together="auto"/>
    </style:style>
    <style:style style:name="Table11" style:family="table">
      <style:table-properties style:width="17.441cm" fo:margin-left="-0.06cm" fo:margin-top="0cm" fo:margin-bottom="0cm" table:align="left" style:writing-mode="lr-tb"/>
    </style:style>
    <style:style style:name="Table11.A" style:family="table-column">
      <style:table-column-properties style:column-width="5.403cm"/>
    </style:style>
    <style:style style:name="Table11.B" style:family="table-column">
      <style:table-column-properties style:column-width="12.039cm"/>
    </style:style>
    <style:style style:name="Table11.1" style:family="table-row">
      <style:table-row-properties style:min-row-height="0.953cm" fo:keep-together="auto"/>
    </style:style>
    <style:style style:name="Table11.A1" style:family="table-cell">
      <style:table-cell-properties fo:padding="0.176cm" fo:border="0.75pt solid #000001"/>
    </style:style>
    <style:style style:name="Table11.2" style:family="table-row">
      <style:table-row-properties style:min-row-height="0.988cm" fo:keep-together="auto"/>
    </style:style>
    <style:style style:name="Table11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="0.176cm" fo:border-left="0.75pt solid #000001" fo:border-right="none" fo:border-top="none" fo:border-bottom="0.75pt solid #000001"/>
    </style:style>
    <style:style style:name="Table11.B9" style:family="table-cell">
      <style:table-cell-properties fo:padding="0.176cm" fo:border-left="0.75pt solid #000001" fo:border-right="0.75pt solid #000001" fo:border-top="none" fo:border-bottom="0.75pt solid #000001"/>
    </style:style>
    <style:style style:name="Table11.10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3f6ab" officeooo:paragraph-rsid="0013f6ab" style:font-weight-asian="bold" style:font-weight-complex="bold"/>
    </style:style>
    <style:style style:name="P2" style:family="paragraph" style:parent-style-name="Standard">
      <style:paragraph-properties fo:text-align="justify" style:justify-single-word="false" fo:orphans="0" fo:widows="0"/>
      <style:text-properties fo:font-weight="bold" officeooo:rsid="0026e274" officeooo:paragraph-rsid="005e1562" style:font-weight-asian="bold" style:font-weight-complex="bold"/>
    </style:style>
    <style:style style:name="P3" style:family="paragraph" style:parent-style-name="Standard">
      <style:paragraph-properties fo:text-align="justify" style:justify-single-word="false" fo:orphans="0" fo:widows="0"/>
      <style:text-properties officeooo:paragraph-rsid="00180f3d"/>
    </style:style>
    <style:style style:name="P4" style:family="paragraph" style:parent-style-name="Standard">
      <style:paragraph-properties fo:text-align="justify" style:justify-single-word="false" fo:orphans="0" fo:widows="0"/>
      <style:text-properties officeooo:paragraph-rsid="0028280d"/>
    </style:style>
    <style:style style:name="P5" style:family="paragraph" style:parent-style-name="Standard">
      <style:paragraph-properties fo:text-align="justify" style:justify-single-word="false" fo:orphans="0" fo:widows="0"/>
      <style:text-properties officeooo:paragraph-rsid="0028e774"/>
    </style:style>
    <style:style style:name="P6" style:family="paragraph" style:parent-style-name="Standard">
      <style:paragraph-properties fo:text-align="justify" style:justify-single-word="false" fo:orphans="0" fo:widows="0"/>
      <style:text-properties officeooo:paragraph-rsid="002abe7d"/>
    </style:style>
    <style:style style:name="P7" style:family="paragraph" style:parent-style-name="Standard">
      <style:paragraph-properties fo:text-align="justify" style:justify-single-word="false" fo:orphans="0" fo:widows="0"/>
      <style:text-properties officeooo:paragraph-rsid="002affcd"/>
    </style:style>
    <style:style style:name="P8" style:family="paragraph" style:parent-style-name="Standard">
      <style:paragraph-properties fo:text-align="justify" style:justify-single-word="false" fo:orphans="0" fo:widows="0"/>
      <style:text-properties officeooo:paragraph-rsid="004e8499"/>
    </style:style>
    <style:style style:name="P9" style:family="paragraph" style:parent-style-name="Standard">
      <style:paragraph-properties fo:text-align="justify" style:justify-single-word="false" fo:orphans="0" fo:widows="0"/>
      <style:text-properties officeooo:paragraph-rsid="00710fcc"/>
    </style:style>
    <style:style style:name="P10" style:family="paragraph" style:parent-style-name="Standard">
      <style:paragraph-properties fo:text-align="justify" style:justify-single-word="false" fo:orphans="0" fo:widows="0"/>
      <style:text-properties officeooo:paragraph-rsid="0083b0ad"/>
    </style:style>
    <style:style style:name="P11" style:family="paragraph" style:parent-style-name="Standard">
      <style:paragraph-properties fo:text-align="justify" style:justify-single-word="false" fo:orphans="0" fo:widows="0"/>
      <style:text-properties officeooo:paragraph-rsid="008b719c"/>
    </style:style>
    <style:style style:name="P12" style:family="paragraph" style:parent-style-name="Standard">
      <style:paragraph-properties fo:text-align="justify" style:justify-single-word="false" fo:orphans="0" fo:widows="0"/>
      <style:text-properties officeooo:paragraph-rsid="00a3bdb2"/>
    </style:style>
    <style:style style:name="P13" style:family="paragraph" style:parent-style-name="Standard">
      <style:paragraph-properties fo:text-align="justify" style:justify-single-word="false" fo:orphans="0" fo:widows="0"/>
      <style:text-properties officeooo:paragraph-rsid="00bee03d"/>
    </style:style>
    <style:style style:name="P14" style:family="paragraph" style:parent-style-name="Standard">
      <style:paragraph-properties fo:text-align="justify" style:justify-single-word="false" fo:orphans="0" fo:widows="0"/>
      <style:text-properties officeooo:paragraph-rsid="01c11c77"/>
    </style:style>
    <style:style style:name="P15" style:family="paragraph" style:parent-style-name="Standard">
      <style:paragraph-properties fo:orphans="0" fo:widows="0"/>
      <style:text-properties officeooo:paragraph-rsid="0028280d"/>
    </style:style>
    <style:style style:name="P16" style:family="paragraph" style:parent-style-name="Standard">
      <style:paragraph-properties fo:orphans="0" fo:widows="0"/>
      <style:text-properties officeooo:paragraph-rsid="0028e774"/>
    </style:style>
    <style:style style:name="P17" style:family="paragraph" style:parent-style-name="Standard">
      <style:paragraph-properties fo:orphans="0" fo:widows="0"/>
      <style:text-properties officeooo:paragraph-rsid="002abe7d"/>
    </style:style>
    <style:style style:name="P18" style:family="paragraph" style:parent-style-name="Standard">
      <style:paragraph-properties fo:orphans="0" fo:widows="0"/>
      <style:text-properties officeooo:paragraph-rsid="002affcd"/>
    </style:style>
    <style:style style:name="P19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28280d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28e774" style:font-weight-asian="normal" style:font-weight-complex="normal"/>
    </style:style>
    <style:style style:name="P21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2abe7d" style:font-weight-asian="normal" style:font-weight-complex="normal"/>
    </style:style>
    <style:style style:name="P22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2affcd" style:font-weight-asian="normal" style:font-weight-complex="normal"/>
    </style:style>
    <style:style style:name="P23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710fcc" style:font-weight-asian="normal" style:font-weight-complex="normal"/>
    </style:style>
    <style:style style:name="P24" style:family="paragraph" style:parent-style-name="Standard">
      <style:paragraph-properties fo:text-align="justify" style:justify-single-word="false" fo:orphans="0" fo:widows="0"/>
      <style:text-properties fo:font-weight="normal" officeooo:rsid="001ba9ac" officeooo:paragraph-rsid="0083b0ad" style:font-weight-asian="normal" style:font-weight-complex="normal"/>
    </style:style>
    <style:style style:name="P25" style:family="paragraph" style:parent-style-name="Standard">
      <style:paragraph-properties fo:text-align="start" style:justify-single-word="false" fo:orphans="0" fo:widows="0"/>
      <style:text-properties fo:font-weight="normal" officeooo:rsid="001ba9ac" officeooo:paragraph-rsid="001ba9ac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orphans="0" fo:widows="0"/>
      <style:text-properties fo:font-weight="normal" officeooo:rsid="008b719c" officeooo:paragraph-rsid="008b719c" style:font-weight-asian="normal" style:font-weight-complex="normal"/>
    </style:style>
    <style:style style:name="P27" style:family="paragraph" style:parent-style-name="Standard">
      <style:paragraph-properties fo:text-align="justify" style:justify-single-word="false" fo:orphans="0" fo:widows="0"/>
      <style:text-properties fo:font-weight="normal" officeooo:rsid="008b719c" officeooo:paragraph-rsid="00bee03d" style:font-weight-asian="normal" style:font-weight-complex="normal"/>
    </style:style>
    <style:style style:name="P28" style:family="paragraph" style:parent-style-name="Standard">
      <style:paragraph-properties fo:text-align="justify" style:justify-single-word="false" fo:orphans="0" fo:widows="0"/>
      <style:text-properties officeooo:rsid="001fd6b3" officeooo:paragraph-rsid="0028280d"/>
    </style:style>
    <style:style style:name="P29" style:family="paragraph" style:parent-style-name="Standard">
      <style:paragraph-properties fo:text-align="justify" style:justify-single-word="false" fo:orphans="0" fo:widows="0"/>
      <style:text-properties officeooo:rsid="001fd6b3" officeooo:paragraph-rsid="0028e774"/>
    </style:style>
    <style:style style:name="P30" style:family="paragraph" style:parent-style-name="Standard">
      <style:paragraph-properties fo:text-align="justify" style:justify-single-word="false" fo:orphans="0" fo:widows="0"/>
      <style:text-properties officeooo:rsid="001fd6b3" officeooo:paragraph-rsid="002abe7d"/>
    </style:style>
    <style:style style:name="P31" style:family="paragraph" style:parent-style-name="Standard">
      <style:paragraph-properties fo:text-align="justify" style:justify-single-word="false" fo:orphans="0" fo:widows="0"/>
      <style:text-properties officeooo:rsid="001fd6b3" officeooo:paragraph-rsid="002affcd"/>
    </style:style>
    <style:style style:name="P32" style:family="paragraph" style:parent-style-name="Standard">
      <style:paragraph-properties fo:text-align="justify" style:justify-single-word="false" fo:orphans="0" fo:widows="0"/>
      <style:text-properties officeooo:rsid="001fd6b3" officeooo:paragraph-rsid="0083b0ad"/>
    </style:style>
    <style:style style:name="P33" style:family="paragraph" style:parent-style-name="Standard">
      <style:paragraph-properties fo:text-align="justify" style:justify-single-word="false" fo:orphans="0" fo:widows="0"/>
      <style:text-properties officeooo:rsid="001fd6b3" officeooo:paragraph-rsid="01200082"/>
    </style:style>
    <style:style style:name="P34" style:family="paragraph" style:parent-style-name="Standard">
      <style:paragraph-properties fo:text-align="start" style:justify-single-word="false" fo:orphans="0" fo:widows="0"/>
      <style:text-properties officeooo:rsid="001fd6b3" officeooo:paragraph-rsid="001fd6b3"/>
    </style:style>
    <style:style style:name="P35" style:family="paragraph" style:parent-style-name="Standard">
      <style:paragraph-properties fo:text-align="start" style:justify-single-word="false" fo:orphans="0" fo:widows="0"/>
      <style:text-properties officeooo:rsid="0020d355" officeooo:paragraph-rsid="002e8ad0"/>
    </style:style>
    <style:style style:name="P36" style:family="paragraph" style:parent-style-name="Standard">
      <style:paragraph-properties fo:text-align="start" style:justify-single-word="false" fo:orphans="0" fo:widows="0"/>
      <style:text-properties officeooo:rsid="0020d355" officeooo:paragraph-rsid="003761a6"/>
    </style:style>
    <style:style style:name="P37" style:family="paragraph" style:parent-style-name="Standard">
      <style:paragraph-properties fo:text-align="start" style:justify-single-word="false" fo:orphans="0" fo:widows="0"/>
      <style:text-properties officeooo:rsid="0020d355" officeooo:paragraph-rsid="0059cec7"/>
    </style:style>
    <style:style style:name="P38" style:family="paragraph" style:parent-style-name="Standard">
      <style:paragraph-properties fo:text-align="start" style:justify-single-word="false" fo:orphans="0" fo:widows="0"/>
      <style:text-properties officeooo:rsid="0020d355" officeooo:paragraph-rsid="005bf114"/>
    </style:style>
    <style:style style:name="P39" style:family="paragraph" style:parent-style-name="Standard">
      <style:paragraph-properties fo:text-align="start" style:justify-single-word="false" fo:orphans="0" fo:widows="0"/>
      <style:text-properties officeooo:rsid="0020d355" officeooo:paragraph-rsid="0060b142"/>
    </style:style>
    <style:style style:name="P40" style:family="paragraph" style:parent-style-name="Standard">
      <style:paragraph-properties fo:text-align="start" style:justify-single-word="false" fo:orphans="0" fo:widows="0"/>
      <style:text-properties officeooo:rsid="0020d355" officeooo:paragraph-rsid="006519a6"/>
    </style:style>
    <style:style style:name="P41" style:family="paragraph" style:parent-style-name="Standard">
      <style:paragraph-properties fo:text-align="start" style:justify-single-word="false" fo:orphans="0" fo:widows="0"/>
      <style:text-properties officeooo:rsid="0020d355" officeooo:paragraph-rsid="00656ac8"/>
    </style:style>
    <style:style style:name="P42" style:family="paragraph" style:parent-style-name="Standard">
      <style:paragraph-properties fo:text-align="start" style:justify-single-word="false" fo:orphans="0" fo:widows="0"/>
      <style:text-properties officeooo:rsid="0020d355" officeooo:paragraph-rsid="006b863d"/>
    </style:style>
    <style:style style:name="P43" style:family="paragraph" style:parent-style-name="Standard">
      <style:paragraph-properties fo:text-align="start" style:justify-single-word="false" fo:orphans="0" fo:widows="0"/>
      <style:text-properties officeooo:rsid="0020d355" officeooo:paragraph-rsid="006e2ff2"/>
    </style:style>
    <style:style style:name="P44" style:family="paragraph" style:parent-style-name="Standard">
      <style:paragraph-properties fo:text-align="start" style:justify-single-word="false" fo:orphans="0" fo:widows="0"/>
      <style:text-properties officeooo:rsid="0020d355" officeooo:paragraph-rsid="00745746"/>
    </style:style>
    <style:style style:name="P45" style:family="paragraph" style:parent-style-name="Standard">
      <style:paragraph-properties fo:text-align="start" style:justify-single-word="false" fo:orphans="0" fo:widows="0"/>
      <style:text-properties officeooo:rsid="0020d355" officeooo:paragraph-rsid="0083b0ad"/>
    </style:style>
    <style:style style:name="P46" style:family="paragraph" style:parent-style-name="Standard">
      <style:paragraph-properties fo:text-align="start" style:justify-single-word="false" fo:orphans="0" fo:widows="0"/>
      <style:text-properties officeooo:rsid="0020d355" officeooo:paragraph-rsid="008b719c"/>
    </style:style>
    <style:style style:name="P47" style:family="paragraph" style:parent-style-name="Standard">
      <style:paragraph-properties fo:text-align="start" style:justify-single-word="false" fo:orphans="0" fo:widows="0"/>
      <style:text-properties officeooo:rsid="0020d355" officeooo:paragraph-rsid="00bee03d"/>
    </style:style>
    <style:style style:name="P48" style:family="paragraph" style:parent-style-name="Standard">
      <style:paragraph-properties fo:text-align="start" style:justify-single-word="false" fo:orphans="0" fo:widows="0"/>
      <style:text-properties officeooo:rsid="0020d355" officeooo:paragraph-rsid="00e4550f"/>
    </style:style>
    <style:style style:name="P49" style:family="paragraph" style:parent-style-name="Standard">
      <style:paragraph-properties fo:text-align="start" style:justify-single-word="false" fo:orphans="0" fo:widows="0"/>
      <style:text-properties officeooo:rsid="0020d355" officeooo:paragraph-rsid="011cf8bd"/>
    </style:style>
    <style:style style:name="P50" style:family="paragraph" style:parent-style-name="Standard">
      <style:paragraph-properties fo:text-align="start" style:justify-single-word="false" fo:orphans="0" fo:widows="0"/>
      <style:text-properties officeooo:rsid="0020d355" officeooo:paragraph-rsid="013eea9d"/>
    </style:style>
    <style:style style:name="P51" style:family="paragraph" style:parent-style-name="Standard">
      <style:paragraph-properties fo:text-align="start" style:justify-single-word="false" fo:orphans="0" fo:widows="0"/>
      <style:text-properties officeooo:rsid="0020d355" officeooo:paragraph-rsid="014aecfe"/>
    </style:style>
    <style:style style:name="P52" style:family="paragraph" style:parent-style-name="Standard">
      <style:paragraph-properties fo:text-align="start" style:justify-single-word="false" fo:orphans="0" fo:widows="0"/>
      <style:text-properties officeooo:rsid="0020d355" officeooo:paragraph-rsid="01b26449"/>
    </style:style>
    <style:style style:name="P53" style:family="paragraph" style:parent-style-name="Standard">
      <style:paragraph-properties fo:text-align="justify" style:justify-single-word="false" fo:orphans="0" fo:widows="0"/>
      <style:text-properties officeooo:rsid="0026e274" officeooo:paragraph-rsid="0028280d"/>
    </style:style>
    <style:style style:name="P54" style:family="paragraph" style:parent-style-name="Standard">
      <style:paragraph-properties fo:text-align="justify" style:justify-single-word="false" fo:orphans="0" fo:widows="0"/>
      <style:text-properties officeooo:rsid="0026e274" officeooo:paragraph-rsid="0028e774"/>
    </style:style>
    <style:style style:name="P55" style:family="paragraph" style:parent-style-name="Standard">
      <style:paragraph-properties fo:text-align="justify" style:justify-single-word="false" fo:orphans="0" fo:widows="0"/>
      <style:text-properties officeooo:rsid="0026e274" officeooo:paragraph-rsid="002abe7d"/>
    </style:style>
    <style:style style:name="P56" style:family="paragraph" style:parent-style-name="Standard">
      <style:paragraph-properties fo:text-align="justify" style:justify-single-word="false" fo:orphans="0" fo:widows="0"/>
      <style:text-properties officeooo:rsid="0026e274" officeooo:paragraph-rsid="002affcd"/>
    </style:style>
    <style:style style:name="P57" style:family="paragraph" style:parent-style-name="Standard">
      <style:paragraph-properties fo:text-align="justify" style:justify-single-word="false" fo:orphans="0" fo:widows="0"/>
      <style:text-properties officeooo:rsid="0026e274" officeooo:paragraph-rsid="0042bd93"/>
    </style:style>
    <style:style style:name="P58" style:family="paragraph" style:parent-style-name="Standard">
      <style:paragraph-properties fo:text-align="justify" style:justify-single-word="false" fo:orphans="0" fo:widows="0"/>
      <style:text-properties officeooo:rsid="0026e274" officeooo:paragraph-rsid="00656ac8"/>
    </style:style>
    <style:style style:name="P59" style:family="paragraph" style:parent-style-name="Standard">
      <style:paragraph-properties fo:text-align="justify" style:justify-single-word="false" fo:orphans="0" fo:widows="0"/>
      <style:text-properties officeooo:rsid="0026e274" officeooo:paragraph-rsid="00710fcc"/>
    </style:style>
    <style:style style:name="P60" style:family="paragraph" style:parent-style-name="Standard">
      <style:paragraph-properties fo:text-align="justify" style:justify-single-word="false" fo:orphans="0" fo:widows="0"/>
      <style:text-properties officeooo:rsid="0026e274" officeooo:paragraph-rsid="008b719c"/>
    </style:style>
    <style:style style:name="P61" style:family="paragraph" style:parent-style-name="Standard">
      <style:paragraph-properties fo:text-align="justify" style:justify-single-word="false" fo:orphans="0" fo:widows="0"/>
      <style:text-properties officeooo:rsid="0026e274" officeooo:paragraph-rsid="00a3bdb2"/>
    </style:style>
    <style:style style:name="P62" style:family="paragraph" style:parent-style-name="Standard">
      <style:paragraph-properties fo:text-align="justify" style:justify-single-word="false" fo:orphans="0" fo:widows="0"/>
      <style:text-properties officeooo:rsid="0026e274" officeooo:paragraph-rsid="00bee03d"/>
    </style:style>
    <style:style style:name="P63" style:family="paragraph" style:parent-style-name="Standard">
      <style:paragraph-properties fo:text-align="start" style:justify-single-word="false" fo:orphans="0" fo:widows="0"/>
      <style:text-properties officeooo:rsid="0026e274" officeooo:paragraph-rsid="0026e274"/>
    </style:style>
    <style:style style:name="P64" style:family="paragraph" style:parent-style-name="Standard">
      <style:paragraph-properties fo:text-align="start" style:justify-single-word="false" fo:orphans="0" fo:widows="0"/>
      <style:text-properties officeooo:rsid="0026e274" officeooo:paragraph-rsid="0083b0ad"/>
    </style:style>
    <style:style style:name="P65" style:family="paragraph" style:parent-style-name="Standard">
      <style:text-properties officeooo:paragraph-rsid="0028280d"/>
    </style:style>
    <style:style style:name="P66" style:family="paragraph" style:parent-style-name="Standard">
      <style:text-properties officeooo:paragraph-rsid="0028e774"/>
    </style:style>
    <style:style style:name="P67" style:family="paragraph" style:parent-style-name="Standard">
      <style:text-properties officeooo:paragraph-rsid="002abe7d"/>
    </style:style>
    <style:style style:name="P68" style:family="paragraph" style:parent-style-name="Standard">
      <style:text-properties officeooo:paragraph-rsid="002affcd"/>
    </style:style>
    <style:style style:name="P69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180f3d" style:font-name-asian="Times New Roman1" style:font-size-asian="12pt" style:font-weight-asian="bold" style:font-name-complex="Times New Roman1" style:font-size-complex="12pt" style:font-weight-complex="bold"/>
    </style:style>
    <style:style style:name="P70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8280d" style:font-name-asian="Times New Roman1" style:font-size-asian="12pt" style:font-weight-asian="bold" style:font-name-complex="Times New Roman1" style:font-size-complex="12pt" style:font-weight-complex="bold"/>
    </style:style>
    <style:style style:name="P71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8e774" style:font-name-asian="Times New Roman1" style:font-size-asian="12pt" style:font-weight-asian="bold" style:font-name-complex="Times New Roman1" style:font-size-complex="12pt" style:font-weight-complex="bold"/>
    </style:style>
    <style:style style:name="P72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abe7d" style:font-name-asian="Times New Roman1" style:font-size-asian="12pt" style:font-weight-asian="bold" style:font-name-complex="Times New Roman1" style:font-size-complex="12pt" style:font-weight-complex="bold"/>
    </style:style>
    <style:style style:name="P73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affcd" style:font-name-asian="Times New Roman1" style:font-size-asian="12pt" style:font-weight-asian="bold" style:font-name-complex="Times New Roman1" style:font-size-complex="12pt" style:font-weight-complex="bold"/>
    </style:style>
    <style:style style:name="P74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710fcc" style:font-name-asian="Times New Roman1" style:font-size-asian="12pt" style:font-weight-asian="bold" style:font-name-complex="Times New Roman1" style:font-size-complex="12pt" style:font-weight-complex="bold"/>
    </style:style>
    <style:style style:name="P75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83b0ad" style:font-name-asian="Times New Roman1" style:font-size-asian="12pt" style:font-weight-asian="bold" style:font-name-complex="Times New Roman1" style:font-size-complex="12pt" style:font-weight-complex="bold"/>
    </style:style>
    <style:style style:name="P76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8b719c" style:font-name-asian="Times New Roman1" style:font-size-asian="12pt" style:font-weight-asian="bold" style:font-name-complex="Times New Roman1" style:font-size-complex="12pt" style:font-weight-complex="bold"/>
    </style:style>
    <style:style style:name="P77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a3bdb2" style:font-name-asian="Times New Roman1" style:font-size-asian="12pt" style:font-weight-asian="bold" style:font-name-complex="Times New Roman1" style:font-size-complex="12pt" style:font-weight-complex="bold"/>
    </style:style>
    <style:style style:name="P78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bee03d" style:font-name-asian="Times New Roman1" style:font-size-asian="12pt" style:font-weight-asian="bold" style:font-name-complex="Times New Roman1" style:font-size-complex="12pt" style:font-weight-complex="bold"/>
    </style:style>
    <style:style style:name="P79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180f3d" style:font-name-asian="Times New Roman1" style:font-size-asian="12pt" style:font-weight-asian="bold" style:font-name-complex="Times New Roman1" style:font-size-complex="12pt"/>
    </style:style>
    <style:style style:name="P80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28280d" style:font-name-asian="Times New Roman1" style:font-size-asian="12pt" style:font-weight-asian="bold" style:font-name-complex="Times New Roman1" style:font-size-complex="12pt"/>
    </style:style>
    <style:style style:name="P81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28e774" style:font-name-asian="Times New Roman1" style:font-size-asian="12pt" style:font-weight-asian="bold" style:font-name-complex="Times New Roman1" style:font-size-complex="12pt"/>
    </style:style>
    <style:style style:name="P82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2abe7d" style:font-name-asian="Times New Roman1" style:font-size-asian="12pt" style:font-weight-asian="bold" style:font-name-complex="Times New Roman1" style:font-size-complex="12pt"/>
    </style:style>
    <style:style style:name="P83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2affcd" style:font-name-asian="Times New Roman1" style:font-size-asian="12pt" style:font-weight-asian="bold" style:font-name-complex="Times New Roman1" style:font-size-complex="12pt"/>
    </style:style>
    <style:style style:name="P84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710fcc" style:font-name-asian="Times New Roman1" style:font-size-asian="12pt" style:font-weight-asian="bold" style:font-name-complex="Times New Roman1" style:font-size-complex="12pt"/>
    </style:style>
    <style:style style:name="P85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83b0ad" style:font-name-asian="Times New Roman1" style:font-size-asian="12pt" style:font-weight-asian="bold" style:font-name-complex="Times New Roman1" style:font-size-complex="12pt"/>
    </style:style>
    <style:style style:name="P86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8b719c" style:font-name-asian="Times New Roman1" style:font-size-asian="12pt" style:font-weight-asian="bold" style:font-name-complex="Times New Roman1" style:font-size-complex="12pt"/>
    </style:style>
    <style:style style:name="P87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a3bdb2" style:font-name-asian="Times New Roman1" style:font-size-asian="12pt" style:font-weight-asian="bold" style:font-name-complex="Times New Roman1" style:font-size-complex="12pt"/>
    </style:style>
    <style:style style:name="P88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paragraph-rsid="00bee03d" style:font-name-asian="Times New Roman1" style:font-size-asian="12pt" style:font-weight-asian="bold" style:font-name-complex="Times New Roman1" style:font-size-complex="12pt"/>
    </style:style>
    <style:style style:name="P89" style:family="paragraph" style:parent-style-name="Standard">
      <style:paragraph-properties fo:orphans="0" fo:widows="0"/>
      <style:text-properties style:font-name="Times New Roman" fo:font-size="12pt" fo:font-weight="bold" officeooo:paragraph-rsid="00180f3d" style:font-name-asian="Times New Roman1" style:font-size-asian="12pt" style:font-weight-asian="bold" style:font-name-complex="Times New Roman1" style:font-size-complex="12pt"/>
    </style:style>
    <style:style style:name="P90" style:family="paragraph" style:parent-style-name="Standard">
      <style:paragraph-properties fo:orphans="0" fo:widows="0"/>
      <style:text-properties style:font-name="Times New Roman" fo:font-size="12pt" fo:font-weight="bold" officeooo:paragraph-rsid="0028280d" style:font-name-asian="Times New Roman1" style:font-size-asian="12pt" style:font-weight-asian="bold" style:font-name-complex="Times New Roman1" style:font-size-complex="12pt"/>
    </style:style>
    <style:style style:name="P91" style:family="paragraph" style:parent-style-name="Standard">
      <style:paragraph-properties fo:orphans="0" fo:widows="0"/>
      <style:text-properties style:font-name="Times New Roman" fo:font-size="12pt" fo:font-weight="bold" officeooo:paragraph-rsid="0028e774" style:font-name-asian="Times New Roman1" style:font-size-asian="12pt" style:font-weight-asian="bold" style:font-name-complex="Times New Roman1" style:font-size-complex="12pt"/>
    </style:style>
    <style:style style:name="P92" style:family="paragraph" style:parent-style-name="Standard">
      <style:paragraph-properties fo:orphans="0" fo:widows="0"/>
      <style:text-properties style:font-name="Times New Roman" fo:font-size="12pt" fo:font-weight="bold" officeooo:paragraph-rsid="002abe7d" style:font-name-asian="Times New Roman1" style:font-size-asian="12pt" style:font-weight-asian="bold" style:font-name-complex="Times New Roman1" style:font-size-complex="12pt"/>
    </style:style>
    <style:style style:name="P93" style:family="paragraph" style:parent-style-name="Standard">
      <style:paragraph-properties fo:orphans="0" fo:widows="0"/>
      <style:text-properties style:font-name="Times New Roman" fo:font-size="12pt" fo:font-weight="bold" officeooo:paragraph-rsid="002affcd" style:font-name-asian="Times New Roman1" style:font-size-asian="12pt" style:font-weight-asian="bold" style:font-name-complex="Times New Roman1" style:font-size-complex="12pt"/>
    </style:style>
    <style:style style:name="P94" style:family="paragraph" style:parent-style-name="Standard">
      <style:paragraph-properties fo:orphans="0" fo:widows="0"/>
      <style:text-properties style:font-name="Times New Roman" fo:font-size="12pt" fo:font-weight="bold" officeooo:paragraph-rsid="00710fcc" style:font-name-asian="Times New Roman1" style:font-size-asian="12pt" style:font-weight-asian="bold" style:font-name-complex="Times New Roman1" style:font-size-complex="12pt"/>
    </style:style>
    <style:style style:name="P95" style:family="paragraph" style:parent-style-name="Standard">
      <style:paragraph-properties fo:orphans="0" fo:widows="0"/>
      <style:text-properties style:font-name="Times New Roman" fo:font-size="12pt" fo:font-weight="bold" officeooo:paragraph-rsid="0083b0ad" style:font-name-asian="Times New Roman1" style:font-size-asian="12pt" style:font-weight-asian="bold" style:font-name-complex="Times New Roman1" style:font-size-complex="12pt"/>
    </style:style>
    <style:style style:name="P96" style:family="paragraph" style:parent-style-name="Standard">
      <style:paragraph-properties fo:orphans="0" fo:widows="0"/>
      <style:text-properties style:font-name="Times New Roman" fo:font-size="12pt" fo:font-weight="bold" officeooo:paragraph-rsid="008b719c" style:font-name-asian="Times New Roman1" style:font-size-asian="12pt" style:font-weight-asian="bold" style:font-name-complex="Times New Roman1" style:font-size-complex="12pt"/>
    </style:style>
    <style:style style:name="P97" style:family="paragraph" style:parent-style-name="Standard">
      <style:paragraph-properties fo:orphans="0" fo:widows="0"/>
      <style:text-properties style:font-name="Times New Roman" fo:font-size="12pt" fo:font-weight="bold" officeooo:paragraph-rsid="00a3bdb2" style:font-name-asian="Times New Roman1" style:font-size-asian="12pt" style:font-weight-asian="bold" style:font-name-complex="Times New Roman1" style:font-size-complex="12pt"/>
    </style:style>
    <style:style style:name="P98" style:family="paragraph" style:parent-style-name="Standard">
      <style:paragraph-properties fo:orphans="0" fo:widows="0"/>
      <style:text-properties style:font-name="Times New Roman" fo:font-size="12pt" fo:font-weight="bold" officeooo:paragraph-rsid="00bee03d" style:font-name-asian="Times New Roman1" style:font-size-asian="12pt" style:font-weight-asian="bold" style:font-name-complex="Times New Roman1" style:font-size-complex="12pt"/>
    </style:style>
    <style:style style:name="P99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180f3d" style:font-name-asian="Times New Roman1" style:font-size-asian="12pt" style:font-weight-asian="bold" style:font-name-complex="Times New Roman1" style:font-size-complex="12pt"/>
    </style:style>
    <style:style style:name="P100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8280d" style:font-name-asian="Times New Roman1" style:font-size-asian="12pt" style:font-weight-asian="bold" style:font-name-complex="Times New Roman1" style:font-size-complex="12pt"/>
    </style:style>
    <style:style style:name="P101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8e774" style:font-name-asian="Times New Roman1" style:font-size-asian="12pt" style:font-weight-asian="bold" style:font-name-complex="Times New Roman1" style:font-size-complex="12pt"/>
    </style:style>
    <style:style style:name="P102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abe7d" style:font-name-asian="Times New Roman1" style:font-size-asian="12pt" style:font-weight-asian="bold" style:font-name-complex="Times New Roman1" style:font-size-complex="12pt"/>
    </style:style>
    <style:style style:name="P103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2affcd" style:font-name-asian="Times New Roman1" style:font-size-asian="12pt" style:font-weight-asian="bold" style:font-name-complex="Times New Roman1" style:font-size-complex="12pt"/>
    </style:style>
    <style:style style:name="P104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710fcc" style:font-name-asian="Times New Roman1" style:font-size-asian="12pt" style:font-weight-asian="bold" style:font-name-complex="Times New Roman1" style:font-size-complex="12pt"/>
    </style:style>
    <style:style style:name="P105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83b0ad" style:font-name-asian="Times New Roman1" style:font-size-asian="12pt" style:font-weight-asian="bold" style:font-name-complex="Times New Roman1" style:font-size-complex="12pt"/>
    </style:style>
    <style:style style:name="P106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8b719c" style:font-name-asian="Times New Roman1" style:font-size-asian="12pt" style:font-weight-asian="bold" style:font-name-complex="Times New Roman1" style:font-size-complex="12pt"/>
    </style:style>
    <style:style style:name="P107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a3bdb2" style:font-name-asian="Times New Roman1" style:font-size-asian="12pt" style:font-weight-asian="bold" style:font-name-complex="Times New Roman1" style:font-size-complex="12pt"/>
    </style:style>
    <style:style style:name="P108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180f3d" officeooo:paragraph-rsid="00bee03d" style:font-name-asian="Times New Roman1" style:font-size-asian="12pt" style:font-weight-asian="bold" style:font-name-complex="Times New Roman1" style:font-size-complex="12pt"/>
    </style:style>
    <style:style style:name="P109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4fae86" officeooo:paragraph-rsid="004fae86" style:font-name-asian="Times New Roman1" style:font-size-asian="12pt" style:font-weight-asian="bold" style:font-name-complex="Times New Roman1" style:font-size-complex="12pt"/>
    </style:style>
    <style:style style:name="P110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a54ec7" officeooo:paragraph-rsid="00a54ec7" style:font-name-asian="Times New Roman1" style:font-size-asian="12pt" style:font-weight-asian="bold" style:font-name-complex="Times New Roman1" style:font-size-complex="12pt"/>
    </style:style>
    <style:style style:name="P111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a54ec7" officeooo:paragraph-rsid="00b8ed5e" style:font-name-asian="Times New Roman1" style:font-size-asian="12pt" style:font-weight-asian="bold" style:font-name-complex="Times New Roman1" style:font-size-complex="12pt"/>
    </style:style>
    <style:style style:name="P112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officeooo:rsid="00a54ec7" officeooo:paragraph-rsid="00bee03d" style:font-name-asian="Times New Roman1" style:font-size-asian="12pt" style:font-weight-asian="bold" style:font-name-complex="Times New Roman1" style:font-size-complex="12pt"/>
    </style:style>
    <style:style style:name="P113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bold" officeooo:rsid="00a54ec7" officeooo:paragraph-rsid="00b8ed5e" style:font-name-asian="Times New Roman1" style:font-size-asian="12pt" style:font-weight-asian="bold" style:font-name-complex="Times New Roman1" style:font-size-complex="12pt"/>
    </style:style>
    <style:style style:name="P11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2e8ad0" style:font-name-asian="Times New Roman1" style:font-size-asian="12pt" style:font-name-complex="Times New Roman1" style:font-size-complex="12pt"/>
    </style:style>
    <style:style style:name="P11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60b142" style:font-name-asian="Times New Roman1" style:font-size-asian="12pt" style:font-name-complex="Times New Roman1" style:font-size-complex="12pt"/>
    </style:style>
    <style:style style:name="P11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656ac8" style:font-name-asian="Times New Roman1" style:font-size-asian="12pt" style:font-name-complex="Times New Roman1" style:font-size-complex="12pt"/>
    </style:style>
    <style:style style:name="P11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e8ad0" officeooo:paragraph-rsid="006e2ff2" style:font-name-asian="Times New Roman1" style:font-size-asian="12pt" style:font-name-complex="Times New Roman1" style:font-size-complex="12pt"/>
    </style:style>
    <style:style style:name="P11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32ed5f" style:font-name-asian="Times New Roman1" style:font-size-asian="12pt" style:font-name-complex="Times New Roman1" style:font-size-complex="12pt"/>
    </style:style>
    <style:style style:name="P11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60b142" style:font-name-asian="Times New Roman1" style:font-size-asian="12pt" style:font-name-complex="Times New Roman1" style:font-size-complex="12pt"/>
    </style:style>
    <style:style style:name="P12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656ac8" style:font-name-asian="Times New Roman1" style:font-size-asian="12pt" style:font-name-complex="Times New Roman1" style:font-size-complex="12pt"/>
    </style:style>
    <style:style style:name="P12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6e2ff2" style:font-name-asian="Times New Roman1" style:font-size-asian="12pt" style:font-name-complex="Times New Roman1" style:font-size-complex="12pt"/>
    </style:style>
    <style:style style:name="P12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0e4550f" style:font-name-asian="Times New Roman1" style:font-size-asian="12pt" style:font-name-complex="Times New Roman1" style:font-size-complex="12pt"/>
    </style:style>
    <style:style style:name="P12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ed5f" officeooo:paragraph-rsid="014aecfe" style:font-name-asian="Times New Roman1" style:font-size-asian="12pt" style:font-name-complex="Times New Roman1" style:font-size-complex="12pt"/>
    </style:style>
    <style:style style:name="P12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40c297" style:font-name-asian="Times New Roman1" style:font-size-asian="12pt" style:font-name-complex="Times New Roman1" style:font-size-complex="12pt"/>
    </style:style>
    <style:style style:name="P12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60b142" style:font-name-asian="Times New Roman1" style:font-size-asian="12pt" style:font-name-complex="Times New Roman1" style:font-size-complex="12pt"/>
    </style:style>
    <style:style style:name="P12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656ac8" style:font-name-asian="Times New Roman1" style:font-size-asian="12pt" style:font-name-complex="Times New Roman1" style:font-size-complex="12pt"/>
    </style:style>
    <style:style style:name="P12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40c297" officeooo:paragraph-rsid="006e2ff2" style:font-name-asian="Times New Roman1" style:font-size-asian="12pt" style:font-name-complex="Times New Roman1" style:font-size-complex="12pt"/>
    </style:style>
    <style:style style:name="P12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94e605" style:font-name-asian="Times New Roman1" style:font-size-asian="12pt" style:font-name-complex="Times New Roman1" style:font-size-complex="12pt"/>
    </style:style>
    <style:style style:name="P12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76145f" style:font-name-asian="Times New Roman1" style:font-size-asian="12pt" style:font-name-complex="Times New Roman1" style:font-size-complex="12pt"/>
    </style:style>
    <style:style style:name="P13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aeb982" style:font-name-asian="Times New Roman1" style:font-size-asian="12pt" style:font-name-complex="Times New Roman1" style:font-size-complex="12pt"/>
    </style:style>
    <style:style style:name="P13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111183f" style:font-name-asian="Times New Roman1" style:font-size-asian="12pt" style:font-name-complex="Times New Roman1" style:font-size-complex="12pt"/>
    </style:style>
    <style:style style:name="P13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137ba61" style:font-name-asian="Times New Roman1" style:font-size-asian="12pt" style:font-name-complex="Times New Roman1" style:font-size-complex="12pt"/>
    </style:style>
    <style:style style:name="P13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0dea9ae" style:font-name-asian="Times New Roman1" style:font-size-asian="12pt" style:font-name-complex="Times New Roman1" style:font-size-complex="12pt"/>
    </style:style>
    <style:style style:name="P13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76145f" officeooo:paragraph-rsid="01efe451" style:font-name-asian="Times New Roman1" style:font-size-asian="12pt" style:font-name-complex="Times New Roman1" style:font-size-complex="12pt"/>
    </style:style>
    <style:style style:name="P13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6c6d8" officeooo:paragraph-rsid="00a1eb20" style:font-name-asian="Times New Roman1" style:font-size-asian="12pt" style:font-name-complex="Times New Roman1" style:font-size-complex="12pt"/>
    </style:style>
    <style:style style:name="P13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7b2cb" officeooo:paragraph-rsid="0097b2cb" style:font-name-asian="Times New Roman1" style:font-size-asian="12pt" style:font-name-complex="Times New Roman1" style:font-size-complex="12pt"/>
    </style:style>
    <style:style style:name="P13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5d2c7" officeooo:paragraph-rsid="00c5d2c7" style:font-name-asian="Times New Roman1" style:font-size-asian="12pt" style:font-name-complex="Times New Roman1" style:font-size-complex="12pt"/>
    </style:style>
    <style:style style:name="P13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e0dc51" officeooo:paragraph-rsid="00e0dc51" style:font-name-asian="Times New Roman1" style:font-size-asian="12pt" style:font-name-complex="Times New Roman1" style:font-size-complex="12pt"/>
    </style:style>
    <style:style style:name="P13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e0dc51" officeooo:paragraph-rsid="0111183f" style:font-name-asian="Times New Roman1" style:font-size-asian="12pt" style:font-name-complex="Times New Roman1" style:font-size-complex="12pt"/>
    </style:style>
    <style:style style:name="P14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0d355" officeooo:paragraph-rsid="00e4550f" style:font-name-asian="Times New Roman1" style:font-size-asian="12pt" style:font-name-complex="Times New Roman1" style:font-size-complex="12pt"/>
    </style:style>
    <style:style style:name="P14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20d355" officeooo:paragraph-rsid="0111183f" style:font-name-asian="Times New Roman1" style:font-size-asian="12pt" style:font-name-complex="Times New Roman1" style:font-size-complex="12pt"/>
    </style:style>
    <style:style style:name="P14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48011" officeooo:paragraph-rsid="00f7cf63" style:font-name-asian="Times New Roman1" style:font-size-asian="12pt" style:font-name-complex="Times New Roman1" style:font-size-complex="12pt"/>
    </style:style>
    <style:style style:name="P14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8f55a" officeooo:paragraph-rsid="00f8f55a" style:font-name-asian="Times New Roman1" style:font-size-asian="12pt" style:font-name-complex="Times New Roman1" style:font-size-complex="12pt"/>
    </style:style>
    <style:style style:name="P14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d641cb" officeooo:paragraph-rsid="00d641cb" style:font-name-asian="Times New Roman1" style:font-size-asian="12pt" style:font-name-complex="Times New Roman1" style:font-size-complex="12pt"/>
    </style:style>
    <style:style style:name="P14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d0b9fe" officeooo:paragraph-rsid="00d0b9fe" style:font-name-asian="Times New Roman1" style:font-size-asian="12pt" style:font-name-complex="Times New Roman1" style:font-size-complex="12pt"/>
    </style:style>
    <style:style style:name="P14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187ebb" officeooo:paragraph-rsid="01011c14" style:font-name-asian="Times New Roman1" style:font-size-asian="12pt" style:font-name-complex="Times New Roman1" style:font-size-complex="12pt"/>
    </style:style>
    <style:style style:name="P14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26aaf6" officeooo:paragraph-rsid="016b8928" style:font-name-asian="Times New Roman1" style:font-size-asian="12pt" style:font-name-complex="Times New Roman1" style:font-size-complex="12pt"/>
    </style:style>
    <style:style style:name="P14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72cae9" officeooo:paragraph-rsid="0172cae9" style:font-name-asian="Times New Roman1" style:font-size-asian="12pt" style:font-name-complex="Times New Roman1" style:font-size-complex="12pt"/>
    </style:style>
    <style:style style:name="P14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f0cc4a" officeooo:paragraph-rsid="00f0cc4a" style:font-name-asian="Times New Roman1" style:font-size-asian="12pt" style:font-name-complex="Times New Roman1" style:font-size-complex="12pt"/>
    </style:style>
    <style:style style:name="P15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32ae61" officeooo:paragraph-rsid="01952e9f" style:font-name-asian="Times New Roman1" style:font-size-asian="12pt" style:font-name-complex="Times New Roman1" style:font-size-complex="12pt"/>
    </style:style>
    <style:style style:name="P15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1952e9f" style:font-name-asian="Times New Roman1" style:font-size-asian="12pt" style:font-name-complex="Times New Roman1" style:font-size-complex="12pt"/>
    </style:style>
    <style:style style:name="P15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1959c95" style:font-name-asian="Times New Roman1" style:font-size-asian="12pt" style:font-name-complex="Times New Roman1" style:font-size-complex="12pt"/>
    </style:style>
    <style:style style:name="P15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19a709a" style:font-name-asian="Times New Roman1" style:font-size-asian="12pt" style:font-name-complex="Times New Roman1" style:font-size-complex="12pt"/>
    </style:style>
    <style:style style:name="P15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198a7a6" style:font-name-asian="Times New Roman1" style:font-size-asian="12pt" style:font-name-complex="Times New Roman1" style:font-size-complex="12pt"/>
    </style:style>
    <style:style style:name="P15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952e9f" officeooo:paragraph-rsid="0197861a" style:font-name-asian="Times New Roman1" style:font-size-asian="12pt" style:font-name-complex="Times New Roman1" style:font-size-complex="12pt"/>
    </style:style>
    <style:style style:name="P15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011c14" officeooo:paragraph-rsid="01a29e57" style:font-name-asian="Times New Roman1" style:font-size-asian="12pt" style:font-name-complex="Times New Roman1" style:font-size-complex="12pt"/>
    </style:style>
    <style:style style:name="P15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999fb8" officeooo:paragraph-rsid="00999fb8" style:font-name-asian="Times New Roman1" style:font-size-asian="12pt" style:font-name-complex="Times New Roman1" style:font-size-complex="12pt"/>
    </style:style>
    <style:style style:name="P158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7438f" officeooo:paragraph-rsid="01c7438f" style:font-name-asian="Times New Roman1" style:font-size-asian="12pt" style:font-name-complex="Times New Roman1" style:font-size-complex="12pt"/>
    </style:style>
    <style:style style:name="P159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d4306" officeooo:paragraph-rsid="00faf3b9" style:font-name-asian="Times New Roman1" style:font-size-asian="12pt" style:font-name-complex="Times New Roman1" style:font-size-complex="12pt"/>
    </style:style>
    <style:style style:name="P160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dadb2" officeooo:paragraph-rsid="01cdadb2" style:font-name-asian="Times New Roman1" style:font-size-asian="12pt" style:font-name-complex="Times New Roman1" style:font-size-complex="12pt"/>
    </style:style>
    <style:style style:name="P161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3e32f" officeooo:paragraph-rsid="01c3e32f" style:font-name-asian="Times New Roman1" style:font-size-asian="12pt" style:font-name-complex="Times New Roman1" style:font-size-complex="12pt"/>
    </style:style>
    <style:style style:name="P162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f6f28" officeooo:paragraph-rsid="01cf6f28" style:font-name-asian="Times New Roman1" style:font-size-asian="12pt" style:font-name-complex="Times New Roman1" style:font-size-complex="12pt"/>
    </style:style>
    <style:style style:name="P163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f6f28" officeooo:paragraph-rsid="01cffa9c" style:font-name-asian="Times New Roman1" style:font-size-asian="12pt" style:font-name-complex="Times New Roman1" style:font-size-complex="12pt"/>
    </style:style>
    <style:style style:name="P164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cffa9c" officeooo:paragraph-rsid="01d00d4e" style:font-name-asian="Times New Roman1" style:font-size-asian="12pt" style:font-name-complex="Times New Roman1" style:font-size-complex="12pt"/>
    </style:style>
    <style:style style:name="P165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d00d4e" officeooo:paragraph-rsid="01d00d4e" style:font-name-asian="Times New Roman1" style:font-size-asian="12pt" style:font-name-complex="Times New Roman1" style:font-size-complex="12pt"/>
    </style:style>
    <style:style style:name="P166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1d00d4e" officeooo:paragraph-rsid="01d0f4d1" style:font-name-asian="Times New Roman1" style:font-size-asian="12pt" style:font-name-complex="Times New Roman1" style:font-size-complex="12pt"/>
    </style:style>
    <style:style style:name="P167" style:family="paragraph" style:parent-style-name="Standard">
      <style:paragraph-properties fo:text-align="start" style:justify-single-word="false" fo:orphans="0" fo:widows="0"/>
      <style:text-properties style:font-name="Times New Roman" fo:font-size="12pt" officeooo:rsid="00cb2249" officeooo:paragraph-rsid="01e3190c" style:font-name-asian="Times New Roman1" style:font-size-asian="12pt" style:font-name-complex="Times New Roman1" style:font-size-complex="12pt"/>
    </style:style>
    <style:style style:name="P168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normal" officeooo:rsid="008b719c" officeooo:paragraph-rsid="008b719c" style:font-name-asian="Times New Roman1" style:font-size-asian="12pt" style:font-weight-asian="normal" style:font-name-complex="Times New Roman1" style:font-size-complex="12pt" style:font-weight-complex="normal"/>
    </style:style>
    <style:style style:name="P169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normal" officeooo:rsid="008b719c" officeooo:paragraph-rsid="00bee03d" style:font-name-asian="Times New Roman1" style:font-size-asian="12pt" style:font-weight-asian="normal" style:font-name-complex="Times New Roman1" style:font-size-complex="12pt" style:font-weight-complex="normal"/>
    </style:style>
    <style:style style:name="P170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normal" officeooo:rsid="01184f6d" officeooo:paragraph-rsid="01184f6d" style:font-name-asian="Times New Roman1" style:font-size-asian="12pt" style:font-weight-asian="normal" style:font-name-complex="Times New Roman1" style:font-size-complex="12pt" style:font-weight-complex="normal"/>
    </style:style>
    <style:style style:name="P171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normal" officeooo:rsid="001ba9ac" officeooo:paragraph-rsid="011b57ea" style:font-name-asian="Times New Roman1" style:font-size-asian="12pt" style:font-weight-asian="normal" style:font-name-complex="Times New Roman1" style:font-size-complex="12pt" style:font-weight-complex="normal"/>
    </style:style>
    <style:style style:name="P172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normal" officeooo:rsid="013d6ea0" officeooo:paragraph-rsid="013d6ea0" style:font-name-asian="Times New Roman1" style:font-size-asian="12pt" style:font-weight-asian="normal" style:font-name-complex="Times New Roman1" style:font-size-complex="12pt" style:font-weight-complex="normal"/>
    </style:style>
    <style:style style:name="P173" style:family="paragraph" style:parent-style-name="Standard">
      <style:paragraph-properties fo:text-align="start" style:justify-single-word="false" fo:orphans="0" fo:widows="0"/>
      <style:text-properties officeooo:rsid="002e8ad0" officeooo:paragraph-rsid="002e8ad0"/>
    </style:style>
    <style:style style:name="P174" style:family="paragraph" style:parent-style-name="Standard">
      <style:paragraph-properties fo:text-align="start" style:justify-single-word="false" fo:orphans="0" fo:widows="0"/>
      <style:text-properties officeooo:rsid="002e8ad0" officeooo:paragraph-rsid="003761a6"/>
    </style:style>
    <style:style style:name="P175" style:family="paragraph" style:parent-style-name="Standard">
      <style:paragraph-properties fo:text-align="start" style:justify-single-word="false" fo:orphans="0" fo:widows="0"/>
      <style:text-properties officeooo:rsid="002e8ad0" officeooo:paragraph-rsid="003b0d78"/>
    </style:style>
    <style:style style:name="P176" style:family="paragraph" style:parent-style-name="Standard">
      <style:paragraph-properties fo:text-align="start" style:justify-single-word="false" fo:orphans="0" fo:widows="0"/>
      <style:text-properties officeooo:rsid="002e8ad0" officeooo:paragraph-rsid="0048399e"/>
    </style:style>
    <style:style style:name="P177" style:family="paragraph" style:parent-style-name="Standard">
      <style:paragraph-properties fo:text-align="start" style:justify-single-word="false" fo:orphans="0" fo:widows="0"/>
      <style:text-properties officeooo:rsid="002e8ad0" officeooo:paragraph-rsid="0059cec7"/>
    </style:style>
    <style:style style:name="P178" style:family="paragraph" style:parent-style-name="Standard">
      <style:paragraph-properties fo:text-align="start" style:justify-single-word="false" fo:orphans="0" fo:widows="0"/>
      <style:text-properties officeooo:rsid="002e8ad0" officeooo:paragraph-rsid="005bf114"/>
    </style:style>
    <style:style style:name="P179" style:family="paragraph" style:parent-style-name="Standard">
      <style:paragraph-properties fo:text-align="start" style:justify-single-word="false" fo:orphans="0" fo:widows="0"/>
      <style:text-properties officeooo:rsid="002e8ad0" officeooo:paragraph-rsid="0060b142"/>
    </style:style>
    <style:style style:name="P180" style:family="paragraph" style:parent-style-name="Standard">
      <style:paragraph-properties fo:text-align="start" style:justify-single-word="false" fo:orphans="0" fo:widows="0"/>
      <style:text-properties officeooo:rsid="002e8ad0" officeooo:paragraph-rsid="006519a6"/>
    </style:style>
    <style:style style:name="P181" style:family="paragraph" style:parent-style-name="Standard">
      <style:paragraph-properties fo:text-align="start" style:justify-single-word="false" fo:orphans="0" fo:widows="0"/>
      <style:text-properties officeooo:rsid="002e8ad0" officeooo:paragraph-rsid="00656ac8"/>
    </style:style>
    <style:style style:name="P182" style:family="paragraph" style:parent-style-name="Standard">
      <style:paragraph-properties fo:text-align="start" style:justify-single-word="false" fo:orphans="0" fo:widows="0"/>
      <style:text-properties officeooo:rsid="002e8ad0" officeooo:paragraph-rsid="006b863d"/>
    </style:style>
    <style:style style:name="P183" style:family="paragraph" style:parent-style-name="Standard">
      <style:paragraph-properties fo:text-align="start" style:justify-single-word="false" fo:orphans="0" fo:widows="0"/>
      <style:text-properties officeooo:rsid="002e8ad0" officeooo:paragraph-rsid="006e2ff2"/>
    </style:style>
    <style:style style:name="P184" style:family="paragraph" style:parent-style-name="Standard">
      <style:paragraph-properties fo:text-align="start" style:justify-single-word="false" fo:orphans="0" fo:widows="0"/>
      <style:text-properties officeooo:rsid="002e8ad0" officeooo:paragraph-rsid="00e0dc51"/>
    </style:style>
    <style:style style:name="P185" style:family="paragraph" style:parent-style-name="Standard">
      <style:paragraph-properties fo:text-align="start" style:justify-single-word="false" fo:orphans="0" fo:widows="0"/>
      <style:text-properties officeooo:rsid="002e8ad0" officeooo:paragraph-rsid="00e4550f"/>
    </style:style>
    <style:style style:name="P186" style:family="paragraph" style:parent-style-name="Standard">
      <style:paragraph-properties fo:text-align="start" style:justify-single-word="false" fo:orphans="0" fo:widows="0"/>
      <style:text-properties officeooo:rsid="002e8ad0" officeooo:paragraph-rsid="0111183f"/>
    </style:style>
    <style:style style:name="P187" style:family="paragraph" style:parent-style-name="Standard">
      <style:paragraph-properties fo:text-align="start" style:justify-single-word="false" fo:orphans="0" fo:widows="0"/>
      <style:text-properties officeooo:rsid="002e8ad0" officeooo:paragraph-rsid="014aecfe"/>
    </style:style>
    <style:style style:name="P188" style:family="paragraph" style:parent-style-name="Standard">
      <style:paragraph-properties fo:text-align="start" style:justify-single-word="false" fo:orphans="0" fo:widows="0"/>
      <style:text-properties officeooo:rsid="002e8ad0" officeooo:paragraph-rsid="0192d8bc"/>
    </style:style>
    <style:style style:name="P189" style:family="paragraph" style:parent-style-name="Standard">
      <style:paragraph-properties fo:text-align="start" style:justify-single-word="false" fo:orphans="0" fo:widows="0"/>
      <style:text-properties officeooo:rsid="002e8ad0" officeooo:paragraph-rsid="01943192"/>
    </style:style>
    <style:style style:name="P190" style:family="paragraph" style:parent-style-name="Standard">
      <style:paragraph-properties fo:text-align="start" style:justify-single-word="false" fo:orphans="0" fo:widows="0"/>
      <style:text-properties officeooo:rsid="002e8ad0" officeooo:paragraph-rsid="019c99bf"/>
    </style:style>
    <style:style style:name="P191" style:family="paragraph" style:parent-style-name="Standard">
      <style:paragraph-properties fo:text-align="start" style:justify-single-word="false" fo:orphans="0" fo:widows="0"/>
      <style:text-properties officeooo:rsid="002e8ad0" officeooo:paragraph-rsid="01a3acbc"/>
    </style:style>
    <style:style style:name="P192" style:family="paragraph" style:parent-style-name="Standard">
      <style:paragraph-properties fo:text-align="start" style:justify-single-word="false" fo:orphans="0" fo:widows="0"/>
      <style:text-properties officeooo:paragraph-rsid="0032ae61"/>
    </style:style>
    <style:style style:name="P193" style:family="paragraph" style:parent-style-name="Standard">
      <style:paragraph-properties fo:text-align="start" style:justify-single-word="false" fo:orphans="0" fo:widows="0"/>
      <style:text-properties officeooo:paragraph-rsid="004524ec"/>
    </style:style>
    <style:style style:name="P194" style:family="paragraph" style:parent-style-name="Standard">
      <style:paragraph-properties fo:text-align="start" style:justify-single-word="false" fo:orphans="0" fo:widows="0"/>
      <style:text-properties officeooo:paragraph-rsid="001eb3d9"/>
    </style:style>
    <style:style style:name="P195" style:family="paragraph" style:parent-style-name="Standard">
      <style:paragraph-properties fo:text-align="start" style:justify-single-word="false" fo:orphans="0" fo:widows="0"/>
      <style:text-properties officeooo:paragraph-rsid="001f5303"/>
    </style:style>
    <style:style style:name="P196" style:family="paragraph" style:parent-style-name="Standard">
      <style:paragraph-properties fo:text-align="start" style:justify-single-word="false" fo:orphans="0" fo:widows="0"/>
      <style:text-properties officeooo:paragraph-rsid="00180f3d"/>
    </style:style>
    <style:style style:name="P197" style:family="paragraph" style:parent-style-name="Standard">
      <style:paragraph-properties fo:text-align="start" style:justify-single-word="false" fo:orphans="0" fo:widows="0"/>
      <style:text-properties officeooo:paragraph-rsid="0060b142"/>
    </style:style>
    <style:style style:name="P198" style:family="paragraph" style:parent-style-name="Standard">
      <style:paragraph-properties fo:text-align="start" style:justify-single-word="false" fo:orphans="0" fo:widows="0"/>
      <style:text-properties officeooo:paragraph-rsid="00656ac8"/>
    </style:style>
    <style:style style:name="P199" style:family="paragraph" style:parent-style-name="Standard">
      <style:paragraph-properties fo:text-align="start" style:justify-single-word="false" fo:orphans="0" fo:widows="0"/>
      <style:text-properties officeooo:paragraph-rsid="006e2ff2"/>
    </style:style>
    <style:style style:name="P200" style:family="paragraph" style:parent-style-name="Standard">
      <style:paragraph-properties fo:text-align="start" style:justify-single-word="false" fo:orphans="0" fo:widows="0"/>
      <style:text-properties officeooo:paragraph-rsid="00e4550f"/>
    </style:style>
    <style:style style:name="P201" style:family="paragraph" style:parent-style-name="Standard">
      <style:paragraph-properties fo:text-align="start" style:justify-single-word="false" fo:orphans="0" fo:widows="0"/>
      <style:text-properties officeooo:paragraph-rsid="00eba009"/>
    </style:style>
    <style:style style:name="P202" style:family="paragraph" style:parent-style-name="Standard">
      <style:paragraph-properties fo:text-align="start" style:justify-single-word="false" fo:orphans="0" fo:widows="0"/>
      <style:text-properties officeooo:paragraph-rsid="0111183f"/>
    </style:style>
    <style:style style:name="P203" style:family="paragraph" style:parent-style-name="Standard">
      <style:paragraph-properties fo:text-align="start" style:justify-single-word="false" fo:orphans="0" fo:widows="0"/>
      <style:text-properties officeooo:paragraph-rsid="014aecfe"/>
    </style:style>
    <style:style style:name="P204" style:family="paragraph" style:parent-style-name="Standard">
      <style:paragraph-properties fo:text-align="start" style:justify-single-word="false" fo:orphans="0" fo:widows="0"/>
      <style:text-properties officeooo:paragraph-rsid="01b52cd6"/>
    </style:style>
    <style:style style:name="P205" style:family="paragraph" style:parent-style-name="Standard">
      <style:paragraph-properties fo:text-align="start" style:justify-single-word="false" fo:orphans="0" fo:widows="0"/>
      <style:text-properties officeooo:rsid="0030b406" officeooo:paragraph-rsid="0030b406"/>
    </style:style>
    <style:style style:name="P206" style:family="paragraph" style:parent-style-name="Standard">
      <style:paragraph-properties fo:text-align="start" style:justify-single-word="false" fo:orphans="0" fo:widows="0"/>
      <style:text-properties officeooo:rsid="0030b406" officeooo:paragraph-rsid="003761a6"/>
    </style:style>
    <style:style style:name="P207" style:family="paragraph" style:parent-style-name="Standard">
      <style:paragraph-properties fo:text-align="start" style:justify-single-word="false" fo:orphans="0" fo:widows="0"/>
      <style:text-properties officeooo:rsid="0030b406" officeooo:paragraph-rsid="0060b142"/>
    </style:style>
    <style:style style:name="P208" style:family="paragraph" style:parent-style-name="Standard">
      <style:paragraph-properties fo:text-align="start" style:justify-single-word="false" fo:orphans="0" fo:widows="0"/>
      <style:text-properties officeooo:rsid="0030b406" officeooo:paragraph-rsid="00656ac8"/>
    </style:style>
    <style:style style:name="P209" style:family="paragraph" style:parent-style-name="Standard">
      <style:paragraph-properties fo:text-align="start" style:justify-single-word="false" fo:orphans="0" fo:widows="0"/>
      <style:text-properties officeooo:rsid="0030b406" officeooo:paragraph-rsid="006e2ff2"/>
    </style:style>
    <style:style style:name="P210" style:family="paragraph" style:parent-style-name="Standard">
      <style:paragraph-properties fo:text-align="start" style:justify-single-word="false" fo:orphans="0" fo:widows="0"/>
      <style:text-properties officeooo:rsid="0030b406" officeooo:paragraph-rsid="0111183f"/>
    </style:style>
    <style:style style:name="P211" style:family="paragraph" style:parent-style-name="Standard">
      <style:paragraph-properties fo:text-align="start" style:justify-single-word="false" fo:orphans="0" fo:widows="0"/>
      <style:text-properties officeooo:rsid="0030b406" officeooo:paragraph-rsid="0137ba61"/>
    </style:style>
    <style:style style:name="P212" style:family="paragraph" style:parent-style-name="Standard">
      <style:paragraph-properties fo:text-align="start" style:justify-single-word="false" fo:orphans="0" fo:widows="0"/>
      <style:text-properties officeooo:rsid="0030b406" officeooo:paragraph-rsid="014aecfe"/>
    </style:style>
    <style:style style:name="P213" style:family="paragraph" style:parent-style-name="Standard">
      <style:paragraph-properties fo:text-align="start" style:justify-single-word="false" fo:orphans="0" fo:widows="0"/>
      <style:text-properties officeooo:rsid="0030b406" officeooo:paragraph-rsid="01020d0b"/>
    </style:style>
    <style:style style:name="P214" style:family="paragraph" style:parent-style-name="Standard">
      <style:paragraph-properties fo:text-align="start" style:justify-single-word="false" fo:orphans="0" fo:widows="0"/>
      <style:text-properties officeooo:rsid="002ee487" officeooo:paragraph-rsid="0060b142"/>
    </style:style>
    <style:style style:name="P215" style:family="paragraph" style:parent-style-name="Standard">
      <style:paragraph-properties fo:text-align="start" style:justify-single-word="false" fo:orphans="0" fo:widows="0"/>
      <style:text-properties officeooo:rsid="002ee487" officeooo:paragraph-rsid="00656ac8"/>
    </style:style>
    <style:style style:name="P216" style:family="paragraph" style:parent-style-name="Standard">
      <style:paragraph-properties fo:text-align="start" style:justify-single-word="false" fo:orphans="0" fo:widows="0"/>
      <style:text-properties officeooo:rsid="002ee487" officeooo:paragraph-rsid="006e2ff2"/>
    </style:style>
    <style:style style:name="P217" style:family="paragraph" style:parent-style-name="Standard">
      <style:paragraph-properties fo:text-align="start" style:justify-single-word="false" fo:orphans="0" fo:widows="0"/>
      <style:text-properties officeooo:rsid="002ee487" officeooo:paragraph-rsid="00e4550f"/>
    </style:style>
    <style:style style:name="P218" style:family="paragraph" style:parent-style-name="Standard">
      <style:paragraph-properties fo:text-align="start" style:justify-single-word="false" fo:orphans="0" fo:widows="0"/>
      <style:text-properties officeooo:rsid="002ee487" officeooo:paragraph-rsid="0111183f"/>
    </style:style>
    <style:style style:name="P219" style:family="paragraph" style:parent-style-name="Standard">
      <style:paragraph-properties fo:text-align="start" style:justify-single-word="false" fo:orphans="0" fo:widows="0"/>
      <style:text-properties officeooo:rsid="002ee487" officeooo:paragraph-rsid="002ee487"/>
    </style:style>
    <style:style style:name="P220" style:family="paragraph" style:parent-style-name="Standard">
      <style:paragraph-properties fo:text-align="start" style:justify-single-word="false" fo:orphans="0" fo:widows="0"/>
      <style:text-properties officeooo:rsid="002ee487" officeooo:paragraph-rsid="014aecfe"/>
    </style:style>
    <style:style style:name="P221" style:family="paragraph" style:parent-style-name="Standard">
      <style:paragraph-properties fo:text-align="start" style:justify-single-word="false" fo:orphans="0" fo:widows="0"/>
      <style:text-properties officeooo:rsid="0032ae61" officeooo:paragraph-rsid="0032ae61"/>
    </style:style>
    <style:style style:name="P222" style:family="paragraph" style:parent-style-name="Standard">
      <style:paragraph-properties fo:text-align="start" style:justify-single-word="false" fo:orphans="0" fo:widows="0"/>
      <style:text-properties officeooo:rsid="0032ae61" officeooo:paragraph-rsid="0060b142"/>
    </style:style>
    <style:style style:name="P223" style:family="paragraph" style:parent-style-name="Standard">
      <style:paragraph-properties fo:text-align="start" style:justify-single-word="false" fo:orphans="0" fo:widows="0"/>
      <style:text-properties officeooo:rsid="0032ae61" officeooo:paragraph-rsid="00656ac8"/>
    </style:style>
    <style:style style:name="P224" style:family="paragraph" style:parent-style-name="Standard">
      <style:paragraph-properties fo:text-align="start" style:justify-single-word="false" fo:orphans="0" fo:widows="0"/>
      <style:text-properties officeooo:rsid="0032ae61" officeooo:paragraph-rsid="006e2ff2"/>
    </style:style>
    <style:style style:name="P225" style:family="paragraph" style:parent-style-name="Standard">
      <style:paragraph-properties fo:text-align="start" style:justify-single-word="false" fo:orphans="0" fo:widows="0"/>
      <style:text-properties officeooo:rsid="0032ae61" officeooo:paragraph-rsid="00e4550f"/>
    </style:style>
    <style:style style:name="P226" style:family="paragraph" style:parent-style-name="Standard">
      <style:paragraph-properties fo:text-align="start" style:justify-single-word="false" fo:orphans="0" fo:widows="0"/>
      <style:text-properties officeooo:rsid="0032ae61" officeooo:paragraph-rsid="0111183f"/>
    </style:style>
    <style:style style:name="P227" style:family="paragraph" style:parent-style-name="Standard">
      <style:paragraph-properties fo:text-align="start" style:justify-single-word="false" fo:orphans="0" fo:widows="0"/>
      <style:text-properties officeooo:rsid="0032ae61" officeooo:paragraph-rsid="014aecfe"/>
    </style:style>
    <style:style style:name="P228" style:family="paragraph" style:parent-style-name="Standard">
      <style:paragraph-properties fo:text-align="start" style:justify-single-word="false" fo:orphans="0" fo:widows="0"/>
      <style:text-properties officeooo:rsid="0032ae61" officeooo:paragraph-rsid="01959c95"/>
    </style:style>
    <style:style style:name="P229" style:family="paragraph" style:parent-style-name="Standard">
      <style:paragraph-properties fo:text-align="start" style:justify-single-word="false" fo:orphans="0" fo:widows="0"/>
      <style:text-properties officeooo:rsid="0032ae61" officeooo:paragraph-rsid="0197861a"/>
    </style:style>
    <style:style style:name="P230" style:family="paragraph" style:parent-style-name="Standard">
      <style:paragraph-properties fo:text-align="start" style:justify-single-word="false" fo:orphans="0" fo:widows="0"/>
      <style:text-properties officeooo:rsid="0032ae61" officeooo:paragraph-rsid="0198a7a6"/>
    </style:style>
    <style:style style:name="P231" style:family="paragraph" style:parent-style-name="Standard">
      <style:paragraph-properties fo:text-align="start" style:justify-single-word="false" fo:orphans="0" fo:widows="0"/>
      <style:text-properties officeooo:rsid="0032ae61" officeooo:paragraph-rsid="019a709a"/>
    </style:style>
    <style:style style:name="P232" style:family="paragraph" style:parent-style-name="Standard">
      <style:paragraph-properties fo:text-align="start" style:justify-single-word="false" fo:orphans="0" fo:widows="0"/>
      <style:text-properties officeooo:rsid="003761a6" officeooo:paragraph-rsid="003761a6"/>
    </style:style>
    <style:style style:name="P233" style:family="paragraph" style:parent-style-name="Standard">
      <style:paragraph-properties fo:text-align="start" style:justify-single-word="false" fo:orphans="0" fo:widows="0"/>
      <style:text-properties officeooo:rsid="003761a6" officeooo:paragraph-rsid="0060b142"/>
    </style:style>
    <style:style style:name="P234" style:family="paragraph" style:parent-style-name="Standard">
      <style:paragraph-properties fo:text-align="start" style:justify-single-word="false" fo:orphans="0" fo:widows="0"/>
      <style:text-properties officeooo:rsid="003761a6" officeooo:paragraph-rsid="00656ac8"/>
    </style:style>
    <style:style style:name="P235" style:family="paragraph" style:parent-style-name="Standard">
      <style:paragraph-properties fo:text-align="start" style:justify-single-word="false" fo:orphans="0" fo:widows="0"/>
      <style:text-properties officeooo:rsid="003761a6" officeooo:paragraph-rsid="006e2ff2"/>
    </style:style>
    <style:style style:name="P236" style:family="paragraph" style:parent-style-name="Standard">
      <style:paragraph-properties fo:text-align="start" style:justify-single-word="false" fo:orphans="0" fo:widows="0"/>
      <style:text-properties officeooo:rsid="003761a6" officeooo:paragraph-rsid="00e4550f"/>
    </style:style>
    <style:style style:name="P237" style:family="paragraph" style:parent-style-name="Standard">
      <style:paragraph-properties fo:text-align="start" style:justify-single-word="false" fo:orphans="0" fo:widows="0"/>
      <style:text-properties officeooo:rsid="003761a6" officeooo:paragraph-rsid="014aecfe"/>
    </style:style>
    <style:style style:name="P238" style:family="paragraph" style:parent-style-name="Standard">
      <style:paragraph-properties fo:text-align="start" style:justify-single-word="false" fo:orphans="0" fo:widows="0"/>
      <style:text-properties officeooo:rsid="00600ce6" officeooo:paragraph-rsid="00600ce6"/>
    </style:style>
    <style:style style:name="P239" style:family="paragraph" style:parent-style-name="Standard">
      <style:paragraph-properties fo:text-align="start" style:justify-single-word="false" fo:orphans="0" fo:widows="0"/>
      <style:text-properties officeooo:rsid="00600ce6" officeooo:paragraph-rsid="0060b142"/>
    </style:style>
    <style:style style:name="P240" style:family="paragraph" style:parent-style-name="Standard">
      <style:paragraph-properties fo:text-align="start" style:justify-single-word="false" fo:orphans="0" fo:widows="0"/>
      <style:text-properties officeooo:rsid="00600ce6" officeooo:paragraph-rsid="00656ac8"/>
    </style:style>
    <style:style style:name="P241" style:family="paragraph" style:parent-style-name="Standard">
      <style:paragraph-properties fo:text-align="start" style:justify-single-word="false" fo:orphans="0" fo:widows="0"/>
      <style:text-properties officeooo:rsid="00600ce6" officeooo:paragraph-rsid="006e2ff2"/>
    </style:style>
    <style:style style:name="P242" style:family="paragraph" style:parent-style-name="Standard">
      <style:paragraph-properties fo:text-align="start" style:justify-single-word="false" fo:orphans="0" fo:widows="0"/>
      <style:text-properties officeooo:rsid="00600ce6" officeooo:paragraph-rsid="00e4550f"/>
    </style:style>
    <style:style style:name="P243" style:family="paragraph" style:parent-style-name="Standard">
      <style:paragraph-properties fo:text-align="start" style:justify-single-word="false" fo:orphans="0" fo:widows="0"/>
      <style:text-properties officeooo:rsid="00600ce6" officeooo:paragraph-rsid="0111183f"/>
    </style:style>
    <style:style style:name="P244" style:family="paragraph" style:parent-style-name="Standard">
      <style:paragraph-properties fo:text-align="start" style:justify-single-word="false" fo:orphans="0" fo:widows="0"/>
      <style:text-properties officeooo:rsid="00600ce6" officeooo:paragraph-rsid="014aecfe"/>
    </style:style>
    <style:style style:name="P245" style:family="paragraph" style:parent-style-name="Standard">
      <style:paragraph-properties fo:text-align="justify" style:justify-single-word="false" fo:orphans="0" fo:widows="0"/>
      <style:text-properties officeooo:rsid="006836df" officeooo:paragraph-rsid="006836df"/>
    </style:style>
    <style:style style:name="P246" style:family="paragraph" style:parent-style-name="Standard">
      <style:text-properties officeooo:paragraph-rsid="00710fcc"/>
    </style:style>
    <style:style style:name="P247" style:family="paragraph" style:parent-style-name="Standard">
      <style:paragraph-properties fo:text-align="start" style:justify-single-word="false" fo:orphans="0" fo:widows="0"/>
      <style:text-properties officeooo:rsid="00723bdf" officeooo:paragraph-rsid="007cd393"/>
    </style:style>
    <style:style style:name="P248" style:family="paragraph" style:parent-style-name="Standard">
      <style:paragraph-properties fo:text-align="start" style:justify-single-word="false" fo:orphans="0" fo:widows="0"/>
      <style:text-properties officeooo:rsid="00723bdf" officeooo:paragraph-rsid="0083b0ad"/>
    </style:style>
    <style:style style:name="P249" style:family="paragraph" style:parent-style-name="Standard">
      <style:paragraph-properties fo:text-align="start" style:justify-single-word="false" fo:orphans="0" fo:widows="0"/>
      <style:text-properties officeooo:rsid="00745746" officeooo:paragraph-rsid="0083b0ad"/>
    </style:style>
    <style:style style:name="P250" style:family="paragraph" style:parent-style-name="Standard">
      <style:paragraph-properties fo:text-align="start" style:justify-single-word="false" fo:orphans="0" fo:widows="0"/>
      <style:text-properties officeooo:rsid="00745746" officeooo:paragraph-rsid="008b719c"/>
    </style:style>
    <style:style style:name="P251" style:family="paragraph" style:parent-style-name="Standard">
      <style:paragraph-properties fo:text-align="start" style:justify-single-word="false" fo:orphans="0" fo:widows="0"/>
      <style:text-properties officeooo:rsid="00745746" officeooo:paragraph-rsid="00dc61e1"/>
    </style:style>
    <style:style style:name="P252" style:family="paragraph" style:parent-style-name="Standard">
      <style:paragraph-properties fo:text-align="start" style:justify-single-word="false" fo:orphans="0" fo:widows="0"/>
      <style:text-properties officeooo:rsid="00745746" officeooo:paragraph-rsid="011cf8bd"/>
    </style:style>
    <style:style style:name="P253" style:family="paragraph" style:parent-style-name="Standard">
      <style:paragraph-properties fo:text-align="start" style:justify-single-word="false" fo:orphans="0" fo:widows="0"/>
      <style:text-properties officeooo:rsid="00745746" officeooo:paragraph-rsid="013eea9d"/>
    </style:style>
    <style:style style:name="P254" style:family="paragraph" style:parent-style-name="Standard">
      <style:paragraph-properties fo:text-align="start" style:justify-single-word="false" fo:orphans="0" fo:widows="0"/>
      <style:text-properties officeooo:rsid="00745d8c" officeooo:paragraph-rsid="008e90de"/>
    </style:style>
    <style:style style:name="P255" style:family="paragraph" style:parent-style-name="Standard">
      <style:paragraph-properties fo:text-align="start" style:justify-single-word="false" fo:orphans="0" fo:widows="0"/>
      <style:text-properties officeooo:rsid="00753c05" officeooo:paragraph-rsid="008e90de"/>
    </style:style>
    <style:style style:name="P256" style:family="paragraph" style:parent-style-name="Standard">
      <style:paragraph-properties fo:text-align="start" style:justify-single-word="false" fo:orphans="0" fo:widows="0"/>
      <style:text-properties officeooo:rsid="00753c05" officeooo:paragraph-rsid="008b719c"/>
    </style:style>
    <style:style style:name="P257" style:family="paragraph" style:parent-style-name="Standard">
      <style:paragraph-properties fo:text-align="justify" style:justify-single-word="false" fo:orphans="0" fo:widows="0"/>
      <style:text-properties officeooo:rsid="00810bde" officeooo:paragraph-rsid="00810bde"/>
    </style:style>
    <style:style style:name="P258" style:family="paragraph" style:parent-style-name="Standard">
      <style:paragraph-properties fo:text-align="justify" style:justify-single-word="false" fo:orphans="0" fo:widows="0"/>
      <style:text-properties officeooo:rsid="00810bde" officeooo:paragraph-rsid="0083b0ad"/>
    </style:style>
    <style:style style:name="P259" style:family="paragraph" style:parent-style-name="Standard">
      <style:paragraph-properties fo:text-align="justify" style:justify-single-word="false" fo:orphans="0" fo:widows="0"/>
      <style:text-properties officeooo:rsid="00810bde" officeooo:paragraph-rsid="008b719c"/>
    </style:style>
    <style:style style:name="P260" style:family="paragraph" style:parent-style-name="Standard">
      <style:paragraph-properties fo:text-align="justify" style:justify-single-word="false" fo:orphans="0" fo:widows="0"/>
      <style:text-properties officeooo:rsid="00810bde" officeooo:paragraph-rsid="00a3bdb2"/>
    </style:style>
    <style:style style:name="P261" style:family="paragraph" style:parent-style-name="Standard">
      <style:paragraph-properties fo:text-align="justify" style:justify-single-word="false" fo:orphans="0" fo:widows="0"/>
      <style:text-properties officeooo:rsid="00810bde" officeooo:paragraph-rsid="00bee03d"/>
    </style:style>
    <style:style style:name="P262" style:family="paragraph" style:parent-style-name="Standard">
      <style:text-properties officeooo:paragraph-rsid="0083b0ad"/>
    </style:style>
    <style:style style:name="P263" style:family="paragraph" style:parent-style-name="Standard">
      <style:paragraph-properties fo:text-align="justify" style:justify-single-word="false" fo:orphans="0" fo:widows="0"/>
      <style:text-properties officeooo:rsid="008b719c" officeooo:paragraph-rsid="008b719c"/>
    </style:style>
    <style:style style:name="P264" style:family="paragraph" style:parent-style-name="Standard">
      <style:paragraph-properties fo:text-align="justify" style:justify-single-word="false" fo:orphans="0" fo:widows="0"/>
      <style:text-properties officeooo:rsid="008b719c" officeooo:paragraph-rsid="00bee03d"/>
    </style:style>
    <style:style style:name="P265" style:family="paragraph" style:parent-style-name="Standard">
      <style:paragraph-properties fo:text-align="start" style:justify-single-word="false" fo:orphans="0" fo:widows="0"/>
      <style:text-properties officeooo:rsid="0096c6d8" officeooo:paragraph-rsid="0096c6d8"/>
    </style:style>
    <style:style style:name="P266" style:family="paragraph" style:parent-style-name="Standard">
      <style:text-properties officeooo:paragraph-rsid="00a3bdb2"/>
    </style:style>
    <style:style style:name="P267" style:family="paragraph" style:parent-style-name="Standard">
      <style:paragraph-properties fo:text-align="start" style:justify-single-word="false" fo:orphans="0" fo:widows="0"/>
      <style:text-properties officeooo:rsid="0076145f" officeooo:paragraph-rsid="00b6b42e"/>
    </style:style>
    <style:style style:name="P268" style:family="paragraph" style:parent-style-name="Standard">
      <style:paragraph-properties fo:text-align="start" style:justify-single-word="false" fo:orphans="0" fo:widows="0"/>
      <style:text-properties officeooo:rsid="0076145f" officeooo:paragraph-rsid="00aeb982"/>
    </style:style>
    <style:style style:name="P269" style:family="paragraph" style:parent-style-name="Standard">
      <style:paragraph-properties fo:text-align="start" style:justify-single-word="false" fo:orphans="0" fo:widows="0"/>
      <style:text-properties officeooo:rsid="00b0ebd0" officeooo:paragraph-rsid="00b0ebd0"/>
    </style:style>
    <style:style style:name="P270" style:family="paragraph" style:parent-style-name="Standard">
      <style:paragraph-properties fo:text-align="start" style:justify-single-word="false" fo:orphans="0" fo:widows="0"/>
      <style:text-properties officeooo:rsid="00b0ebd0" officeooo:paragraph-rsid="01077c92"/>
    </style:style>
    <style:style style:name="P271" style:family="paragraph" style:parent-style-name="Standard">
      <style:text-properties officeooo:paragraph-rsid="008b719c"/>
    </style:style>
    <style:style style:name="P272" style:family="paragraph" style:parent-style-name="Standard">
      <style:text-properties officeooo:paragraph-rsid="00bee03d"/>
    </style:style>
    <style:style style:name="P273" style:family="paragraph" style:parent-style-name="Standard">
      <style:paragraph-properties fo:text-align="start" style:justify-single-word="false" fo:orphans="0" fo:widows="0"/>
      <style:text-properties officeooo:rsid="00c5c996" officeooo:paragraph-rsid="00ca9224"/>
    </style:style>
    <style:style style:name="P274" style:family="paragraph" style:parent-style-name="Standard">
      <style:paragraph-properties fo:text-align="start" style:justify-single-word="false" fo:orphans="0" fo:widows="0"/>
      <style:text-properties officeooo:rsid="00ca9224" officeooo:paragraph-rsid="00ca9224"/>
    </style:style>
    <style:style style:name="P275" style:family="paragraph" style:parent-style-name="Standard">
      <style:paragraph-properties fo:text-align="start" style:justify-single-word="false" fo:orphans="0" fo:widows="0"/>
      <style:text-properties officeooo:rsid="00ca9224" officeooo:paragraph-rsid="00f37e35"/>
    </style:style>
    <style:style style:name="P276" style:family="paragraph" style:parent-style-name="Standard">
      <style:paragraph-properties fo:text-align="start" style:justify-single-word="false" fo:orphans="0" fo:widows="0"/>
      <style:text-properties officeooo:rsid="00cb2249" officeooo:paragraph-rsid="00f8f55a"/>
    </style:style>
    <style:style style:name="P277" style:family="paragraph" style:parent-style-name="Standard">
      <style:paragraph-properties fo:text-align="start" style:justify-single-word="false" fo:orphans="0" fo:widows="0"/>
      <style:text-properties officeooo:rsid="00cb2249" officeooo:paragraph-rsid="00cb2249"/>
    </style:style>
    <style:style style:name="P278" style:family="paragraph" style:parent-style-name="Standard">
      <style:paragraph-properties fo:text-align="start" style:justify-single-word="false" fo:orphans="0" fo:widows="0"/>
      <style:text-properties officeooo:rsid="00cd4306" officeooo:paragraph-rsid="00f28695"/>
    </style:style>
    <style:style style:name="P279" style:family="paragraph" style:parent-style-name="Standard">
      <style:paragraph-properties fo:text-align="start" style:justify-single-word="false" fo:orphans="0" fo:widows="0"/>
      <style:text-properties officeooo:rsid="00ceeef1" officeooo:paragraph-rsid="00d24b64"/>
    </style:style>
    <style:style style:name="P280" style:family="paragraph" style:parent-style-name="Standard">
      <style:paragraph-properties fo:text-align="start" style:justify-single-word="false" fo:orphans="0" fo:widows="0"/>
      <style:text-properties officeooo:rsid="00ceeef1" officeooo:paragraph-rsid="01077c92"/>
    </style:style>
    <style:style style:name="P281" style:family="paragraph" style:parent-style-name="Standard">
      <style:paragraph-properties fo:text-align="start" style:justify-single-word="false" fo:orphans="0" fo:widows="0"/>
      <style:text-properties officeooo:rsid="00d24b64" officeooo:paragraph-rsid="00d24b64"/>
    </style:style>
    <style:style style:name="P282" style:family="paragraph" style:parent-style-name="Standard">
      <style:paragraph-properties fo:text-align="start" style:justify-single-word="false" fo:orphans="0" fo:widows="0"/>
      <style:text-properties officeooo:rsid="00d641cb" officeooo:paragraph-rsid="00d76c3b"/>
    </style:style>
    <style:style style:name="P283" style:family="paragraph" style:parent-style-name="Standard">
      <style:paragraph-properties fo:text-align="start" style:justify-single-word="false" fo:orphans="0" fo:widows="0"/>
      <style:text-properties officeooo:rsid="00d641cb" officeooo:paragraph-rsid="01077c92"/>
    </style:style>
    <style:style style:name="P284" style:family="paragraph" style:parent-style-name="Standard">
      <style:paragraph-properties fo:text-align="justify" style:justify-single-word="false" fo:orphans="0" fo:widows="0"/>
      <style:text-properties officeooo:rsid="011cf8bd" officeooo:paragraph-rsid="011cf8bd"/>
    </style:style>
    <style:style style:name="P285" style:family="paragraph" style:parent-style-name="Standard">
      <style:paragraph-properties fo:text-align="start" style:justify-single-word="false" fo:orphans="0" fo:widows="0"/>
      <style:text-properties officeooo:rsid="011cf8bd" officeooo:paragraph-rsid="0120c028"/>
    </style:style>
    <style:style style:name="P286" style:family="paragraph" style:parent-style-name="Standard">
      <style:paragraph-properties fo:text-align="start" style:justify-single-word="false" fo:orphans="0" fo:widows="0"/>
      <style:text-properties officeooo:rsid="011e8549" officeooo:paragraph-rsid="011e8549"/>
    </style:style>
    <style:style style:name="P287" style:family="paragraph" style:parent-style-name="Standard">
      <style:paragraph-properties fo:text-align="start" style:justify-single-word="false" fo:orphans="0" fo:widows="0"/>
      <style:text-properties officeooo:rsid="011e8549" officeooo:paragraph-rsid="01299c66"/>
    </style:style>
    <style:style style:name="P288" style:family="paragraph" style:parent-style-name="Standard">
      <style:paragraph-properties fo:text-align="justify" style:justify-single-word="false" fo:orphans="0" fo:widows="0"/>
      <style:text-properties officeooo:rsid="013a3c4d" officeooo:paragraph-rsid="013a3c4d"/>
    </style:style>
    <style:style style:name="P289" style:family="paragraph" style:parent-style-name="Standard">
      <style:paragraph-properties fo:text-align="start" style:justify-single-word="false" fo:orphans="0" fo:widows="0"/>
      <style:text-properties officeooo:rsid="0140f17e" officeooo:paragraph-rsid="0140f17e"/>
    </style:style>
    <style:style style:name="P290" style:family="paragraph" style:parent-style-name="Standard">
      <style:paragraph-properties fo:text-align="start" style:justify-single-word="false" fo:orphans="0" fo:widows="0"/>
      <style:text-properties officeooo:rsid="0149904a" officeooo:paragraph-rsid="0149904a"/>
    </style:style>
    <style:style style:name="P291" style:family="paragraph" style:parent-style-name="Standard">
      <style:paragraph-properties fo:text-align="start" style:justify-single-word="false" fo:orphans="0" fo:widows="0"/>
      <style:text-properties officeooo:rsid="014a4054" officeooo:paragraph-rsid="014a4054"/>
    </style:style>
    <style:style style:name="P292" style:family="paragraph" style:parent-style-name="Standard">
      <style:paragraph-properties fo:text-align="start" style:justify-single-word="false" fo:orphans="0" fo:widows="0"/>
      <style:text-properties officeooo:rsid="0192d8bc" officeooo:paragraph-rsid="0192d8bc"/>
    </style:style>
    <style:style style:name="P293" style:family="paragraph" style:parent-style-name="Standard">
      <style:paragraph-properties fo:text-align="start" style:justify-single-word="false" fo:orphans="0" fo:widows="0"/>
      <style:text-properties officeooo:rsid="0192d8bc" officeooo:paragraph-rsid="01943192"/>
    </style:style>
    <style:style style:name="P294" style:family="paragraph" style:parent-style-name="Standard">
      <style:paragraph-properties fo:text-align="start" style:justify-single-word="false" fo:orphans="0" fo:widows="0"/>
      <style:text-properties officeooo:rsid="01952e9f" officeooo:paragraph-rsid="01952e9f"/>
    </style:style>
    <style:style style:name="P295" style:family="paragraph" style:parent-style-name="Standard">
      <style:paragraph-properties fo:text-align="start" style:justify-single-word="false" fo:orphans="0" fo:widows="0"/>
      <style:text-properties officeooo:rsid="01952e9f" officeooo:paragraph-rsid="01959c95"/>
    </style:style>
    <style:style style:name="P296" style:family="paragraph" style:parent-style-name="Standard">
      <style:paragraph-properties fo:text-align="start" style:justify-single-word="false" fo:orphans="0" fo:widows="0"/>
      <style:text-properties officeooo:rsid="01952e9f" officeooo:paragraph-rsid="0197861a"/>
    </style:style>
    <style:style style:name="P297" style:family="paragraph" style:parent-style-name="Standard">
      <style:paragraph-properties fo:text-align="start" style:justify-single-word="false" fo:orphans="0" fo:widows="0"/>
      <style:text-properties officeooo:rsid="01952e9f" officeooo:paragraph-rsid="0198a7a6"/>
    </style:style>
    <style:style style:name="P298" style:family="paragraph" style:parent-style-name="Standard">
      <style:paragraph-properties fo:text-align="start" style:justify-single-word="false" fo:orphans="0" fo:widows="0"/>
      <style:text-properties officeooo:rsid="01952e9f" officeooo:paragraph-rsid="019a709a"/>
    </style:style>
    <style:style style:name="P299" style:family="paragraph" style:parent-style-name="Standard">
      <style:paragraph-properties fo:text-align="start" style:justify-single-word="false" fo:orphans="0" fo:widows="0"/>
      <style:text-properties officeooo:rsid="0124490e" officeooo:paragraph-rsid="01a9f22a"/>
    </style:style>
    <style:style style:name="P300" style:family="paragraph" style:parent-style-name="Standard">
      <style:paragraph-properties fo:text-align="start" style:justify-single-word="false" fo:orphans="0" fo:widows="0"/>
      <style:text-properties officeooo:rsid="013eea9d" officeooo:paragraph-rsid="01b06b53"/>
    </style:style>
    <style:style style:name="P301" style:family="paragraph" style:parent-style-name="Standard">
      <style:paragraph-properties fo:text-align="start" style:justify-single-word="false" fo:orphans="0" fo:widows="0"/>
      <style:text-properties officeooo:rsid="01b06b53" officeooo:paragraph-rsid="01b06b53"/>
    </style:style>
    <style:style style:name="P302" style:family="paragraph" style:parent-style-name="Standard">
      <style:text-properties officeooo:paragraph-rsid="01b6a23d"/>
    </style:style>
    <style:style style:name="P303" style:family="paragraph" style:parent-style-name="Standard">
      <style:paragraph-properties fo:text-align="start" style:justify-single-word="false" fo:orphans="0" fo:widows="0"/>
      <style:text-properties officeooo:rsid="01255ff7" officeooo:paragraph-rsid="01ee8c87"/>
    </style:style>
    <style:style style:name="P304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officeooo:rsid="0020d355" officeooo:paragraph-rsid="0050ebe9"/>
    </style:style>
    <style:style style:name="P305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officeooo:rsid="0020d355" officeooo:paragraph-rsid="005e1562"/>
    </style:style>
    <style:style style:name="P306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officeooo:rsid="0020d355" officeooo:paragraph-rsid="006519a6"/>
    </style:style>
    <style:style style:name="P307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officeooo:rsid="0020d355" officeooo:paragraph-rsid="006b863d"/>
    </style:style>
    <style:style style:name="P308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20d355" officeooo:paragraph-rsid="0026e274"/>
    </style:style>
    <style:style style:name="P309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20d355" officeooo:paragraph-rsid="00437086"/>
    </style:style>
    <style:style style:name="P310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20d355" officeooo:paragraph-rsid="0050ebe9"/>
    </style:style>
    <style:style style:name="P311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20d355" officeooo:paragraph-rsid="005e1562"/>
    </style:style>
    <style:style style:name="P312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20d355" officeooo:paragraph-rsid="006519a6"/>
    </style:style>
    <style:style style:name="P313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4be539"/>
    </style:style>
    <style:style style:name="P314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50031b"/>
    </style:style>
    <style:style style:name="P315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5e1562"/>
    </style:style>
    <style:style style:name="P316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656ac8"/>
    </style:style>
    <style:style style:name="P317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665bab"/>
    </style:style>
    <style:style style:name="P318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06b863d"/>
    </style:style>
    <style:style style:name="P319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rsid="00437086" officeooo:paragraph-rsid="011d4442"/>
    </style:style>
    <style:style style:name="P320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officeooo:rsid="00437086" officeooo:paragraph-rsid="006e2ff2"/>
    </style:style>
    <style:style style:name="P321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officeooo:paragraph-rsid="0046e7e7"/>
    </style:style>
    <style:style style:name="P322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a3bdb2" style:font-name-asian="Times New Roman1" style:font-size-asian="12pt" style:font-name-complex="Times New Roman1" style:font-size-complex="12pt"/>
    </style:style>
    <style:style style:name="P323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a54ec7" style:font-name-asian="Times New Roman1" style:font-size-asian="12pt" style:font-name-complex="Times New Roman1" style:font-size-complex="12pt"/>
    </style:style>
    <style:style style:name="P324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ccc9d8" style:font-name-asian="Times New Roman1" style:font-size-asian="12pt" style:font-name-complex="Times New Roman1" style:font-size-complex="12pt"/>
    </style:style>
    <style:style style:name="P325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ed0e07" style:font-name-asian="Times New Roman1" style:font-size-asian="12pt" style:font-name-complex="Times New Roman1" style:font-size-complex="12pt"/>
    </style:style>
    <style:style style:name="P326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1e8549" style:font-name-asian="Times New Roman1" style:font-size-asian="12pt" style:font-name-complex="Times New Roman1" style:font-size-complex="12pt"/>
    </style:style>
    <style:style style:name="P327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42a326" style:font-name-asian="Times New Roman1" style:font-size-asian="12pt" style:font-name-complex="Times New Roman1" style:font-size-complex="12pt"/>
    </style:style>
    <style:style style:name="P328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4aecfe" style:font-name-asian="Times New Roman1" style:font-size-asian="12pt" style:font-name-complex="Times New Roman1" style:font-size-complex="12pt"/>
    </style:style>
    <style:style style:name="P329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462de0" style:font-name-asian="Times New Roman1" style:font-size-asian="12pt" style:font-name-complex="Times New Roman1" style:font-size-complex="12pt"/>
    </style:style>
    <style:style style:name="P330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552c9a" style:font-name-asian="Times New Roman1" style:font-size-asian="12pt" style:font-name-complex="Times New Roman1" style:font-size-complex="12pt"/>
    </style:style>
    <style:style style:name="P331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1af1fe1" style:font-name-asian="Times New Roman1" style:font-size-asian="12pt" style:font-name-complex="Times New Roman1" style:font-size-complex="12pt"/>
    </style:style>
    <style:style style:name="P332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20d355" officeooo:paragraph-rsid="008b719c" style:font-name-asian="Times New Roman1" style:font-size-asian="12pt" style:font-name-complex="Times New Roman1" style:font-size-complex="12pt"/>
    </style:style>
    <style:style style:name="P333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10dbae8" style:font-name-asian="Times New Roman1" style:font-size-asian="12pt" style:font-name-complex="Times New Roman1" style:font-size-complex="12pt"/>
    </style:style>
    <style:style style:name="P334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10f9190" style:font-name-asian="Times New Roman1" style:font-size-asian="12pt" style:font-name-complex="Times New Roman1" style:font-size-complex="12pt"/>
    </style:style>
    <style:style style:name="P335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0710fcc" style:font-name-asian="Times New Roman1" style:font-size-asian="12pt" style:font-name-complex="Times New Roman1" style:font-size-complex="12pt"/>
    </style:style>
    <style:style style:name="P336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0eba009" style:font-name-asian="Times New Roman1" style:font-size-asian="12pt" style:font-name-complex="Times New Roman1" style:font-size-complex="12pt"/>
    </style:style>
    <style:style style:name="P337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0bee03d" style:font-name-asian="Times New Roman1" style:font-size-asian="12pt" style:font-name-complex="Times New Roman1" style:font-size-complex="12pt"/>
    </style:style>
    <style:style style:name="P338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20d355" officeooo:paragraph-rsid="008b719c" style:font-name-asian="Times New Roman1" style:font-size-asian="12pt" style:font-name-complex="Times New Roman1" style:font-size-complex="12pt"/>
    </style:style>
    <style:style style:name="P339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0" fo:widows="0" fo:text-indent="-0.635cm" style:auto-text-indent="false"/>
      <style:text-properties style:font-name="Times New Roman" fo:font-size="12pt" officeooo:rsid="00437086" officeooo:paragraph-rsid="00ed0e07" style:font-name-asian="Times New Roman1" style:font-size-asian="12pt" style:font-name-complex="Times New Roman1" style:font-size-complex="12pt"/>
    </style:style>
    <style:style style:name="P340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437086" officeooo:paragraph-rsid="00a54ec7" style:font-name-asian="Times New Roman1" style:font-size-asian="12pt" style:font-name-complex="Times New Roman1" style:font-size-complex="12pt"/>
    </style:style>
    <style:style style:name="P341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-0.635cm" style:auto-text-indent="false"/>
      <style:text-properties style:font-name="Times New Roman" fo:font-size="12pt" officeooo:rsid="00437086" officeooo:paragraph-rsid="01d7b04e" style:font-name-asian="Times New Roman1" style:font-size-asian="12pt" style:font-name-complex="Times New Roman1" style:font-size-complex="12pt"/>
    </style:style>
    <style:style style:name="P342" style:family="paragraph" style:parent-style-name="Table_20_Contents">
      <style:paragraph-properties fo:text-align="start" style:justify-single-word="false" fo:orphans="0" fo:widows="0"/>
      <style:text-properties fo:font-weight="normal" officeooo:rsid="00d3aa75" officeooo:paragraph-rsid="007391f1" style:font-weight-asian="normal" style:font-weight-complex="normal"/>
    </style:style>
    <style:style style:name="P343" style:family="paragraph" style:parent-style-name="Table_20_Contents">
      <style:paragraph-properties fo:text-align="start" style:justify-single-word="false" fo:orphans="0" fo:widows="0"/>
      <style:text-properties fo:font-weight="normal" officeooo:rsid="00d3aa75" officeooo:paragraph-rsid="0086b464" style:font-weight-asian="normal" style:font-weight-complex="normal"/>
    </style:style>
    <style:style style:name="P344" style:family="paragraph" style:parent-style-name="Table_20_Contents">
      <style:paragraph-properties fo:text-align="start" style:justify-single-word="false" fo:orphans="0" fo:widows="0"/>
      <style:text-properties style:font-name="Times New Roman" fo:font-size="12pt" fo:font-weight="normal" officeooo:rsid="0092ab19" officeooo:paragraph-rsid="008b719c" style:font-name-asian="Times New Roman1" style:font-size-asian="12pt" style:font-weight-asian="normal" style:font-name-complex="Times New Roman1" style:font-size-complex="12pt" style:font-weight-complex="normal"/>
    </style:style>
    <style:style style:name="P345" style:family="paragraph" style:parent-style-name="Table_20_Contents">
      <style:paragraph-properties fo:text-align="start" style:justify-single-word="false" fo:orphans="0" fo:widows="0"/>
      <style:text-properties style:font-name="Times New Roman" fo:font-size="12pt" fo:font-weight="normal" officeooo:rsid="011a1d66" officeooo:paragraph-rsid="011a1d66" style:font-name-asian="Times New Roman1" style:font-size-asian="12pt" style:font-weight-asian="normal" style:font-name-complex="Times New Roman1" style:font-size-complex="12pt" style:font-weight-complex="normal"/>
    </style:style>
    <style:style style:name="P346" style:family="paragraph" style:parent-style-name="Table_20_Contents">
      <style:paragraph-properties fo:text-align="start" style:justify-single-word="false" fo:orphans="0" fo:widows="0"/>
      <style:text-properties style:font-name="Times New Roman" fo:font-size="12pt" fo:font-weight="normal" officeooo:rsid="004bfc94" officeooo:paragraph-rsid="013c2bff" style:font-name-asian="Times New Roman1" style:font-size-asian="12pt" style:font-weight-asian="normal" style:font-name-complex="Times New Roman1" style:font-size-complex="12pt" style:font-weight-complex="normal"/>
    </style:style>
    <style:style style:name="P347" style:family="paragraph" style:parent-style-name="Table_20_Contents">
      <style:paragraph-properties fo:text-align="start" style:justify-single-word="false" fo:orphans="0" fo:widows="0"/>
      <style:text-properties style:font-name="Times New Roman" fo:font-size="12pt" fo:font-weight="normal" officeooo:rsid="013d6ea0" officeooo:paragraph-rsid="013d6ea0" style:font-name-asian="Times New Roman1" style:font-size-asian="12pt" style:font-weight-asian="normal" style:font-name-complex="Times New Roman1" style:font-size-complex="12pt" style:font-weight-complex="normal"/>
    </style:style>
    <style:style style:name="P348" style:family="paragraph" style:parent-style-name="Table_20_Contents">
      <style:paragraph-properties fo:text-align="start" style:justify-single-word="false" fo:orphans="0" fo:widows="0"/>
      <style:text-properties style:font-name="Times New Roman" fo:font-size="12pt" fo:font-weight="normal" officeooo:rsid="01bc9f63" officeooo:paragraph-rsid="01bc9f63" style:font-name-asian="Times New Roman1" style:font-size-asian="12pt" style:font-weight-asian="normal" style:font-name-complex="Times New Roman1" style:font-size-complex="12pt" style:font-weight-complex="normal"/>
    </style:style>
    <style:style style:name="P349" style:family="paragraph" style:parent-style-name="Standard">
      <style:text-properties officeooo:paragraph-rsid="0083b0ad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80f3d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87ebb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d740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eb3d9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5303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6e274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8280d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8e774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962f9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abe7d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affcd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e8ad0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2aa18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0b406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43a72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761a6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2ae61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3b0d78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3daabd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42bd93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437086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4524ec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46e7e7" style:font-name-asian="Times New Roman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20d355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491c4c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4e8499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5e1562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600ce6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60b142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6519a6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656ac8" style:font-name-asian="Times New Roman1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665bab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6e2ff2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710fcc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72ff95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1993ac2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07391f1" style:font-name-asian="Times New Roman1" style:font-size-asian="12pt" style:font-name-complex="Times New Roman1" style:font-size-complex="12pt"/>
    </style:style>
    <style:style style:name="T39" style:family="text">
      <style:text-properties style:font-name="Times New Roman" fo:font-size="12pt" officeooo:rsid="007d856b" style:font-name-asian="Times New Roman1" style:font-size-asian="12pt" style:font-name-complex="Times New Roman1" style:font-size-complex="12pt"/>
    </style:style>
    <style:style style:name="T40" style:family="text">
      <style:text-properties style:font-name="Times New Roman" fo:font-size="12pt" officeooo:rsid="00853c80" style:font-name-asian="Times New Roman1" style:font-size-asian="12pt" style:font-name-complex="Times New Roman1" style:font-size-complex="12pt"/>
    </style:style>
    <style:style style:name="T41" style:family="text">
      <style:text-properties style:font-name="Times New Roman" fo:font-size="12pt" officeooo:rsid="008643c3" style:font-name-asian="Times New Roman1" style:font-size-asian="12pt" style:font-name-complex="Times New Roman1" style:font-size-complex="12pt"/>
    </style:style>
    <style:style style:name="T42" style:family="text">
      <style:text-properties style:font-name="Times New Roman" fo:font-size="12pt" officeooo:rsid="0086b464" style:font-name-asian="Times New Roman1" style:font-size-asian="12pt" style:font-name-complex="Times New Roman1" style:font-size-complex="12pt"/>
    </style:style>
    <style:style style:name="T43" style:family="text">
      <style:text-properties style:font-name="Times New Roman" fo:font-size="12pt" officeooo:rsid="008b719c" style:font-name-asian="Times New Roman1" style:font-size-asian="12pt" style:font-name-complex="Times New Roman1" style:font-size-complex="12pt"/>
    </style:style>
    <style:style style:name="T44" style:family="text">
      <style:text-properties style:font-name="Times New Roman" fo:font-size="12pt" officeooo:rsid="00a3bdb2" style:font-name-asian="Times New Roman1" style:font-size-asian="12pt" style:font-name-complex="Times New Roman1" style:font-size-complex="12pt"/>
    </style:style>
    <style:style style:name="T45" style:family="text">
      <style:text-properties style:font-name="Times New Roman" fo:font-size="12pt" officeooo:rsid="00aeb982" style:font-name-asian="Times New Roman1" style:font-size-asian="12pt" style:font-name-complex="Times New Roman1" style:font-size-complex="12pt"/>
    </style:style>
    <style:style style:name="T46" style:family="text">
      <style:text-properties style:font-name="Times New Roman" fo:font-size="12pt" officeooo:rsid="0078d71f" style:font-name-asian="Times New Roman1" style:font-size-asian="12pt" style:font-name-complex="Times New Roman1" style:font-size-complex="12pt"/>
    </style:style>
    <style:style style:name="T47" style:family="text">
      <style:text-properties style:font-name="Times New Roman" fo:font-size="12pt" officeooo:rsid="00b2f6b7" style:font-name-asian="Times New Roman1" style:font-size-asian="12pt" style:font-name-complex="Times New Roman1" style:font-size-complex="12pt"/>
    </style:style>
    <style:style style:name="T48" style:family="text">
      <style:text-properties style:font-name="Times New Roman" fo:font-size="12pt" officeooo:rsid="00bee03d" style:font-name-asian="Times New Roman1" style:font-size-asian="12pt" style:font-name-complex="Times New Roman1" style:font-size-complex="12pt"/>
    </style:style>
    <style:style style:name="T49" style:family="text">
      <style:text-properties style:font-name="Times New Roman" fo:font-size="12pt" officeooo:rsid="00b74641" style:font-name-asian="Times New Roman1" style:font-size-asian="12pt" style:font-name-complex="Times New Roman1" style:font-size-complex="12pt"/>
    </style:style>
    <style:style style:name="T50" style:family="text">
      <style:text-properties style:font-name="Times New Roman" fo:font-size="12pt" officeooo:rsid="00774beb" style:font-name-asian="Times New Roman1" style:font-size-asian="12pt" style:font-name-complex="Times New Roman1" style:font-size-complex="12pt"/>
    </style:style>
    <style:style style:name="T51" style:family="text">
      <style:text-properties style:font-name="Times New Roman" fo:font-size="12pt" officeooo:rsid="008893e8" style:font-name-asian="Times New Roman1" style:font-size-asian="12pt" style:font-name-complex="Times New Roman1" style:font-size-complex="12pt"/>
    </style:style>
    <style:style style:name="T52" style:family="text">
      <style:text-properties style:font-name="Times New Roman" fo:font-size="12pt" officeooo:rsid="00c83b42" style:font-name-asian="Times New Roman1" style:font-size-asian="12pt" style:font-name-complex="Times New Roman1" style:font-size-complex="12pt"/>
    </style:style>
    <style:style style:name="T53" style:family="text">
      <style:text-properties style:font-name="Times New Roman" fo:font-size="12pt" officeooo:rsid="00d0b9fe" style:font-name-asian="Times New Roman1" style:font-size-asian="12pt" style:font-name-complex="Times New Roman1" style:font-size-complex="12pt"/>
    </style:style>
    <style:style style:name="T54" style:family="text">
      <style:text-properties style:font-name="Times New Roman" fo:font-size="12pt" officeooo:rsid="00d24b64" style:font-name-asian="Times New Roman1" style:font-size-asian="12pt" style:font-name-complex="Times New Roman1" style:font-size-complex="12pt"/>
    </style:style>
    <style:style style:name="T55" style:family="text">
      <style:text-properties style:font-name="Times New Roman" fo:font-size="12pt" officeooo:rsid="00d2d9ab" style:font-name-asian="Times New Roman1" style:font-size-asian="12pt" style:font-name-complex="Times New Roman1" style:font-size-complex="12pt"/>
    </style:style>
    <style:style style:name="T56" style:family="text">
      <style:text-properties style:font-name="Times New Roman" fo:font-size="12pt" officeooo:rsid="00d641cb" style:font-name-asian="Times New Roman1" style:font-size-asian="12pt" style:font-name-complex="Times New Roman1" style:font-size-complex="12pt"/>
    </style:style>
    <style:style style:name="T57" style:family="text">
      <style:text-properties style:font-name="Times New Roman" fo:font-size="12pt" officeooo:rsid="00e4550f" style:font-name-asian="Times New Roman1" style:font-size-asian="12pt" style:font-name-complex="Times New Roman1" style:font-size-complex="12pt"/>
    </style:style>
    <style:style style:name="T58" style:family="text">
      <style:text-properties style:font-name="Times New Roman" fo:font-size="12pt" officeooo:rsid="00e822c7" style:font-name-asian="Times New Roman1" style:font-size-asian="12pt" style:font-name-complex="Times New Roman1" style:font-size-complex="12pt"/>
    </style:style>
    <style:style style:name="T59" style:family="text">
      <style:text-properties style:font-name="Times New Roman" fo:font-size="12pt" officeooo:rsid="00eba009" style:font-name-asian="Times New Roman1" style:font-size-asian="12pt" style:font-name-complex="Times New Roman1" style:font-size-complex="12pt"/>
    </style:style>
    <style:style style:name="T60" style:family="text">
      <style:text-properties style:font-name="Times New Roman" fo:font-size="12pt" officeooo:rsid="0076145f" style:font-name-asian="Times New Roman1" style:font-size-asian="12pt" style:font-name-complex="Times New Roman1" style:font-size-complex="12pt"/>
    </style:style>
    <style:style style:name="T61" style:family="text">
      <style:text-properties style:font-name="Times New Roman" fo:font-size="12pt" officeooo:rsid="0108f371" style:font-name-asian="Times New Roman1" style:font-size-asian="12pt" style:font-name-complex="Times New Roman1" style:font-size-complex="12pt"/>
    </style:style>
    <style:style style:name="T62" style:family="text">
      <style:text-properties style:font-name="Times New Roman" fo:font-size="12pt" officeooo:rsid="0109428b" style:font-name-asian="Times New Roman1" style:font-size-asian="12pt" style:font-name-complex="Times New Roman1" style:font-size-complex="12pt"/>
    </style:style>
    <style:style style:name="T63" style:family="text">
      <style:text-properties style:font-name="Times New Roman" fo:font-size="12pt" officeooo:rsid="010a8cf5" style:font-name-asian="Times New Roman1" style:font-size-asian="12pt" style:font-name-complex="Times New Roman1" style:font-size-complex="12pt"/>
    </style:style>
    <style:style style:name="T64" style:family="text">
      <style:text-properties style:font-name="Times New Roman" fo:font-size="12pt" officeooo:rsid="010ba643" style:font-name-asian="Times New Roman1" style:font-size-asian="12pt" style:font-name-complex="Times New Roman1" style:font-size-complex="12pt"/>
    </style:style>
    <style:style style:name="T65" style:family="text">
      <style:text-properties style:font-name="Times New Roman" fo:font-size="12pt" officeooo:rsid="0112ffab" style:font-name-asian="Times New Roman1" style:font-size-asian="12pt" style:font-name-complex="Times New Roman1" style:font-size-complex="12pt"/>
    </style:style>
    <style:style style:name="T66" style:family="text">
      <style:text-properties style:font-name="Times New Roman" fo:font-size="12pt" officeooo:rsid="01183073" style:font-name-asian="Times New Roman1" style:font-size-asian="12pt" style:font-name-complex="Times New Roman1" style:font-size-complex="12pt"/>
    </style:style>
    <style:style style:name="T67" style:family="text">
      <style:text-properties style:font-name="Times New Roman" fo:font-size="12pt" officeooo:rsid="011d4442" style:font-name-asian="Times New Roman1" style:font-size-asian="12pt" style:font-name-complex="Times New Roman1" style:font-size-complex="12pt"/>
    </style:style>
    <style:style style:name="T68" style:family="text">
      <style:text-properties style:font-name="Times New Roman" fo:font-size="12pt" officeooo:rsid="01200082" style:font-name-asian="Times New Roman1" style:font-size-asian="12pt" style:font-name-complex="Times New Roman1" style:font-size-complex="12pt"/>
    </style:style>
    <style:style style:name="T69" style:family="text">
      <style:text-properties style:font-name="Times New Roman" fo:font-size="12pt" officeooo:rsid="0120c028" style:font-name-asian="Times New Roman1" style:font-size-asian="12pt" style:font-name-complex="Times New Roman1" style:font-size-complex="12pt"/>
    </style:style>
    <style:style style:name="T70" style:family="text">
      <style:text-properties style:font-name="Times New Roman" fo:font-size="12pt" officeooo:rsid="0122aebc" style:font-name-asian="Times New Roman1" style:font-size-asian="12pt" style:font-name-complex="Times New Roman1" style:font-size-complex="12pt"/>
    </style:style>
    <style:style style:name="T71" style:family="text">
      <style:text-properties style:font-name="Times New Roman" fo:font-size="12pt" officeooo:rsid="01255ff7" style:font-name-asian="Times New Roman1" style:font-size-asian="12pt" style:font-name-complex="Times New Roman1" style:font-size-complex="12pt"/>
    </style:style>
    <style:style style:name="T72" style:family="text">
      <style:text-properties style:font-name="Times New Roman" fo:font-size="12pt" officeooo:rsid="01270f49" style:font-name-asian="Times New Roman1" style:font-size-asian="12pt" style:font-name-complex="Times New Roman1" style:font-size-complex="12pt"/>
    </style:style>
    <style:style style:name="T73" style:family="text">
      <style:text-properties style:font-name="Times New Roman" fo:font-size="12pt" officeooo:rsid="01271139" style:font-name-asian="Times New Roman1" style:font-size-asian="12pt" style:font-name-complex="Times New Roman1" style:font-size-complex="12pt"/>
    </style:style>
    <style:style style:name="T74" style:family="text">
      <style:text-properties style:font-name="Times New Roman" fo:font-size="12pt" officeooo:rsid="0127bc2b" style:font-name-asian="Times New Roman1" style:font-size-asian="12pt" style:font-name-complex="Times New Roman1" style:font-size-complex="12pt"/>
    </style:style>
    <style:style style:name="T75" style:family="text">
      <style:text-properties style:font-name="Times New Roman" fo:font-size="12pt" officeooo:rsid="01299c66" style:font-name-asian="Times New Roman1" style:font-size-asian="12pt" style:font-name-complex="Times New Roman1" style:font-size-complex="12pt"/>
    </style:style>
    <style:style style:name="T76" style:family="text">
      <style:text-properties style:font-name="Times New Roman" fo:font-size="12pt" officeooo:rsid="012c4b23" style:font-name-asian="Times New Roman1" style:font-size-asian="12pt" style:font-name-complex="Times New Roman1" style:font-size-complex="12pt"/>
    </style:style>
    <style:style style:name="T77" style:family="text">
      <style:text-properties style:font-name="Times New Roman" fo:font-size="12pt" officeooo:rsid="014cac8e" style:font-name-asian="Times New Roman1" style:font-size-asian="12pt" style:font-name-complex="Times New Roman1" style:font-size-complex="12pt"/>
    </style:style>
    <style:style style:name="T78" style:family="text">
      <style:text-properties style:font-name="Times New Roman" fo:font-size="12pt" officeooo:rsid="014cea15" style:font-name-asian="Times New Roman1" style:font-size-asian="12pt" style:font-name-complex="Times New Roman1" style:font-size-complex="12pt"/>
    </style:style>
    <style:style style:name="T79" style:family="text">
      <style:text-properties style:font-name="Times New Roman" fo:font-size="12pt" officeooo:rsid="014d787e" style:font-name-asian="Times New Roman1" style:font-size-asian="12pt" style:font-name-complex="Times New Roman1" style:font-size-complex="12pt"/>
    </style:style>
    <style:style style:name="T80" style:family="text">
      <style:text-properties style:font-name="Times New Roman" fo:font-size="12pt" officeooo:rsid="01509ff0" style:font-name-asian="Times New Roman1" style:font-size-asian="12pt" style:font-name-complex="Times New Roman1" style:font-size-complex="12pt"/>
    </style:style>
    <style:style style:name="T81" style:family="text">
      <style:text-properties style:font-name="Times New Roman" fo:font-size="12pt" officeooo:rsid="015828ac" style:font-name-asian="Times New Roman1" style:font-size-asian="12pt" style:font-name-complex="Times New Roman1" style:font-size-complex="12pt"/>
    </style:style>
    <style:style style:name="T82" style:family="text">
      <style:text-properties style:font-name="Times New Roman" fo:font-size="12pt" officeooo:rsid="0158990f" style:font-name-asian="Times New Roman1" style:font-size-asian="12pt" style:font-name-complex="Times New Roman1" style:font-size-complex="12pt"/>
    </style:style>
    <style:style style:name="T83" style:family="text">
      <style:text-properties style:font-name="Times New Roman" fo:font-size="12pt" officeooo:rsid="015b030b" style:font-name-asian="Times New Roman1" style:font-size-asian="12pt" style:font-name-complex="Times New Roman1" style:font-size-complex="12pt"/>
    </style:style>
    <style:style style:name="T84" style:family="text">
      <style:text-properties style:font-name="Times New Roman" fo:font-size="12pt" officeooo:rsid="01653d30" style:font-name-asian="Times New Roman1" style:font-size-asian="12pt" style:font-name-complex="Times New Roman1" style:font-size-complex="12pt"/>
    </style:style>
    <style:style style:name="T85" style:family="text">
      <style:text-properties style:font-name="Times New Roman" fo:font-size="12pt" officeooo:rsid="01679879" style:font-name-asian="Times New Roman1" style:font-size-asian="12pt" style:font-name-complex="Times New Roman1" style:font-size-complex="12pt"/>
    </style:style>
    <style:style style:name="T86" style:family="text">
      <style:text-properties style:font-name="Times New Roman" fo:font-size="12pt" officeooo:rsid="0172cae9" style:font-name-asian="Times New Roman1" style:font-size-asian="12pt" style:font-name-complex="Times New Roman1" style:font-size-complex="12pt"/>
    </style:style>
    <style:style style:name="T87" style:family="text">
      <style:text-properties style:font-name="Times New Roman" fo:font-size="12pt" officeooo:rsid="01952e9f" style:font-name-asian="Times New Roman1" style:font-size-asian="12pt" style:font-name-complex="Times New Roman1" style:font-size-complex="12pt"/>
    </style:style>
    <style:style style:name="T88" style:family="text">
      <style:text-properties style:font-name="Times New Roman" fo:font-size="12pt" officeooo:rsid="0053cdaf" style:font-name-asian="Times New Roman1" style:font-size-asian="12pt" style:font-name-complex="Times New Roman1" style:font-size-complex="12pt"/>
    </style:style>
    <style:style style:name="T89" style:family="text">
      <style:text-properties style:font-name="Times New Roman" fo:font-size="12pt" officeooo:rsid="01959c95" style:font-name-asian="Times New Roman1" style:font-size-asian="12pt" style:font-name-complex="Times New Roman1" style:font-size-complex="12pt"/>
    </style:style>
    <style:style style:name="T90" style:family="text">
      <style:text-properties style:font-name="Times New Roman" fo:font-size="12pt" officeooo:rsid="0197861a" style:font-name-asian="Times New Roman1" style:font-size-asian="12pt" style:font-name-complex="Times New Roman1" style:font-size-complex="12pt"/>
    </style:style>
    <style:style style:name="T91" style:family="text">
      <style:text-properties style:font-name="Times New Roman" fo:font-size="12pt" officeooo:rsid="0198a7a6" style:font-name-asian="Times New Roman1" style:font-size-asian="12pt" style:font-name-complex="Times New Roman1" style:font-size-complex="12pt"/>
    </style:style>
    <style:style style:name="T92" style:family="text">
      <style:text-properties style:font-name="Times New Roman" fo:font-size="12pt" officeooo:rsid="019a709a" style:font-name-asian="Times New Roman1" style:font-size-asian="12pt" style:font-name-complex="Times New Roman1" style:font-size-complex="12pt"/>
    </style:style>
    <style:style style:name="T93" style:family="text">
      <style:text-properties style:font-name="Times New Roman" fo:font-size="12pt" officeooo:rsid="01a81806" style:font-name-asian="Times New Roman1" style:font-size-asian="12pt" style:font-name-complex="Times New Roman1" style:font-size-complex="12pt"/>
    </style:style>
    <style:style style:name="T94" style:family="text">
      <style:text-properties style:font-name="Times New Roman" fo:font-size="12pt" officeooo:rsid="01a9f22a" style:font-name-asian="Times New Roman1" style:font-size-asian="12pt" style:font-name-complex="Times New Roman1" style:font-size-complex="12pt"/>
    </style:style>
    <style:style style:name="T95" style:family="text">
      <style:text-properties style:font-name="Times New Roman" fo:font-size="12pt" officeooo:rsid="01ab185e" style:font-name-asian="Times New Roman1" style:font-size-asian="12pt" style:font-name-complex="Times New Roman1" style:font-size-complex="12pt"/>
    </style:style>
    <style:style style:name="T96" style:family="text">
      <style:text-properties style:font-name="Times New Roman" fo:font-size="12pt" officeooo:rsid="01b06b53" style:font-name-asian="Times New Roman1" style:font-size-asian="12pt" style:font-name-complex="Times New Roman1" style:font-size-complex="12pt"/>
    </style:style>
    <style:style style:name="T97" style:family="text">
      <style:text-properties style:font-name="Times New Roman" fo:font-size="12pt" officeooo:rsid="0040c297" style:font-name-asian="Times New Roman1" style:font-size-asian="12pt" style:font-name-complex="Times New Roman1" style:font-size-complex="12pt"/>
    </style:style>
    <style:style style:name="T98" style:family="text">
      <style:text-properties style:font-name="Times New Roman" fo:font-size="12pt" officeooo:rsid="014d3b7b" style:font-name-asian="Times New Roman1" style:font-size-asian="12pt" style:font-name-complex="Times New Roman1" style:font-size-complex="12pt"/>
    </style:style>
    <style:style style:name="T99" style:family="text">
      <style:text-properties style:font-name="Times New Roman" fo:font-size="12pt" officeooo:rsid="01b4c715" style:font-name-asian="Times New Roman1" style:font-size-asian="12pt" style:font-name-complex="Times New Roman1" style:font-size-complex="12pt"/>
    </style:style>
    <style:style style:name="T100" style:family="text">
      <style:text-properties style:font-name="Times New Roman" fo:font-size="12pt" officeooo:rsid="01b537ad" style:font-name-asian="Times New Roman1" style:font-size-asian="12pt" style:font-name-complex="Times New Roman1" style:font-size-complex="12pt"/>
    </style:style>
    <style:style style:name="T101" style:family="text">
      <style:text-properties style:font-name="Times New Roman" fo:font-size="12pt" officeooo:rsid="01b5f3b3" style:font-name-asian="Times New Roman1" style:font-size-asian="12pt" style:font-name-complex="Times New Roman1" style:font-size-complex="12pt"/>
    </style:style>
    <style:style style:name="T102" style:family="text">
      <style:text-properties style:font-name="Times New Roman" fo:font-size="12pt" officeooo:rsid="01b83907" style:font-name-asian="Times New Roman1" style:font-size-asian="12pt" style:font-name-complex="Times New Roman1" style:font-size-complex="12pt"/>
    </style:style>
    <style:style style:name="T103" style:family="text">
      <style:text-properties style:font-name="Times New Roman" fo:font-size="12pt" officeooo:rsid="01bba4c3" style:font-name-asian="Times New Roman1" style:font-size-asian="12pt" style:font-name-complex="Times New Roman1" style:font-size-complex="12pt"/>
    </style:style>
    <style:style style:name="T104" style:family="text">
      <style:text-properties style:font-name="Times New Roman" fo:font-size="12pt" officeooo:rsid="01bed69d" style:font-name-asian="Times New Roman1" style:font-size-asian="12pt" style:font-name-complex="Times New Roman1" style:font-size-complex="12pt"/>
    </style:style>
    <style:style style:name="T105" style:family="text">
      <style:text-properties style:font-name="Times New Roman" fo:font-size="12pt" officeooo:rsid="01c11c77" style:font-name-asian="Times New Roman1" style:font-size-asian="12pt" style:font-name-complex="Times New Roman1" style:font-size-complex="12pt"/>
    </style:style>
    <style:style style:name="T106" style:family="text">
      <style:text-properties style:font-name="Times New Roman" fo:font-size="12pt" officeooo:rsid="01cc160d" style:font-name-asian="Times New Roman1" style:font-size-asian="12pt" style:font-name-complex="Times New Roman1" style:font-size-complex="12pt"/>
    </style:style>
    <style:style style:name="T107" style:family="text">
      <style:text-properties style:font-name="Times New Roman" fo:font-size="12pt" officeooo:rsid="01da84f9" style:font-name-asian="Times New Roman1" style:font-size-asian="12pt" style:font-name-complex="Times New Roman1" style:font-size-complex="12pt"/>
    </style:style>
    <style:style style:name="T10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9" style:family="text">
      <style:text-properties style:font-name="Times New Roman" fo:font-size="12pt" fo:font-weight="bold" officeooo:rsid="00180f3d" style:font-name-asian="Times New Roman1" style:font-size-asian="12pt" style:font-weight-asian="bold" style:font-name-complex="Times New Roman1" style:font-size-complex="12pt"/>
    </style:style>
    <style:style style:name="T110" style:family="text">
      <style:text-properties style:font-name="Times New Roman" fo:font-size="12pt" fo:font-weight="bold" officeooo:rsid="0042bd93" style:font-name-asian="Times New Roman1" style:font-size-asian="12pt" style:font-weight-asian="bold" style:font-name-complex="Times New Roman1" style:font-size-complex="12pt"/>
    </style:style>
    <style:style style:name="T111" style:family="text">
      <style:text-properties style:font-name="Times New Roman" fo:font-size="12pt" fo:font-weight="bold" officeooo:rsid="00656ac8" style:font-name-asian="Times New Roman1" style:font-size-asian="12pt" style:font-weight-asian="bold" style:font-name-complex="Times New Roman1" style:font-size-complex="12pt"/>
    </style:style>
    <style:style style:name="T112" style:family="text">
      <style:text-properties style:font-name="Times New Roman" fo:font-size="12pt" fo:font-weight="normal" officeooo:rsid="00d6a653" style:font-name-asian="Times New Roman1" style:font-size-asian="12pt" style:font-weight-asian="normal" style:font-name-complex="Times New Roman1" style:font-size-complex="12pt" style:font-weight-complex="normal"/>
    </style:style>
    <style:style style:name="T113" style:family="text">
      <style:text-properties officeooo:rsid="0022aa18"/>
    </style:style>
    <style:style style:name="T114" style:family="text">
      <style:text-properties officeooo:rsid="0024b302"/>
    </style:style>
    <style:style style:name="T115" style:family="text">
      <style:text-properties officeooo:rsid="0028280d"/>
    </style:style>
    <style:style style:name="T116" style:family="text">
      <style:text-properties officeooo:rsid="002962f9"/>
    </style:style>
    <style:style style:name="T117" style:family="text">
      <style:text-properties officeooo:rsid="002abe7d"/>
    </style:style>
    <style:style style:name="T118" style:family="text">
      <style:text-properties officeooo:rsid="002e8ad0"/>
    </style:style>
    <style:style style:name="T119" style:family="text">
      <style:text-properties officeooo:rsid="0020d355"/>
    </style:style>
    <style:style style:name="T120" style:family="text">
      <style:text-properties officeooo:rsid="002f4ef6"/>
    </style:style>
    <style:style style:name="T121" style:family="text">
      <style:text-properties officeooo:rsid="0030b406"/>
    </style:style>
    <style:style style:name="T122" style:family="text">
      <style:text-properties officeooo:rsid="00369338"/>
    </style:style>
    <style:style style:name="T123" style:family="text">
      <style:text-properties officeooo:rsid="003761a6"/>
    </style:style>
    <style:style style:name="T124" style:family="text">
      <style:text-properties officeooo:rsid="00437086"/>
    </style:style>
    <style:style style:name="T125" style:family="text">
      <style:text-properties officeooo:rsid="0044ef1e"/>
    </style:style>
    <style:style style:name="T126" style:family="text">
      <style:text-properties officeooo:rsid="004524ec"/>
    </style:style>
    <style:style style:name="T127" style:family="text">
      <style:text-properties officeooo:rsid="004be539"/>
    </style:style>
    <style:style style:name="T128" style:family="text">
      <style:text-properties officeooo:rsid="0053cdaf"/>
    </style:style>
    <style:style style:name="T129" style:family="text">
      <style:text-properties officeooo:rsid="0058a8e2"/>
    </style:style>
    <style:style style:name="T130" style:family="text">
      <style:text-properties officeooo:rsid="0059cec7"/>
    </style:style>
    <style:style style:name="T131" style:family="text">
      <style:text-properties officeooo:rsid="005bf114"/>
    </style:style>
    <style:style style:name="T132" style:family="text">
      <style:text-properties officeooo:rsid="005e1562"/>
    </style:style>
    <style:style style:name="T133" style:family="text">
      <style:text-properties officeooo:rsid="0060b142"/>
    </style:style>
    <style:style style:name="T134" style:family="text">
      <style:text-properties officeooo:rsid="0062712a"/>
    </style:style>
    <style:style style:name="T135" style:family="text">
      <style:text-properties officeooo:rsid="0069ae9c"/>
    </style:style>
    <style:style style:name="T136" style:family="text">
      <style:text-properties officeooo:rsid="00710fcc"/>
    </style:style>
    <style:style style:name="T137" style:family="text">
      <style:text-properties officeooo:rsid="0076145f"/>
    </style:style>
    <style:style style:name="T138" style:family="text">
      <style:text-properties officeooo:rsid="00774beb"/>
    </style:style>
    <style:style style:name="T139" style:family="text">
      <style:text-properties officeooo:rsid="0078d71f"/>
    </style:style>
    <style:style style:name="T140" style:family="text">
      <style:text-properties officeooo:rsid="007aceee"/>
    </style:style>
    <style:style style:name="T141" style:family="text">
      <style:text-properties officeooo:rsid="007f6ac4"/>
    </style:style>
    <style:style style:name="T142" style:family="text">
      <style:text-properties officeooo:rsid="0081ceda"/>
    </style:style>
    <style:style style:name="T143" style:family="text">
      <style:text-properties officeooo:rsid="008893e8"/>
    </style:style>
    <style:style style:name="T144" style:family="text">
      <style:text-properties officeooo:rsid="008ae864"/>
    </style:style>
    <style:style style:name="T145" style:family="text">
      <style:text-properties officeooo:rsid="008b719c"/>
    </style:style>
    <style:style style:name="T146" style:family="text">
      <style:text-properties officeooo:rsid="008e90de"/>
    </style:style>
    <style:style style:name="T147" style:family="text">
      <style:text-properties officeooo:rsid="0097b2cb"/>
    </style:style>
    <style:style style:name="T148" style:family="text">
      <style:text-properties officeooo:rsid="0099248a"/>
    </style:style>
    <style:style style:name="T149" style:family="text">
      <style:text-properties officeooo:rsid="009b0150"/>
    </style:style>
    <style:style style:name="T150" style:family="text">
      <style:text-properties officeooo:rsid="009f51e9"/>
    </style:style>
    <style:style style:name="T151" style:family="text">
      <style:text-properties officeooo:rsid="00a0afa3"/>
    </style:style>
    <style:style style:name="T152" style:family="text">
      <style:text-properties officeooo:rsid="00a54ec7"/>
    </style:style>
    <style:style style:name="T153" style:family="text">
      <style:text-properties officeooo:rsid="00a983ca"/>
    </style:style>
    <style:style style:name="T154" style:family="text">
      <style:text-properties officeooo:rsid="00aaf268"/>
    </style:style>
    <style:style style:name="T155" style:family="text">
      <style:text-properties officeooo:rsid="00aeb982"/>
    </style:style>
    <style:style style:name="T156" style:family="text">
      <style:text-properties officeooo:rsid="00b74641"/>
    </style:style>
    <style:style style:name="T157" style:family="text">
      <style:text-properties officeooo:rsid="00b98f31"/>
    </style:style>
    <style:style style:name="T158" style:family="text">
      <style:text-properties officeooo:rsid="00745746"/>
    </style:style>
    <style:style style:name="T159" style:family="text">
      <style:text-properties officeooo:rsid="00cb2249"/>
    </style:style>
    <style:style style:name="T160" style:family="text">
      <style:text-properties officeooo:rsid="00cd4306"/>
    </style:style>
    <style:style style:name="T161" style:family="text">
      <style:text-properties officeooo:rsid="00da6f5b"/>
    </style:style>
    <style:style style:name="T162" style:family="text">
      <style:text-properties officeooo:rsid="00df6246"/>
    </style:style>
    <style:style style:name="T163" style:family="text">
      <style:text-properties officeooo:rsid="00e0dc51"/>
    </style:style>
    <style:style style:name="T164" style:family="text">
      <style:text-properties officeooo:rsid="00e3e47f"/>
    </style:style>
    <style:style style:name="T165" style:family="text">
      <style:text-properties officeooo:rsid="00600ce6"/>
    </style:style>
    <style:style style:name="T166" style:family="text">
      <style:text-properties officeooo:rsid="00e4550f"/>
    </style:style>
    <style:style style:name="T167" style:family="text">
      <style:text-properties officeooo:rsid="00eba009"/>
    </style:style>
    <style:style style:name="T168" style:family="text">
      <style:text-properties officeooo:rsid="00f28695"/>
    </style:style>
    <style:style style:name="T169" style:family="text">
      <style:text-properties officeooo:rsid="00f5b624"/>
    </style:style>
    <style:style style:name="T170" style:family="text">
      <style:text-properties officeooo:rsid="00f7cf63"/>
    </style:style>
    <style:style style:name="T171" style:family="text">
      <style:text-properties officeooo:rsid="01020d0b"/>
    </style:style>
    <style:style style:name="T172" style:family="text">
      <style:text-properties officeooo:rsid="0105845f"/>
    </style:style>
    <style:style style:name="T173" style:family="text">
      <style:text-properties officeooo:rsid="0112ffab"/>
    </style:style>
    <style:style style:name="T174" style:family="text">
      <style:text-properties style:font-name-complex="Times New Roman"/>
    </style:style>
    <style:style style:name="T175" style:family="text">
      <style:text-properties officeooo:rsid="0180a292" style:font-name-complex="Times New Roman"/>
    </style:style>
    <style:style style:name="T176" style:family="text">
      <style:text-properties officeooo:rsid="00941500" style:font-name-complex="Times New Roman"/>
    </style:style>
    <style:style style:name="T177" style:family="text">
      <style:text-properties officeooo:rsid="011b57ea" style:font-name-complex="Times New Roman"/>
    </style:style>
    <style:style style:name="T178" style:family="text">
      <style:text-properties officeooo:rsid="017bce43" style:font-name-complex="Times New Roman"/>
    </style:style>
    <style:style style:name="T179" style:family="text">
      <style:text-properties officeooo:rsid="017f535f" style:font-name-complex="Times New Roman"/>
    </style:style>
    <style:style style:name="T180" style:family="text">
      <style:text-properties officeooo:rsid="00914a11" style:font-name-complex="Times New Roman"/>
    </style:style>
    <style:style style:name="T181" style:family="text">
      <style:text-properties officeooo:rsid="0089d4b6" style:font-name-complex="Times New Roman"/>
    </style:style>
    <style:style style:name="T182" style:family="text">
      <style:text-properties officeooo:rsid="0084e06b" style:font-name-complex="Times New Roman"/>
    </style:style>
    <style:style style:name="T183" style:family="text">
      <style:text-properties officeooo:rsid="013c2bff" style:font-name-complex="Times New Roman"/>
    </style:style>
    <style:style style:name="T184" style:family="text">
      <style:text-properties officeooo:rsid="00180f3d"/>
    </style:style>
    <style:style style:name="T185" style:family="text">
      <style:text-properties officeooo:rsid="001cd740"/>
    </style:style>
    <style:style style:name="T186" style:family="text">
      <style:text-properties officeooo:rsid="011d4442"/>
    </style:style>
    <style:style style:name="T187" style:family="text">
      <style:text-properties officeooo:rsid="011e8549"/>
    </style:style>
    <style:style style:name="T188" style:family="text">
      <style:text-properties officeooo:rsid="0127eca3"/>
    </style:style>
    <style:style style:name="T189" style:family="text">
      <style:text-properties officeooo:rsid="00491c4c"/>
    </style:style>
    <style:style style:name="T190" style:family="text">
      <style:text-properties officeooo:rsid="0140f17e"/>
    </style:style>
    <style:style style:name="T191" style:family="text">
      <style:text-properties officeooo:rsid="01462de0"/>
    </style:style>
    <style:style style:name="T192" style:family="text">
      <style:text-properties fo:font-weight="normal" officeooo:rsid="00d41d17" style:font-weight-asian="normal" style:font-name-complex="Times New Roman" style:font-weight-complex="normal"/>
    </style:style>
    <style:style style:name="T193" style:family="text">
      <style:text-properties fo:font-weight="normal" officeooo:rsid="01462de0" style:font-weight-asian="normal" style:font-name-complex="Times New Roman" style:font-weight-complex="normal"/>
    </style:style>
    <style:style style:name="T194" style:family="text">
      <style:text-properties fo:font-weight="normal" officeooo:rsid="00aaf268" style:font-weight-asian="normal" style:font-weight-complex="normal"/>
    </style:style>
    <style:style style:name="T195" style:family="text">
      <style:text-properties fo:font-weight="normal" officeooo:rsid="01552c9a" style:font-weight-asian="normal" style:font-weight-complex="normal"/>
    </style:style>
    <style:style style:name="T196" style:family="text">
      <style:text-properties officeooo:rsid="0149904a"/>
    </style:style>
    <style:style style:name="T197" style:family="text">
      <style:text-properties officeooo:rsid="014cea15"/>
    </style:style>
    <style:style style:name="T198" style:family="text">
      <style:text-properties officeooo:rsid="014d787e"/>
    </style:style>
    <style:style style:name="T199" style:family="text">
      <style:text-properties officeooo:rsid="015a9d44"/>
    </style:style>
    <style:style style:name="T200" style:family="text">
      <style:text-properties officeooo:rsid="01642ac3"/>
    </style:style>
    <style:style style:name="T201" style:family="text">
      <style:text-properties officeooo:rsid="0166abc8"/>
    </style:style>
    <style:style style:name="T202" style:family="text">
      <style:text-properties officeooo:rsid="01709587"/>
    </style:style>
    <style:style style:name="T203" style:family="text">
      <style:text-properties officeooo:rsid="01728e60"/>
    </style:style>
    <style:style style:name="T204" style:family="text">
      <style:text-properties officeooo:rsid="0178fa3e"/>
    </style:style>
    <style:style style:name="T205" style:family="text">
      <style:text-properties officeooo:rsid="017aa1b1"/>
    </style:style>
    <style:style style:name="T206" style:family="text">
      <style:text-properties officeooo:rsid="0180f449"/>
    </style:style>
    <style:style style:name="T207" style:family="text">
      <style:text-properties officeooo:rsid="01835d7d"/>
    </style:style>
    <style:style style:name="T208" style:family="text">
      <style:text-properties officeooo:rsid="0192d8bc"/>
    </style:style>
    <style:style style:name="T209" style:family="text">
      <style:text-properties officeooo:rsid="01952e9f"/>
    </style:style>
    <style:style style:name="T210" style:family="text">
      <style:text-properties officeooo:rsid="00d24b64"/>
    </style:style>
    <style:style style:name="T211" style:family="text">
      <style:text-properties officeooo:rsid="01af1fe1"/>
    </style:style>
    <style:style style:name="T212" style:family="text">
      <style:text-properties officeooo:rsid="01b06b53"/>
    </style:style>
    <style:style style:name="T213" style:family="text">
      <style:text-properties officeooo:rsid="01b2e946"/>
    </style:style>
    <style:style style:name="T214" style:family="text">
      <style:text-properties officeooo:rsid="01c35fa5"/>
    </style:style>
    <style:style style:name="T215" style:family="text">
      <style:text-properties officeooo:rsid="01cffa9c"/>
    </style:style>
    <style:style style:name="T216" style:family="text">
      <style:text-properties officeooo:rsid="01d00d4e"/>
    </style:style>
    <style:style style:name="T217" style:family="text">
      <style:text-properties officeooo:rsid="01d0f4d1"/>
    </style:style>
    <style:style style:name="T218" style:family="text">
      <style:text-properties officeooo:rsid="01d56e75"/>
    </style:style>
    <style:style style:name="T219" style:family="text">
      <style:text-properties officeooo:rsid="01e31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Expandido<text:span text:style-name="T114">s</text:span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<text:span text:style-name="T1">U</text:span><text:span text:style-name="T2">C</text:span><text:span text:style-name="T1">: 01 <text:tab/><text:tab/><text:tab/> <text:s text:c="9"/>Nome: C</text:span><text:span text:style-name="T105">RUD</text:span><text:span text:style-name="T1"> </text:span><text:span text:style-name="T105">de </text:span><text:span text:style-name="T2">Mercadorias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5.A1" office:value-type="string">
            <text:p text:style-name="P196"><text:span text:style-name="T2">Funcioná</text:span><text:span text:style-name="T3">r</text:span><text:span text:style-name="T2">io vendedor</text:span></text:p>
          </table:table-cell>
        </table:table-row>
        <table:table-row table:style-name="Table5.1">
          <table:table-cell table:style-name="Table5.A2" office:value-type="string">
            <text:p text:style-name="P69">Descrição</text:p>
          </table:table-cell>
          <table:table-cell table:style-name="Table5.A1" office:value-type="string">
            <text:p text:style-name="P25"><text:span text:style-name="T2">O</text:span><text:span text:style-name="T1">bjetiva </text:span><text:span text:style-name="T4">realização d</text:span><text:span text:style-name="T1">o cadastro de novas mercadorias.</text:span></text:p>
          </table:table-cell>
        </table:table-row>
        <table:table-row table:style-name="Table5.4">
          <table:table-cell table:style-name="Table5.A2" office:value-type="string">
            <text:p text:style-name="P79">Pré-<text:span text:style-name="T145">C</text:span>ondições</text:p>
          </table:table-cell>
          <table:table-cell table:style-name="Table5.A1" office:value-type="string">
            <text:p text:style-name="P194"><text:span text:style-name="T1">Não deve ter cadastrado no sistema um</text:span><text:span text:style-name="T5">a mercadoria com o mesmo codigo de identificação.</text:span></text:p>
          </table:table-cell>
        </table:table-row>
        <table:table-row table:style-name="Table5.5">
          <table:table-cell table:style-name="Table5.A2" office:value-type="string">
            <text:p text:style-name="P89">Pós-Condição</text:p>
          </table:table-cell>
          <table:table-cell table:style-name="Table5.A1" office:value-type="string">
            <text:p text:style-name="P195"><text:span text:style-name="T6">N</text:span><text:span text:style-name="T1">o</text:span><text:span text:style-name="T6">va mercadoria</text:span><text:span text:style-name="T1"> foi cadastrad</text:span><text:span text:style-name="T6">a</text:span><text:span text:style-name="T1"> e a lista de </text:span><text:span text:style-name="T6">mercadoria</text:span><text:span text:style-name="T1">s atualizada e está pronto para realizar as operações permitidas pelo sistema.</text:span></text:p>
          </table:table-cell>
        </table:table-row>
        <table:table-row table:style-name="Table5.6">
          <table:table-cell table:style-name="Table5.A2" office:value-type="string">
            <text:p text:style-name="P3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5.A1" office:value-type="string">
            <text:p text:style-name="P34">Gestão de Mercadorias</text:p>
          </table:table-cell>
        </table:table-row>
        <table:table-row table:style-name="Table5.7">
          <table:table-cell table:style-name="Table5.A2" office:value-type="string">
            <text:p text:style-name="P99">Cenário Principal</text:p>
          </table:table-cell>
          <table:table-cell table:style-name="Table5.A1" office:value-type="string">
            <text:p text:style-name="P35">1. <text:span text:style-name="T118">[IN] Funcionário acessa o modulo de CRUD das mercadorias.</text:span></text:p>
            <text:p text:style-name="P175">2. [OUT] O sistema retorna as opções para o Funcionário. [CA1]<text:span text:style-name="T122">[CA2] [CA3]</text:span></text:p>
            <text:p text:style-name="P173">3. [IN] O Funcionário escolhe a opção de cadastro da mercadoria.</text:p>
            <text:p text:style-name="P173">4. [OUT] O sistema dá acesso a tela de cadastro.</text:p>
            <text:p text:style-name="P173">5. <text:span text:style-name="T119">[IN] Funcionário preenche os dados da nova mercadoria. [RN1]</text:span></text:p>
            <text:p text:style-name="P188">6. [OUT] O sistema verifica as informações. [TE1]</text:p>
            <text:p text:style-name="P292">7. [IN] O Funcionário confirma o cadastro.</text:p>
            <text:p text:style-name="P188"><text:span text:style-name="T208">8. [OUT] O Sistema </text:span>salva os dados <text:span text:style-name="T129">da</text:span> <text:span text:style-name="T129">mercadoria e informa cadastro efetuado com sucesso.</text:span></text:p>
          </table:table-cell>
        </table:table-row>
        <table:table-row table:style-name="Table5.8">
          <table:table-cell table:style-name="Table5.A2" office:value-type="string">
            <text:p text:style-name="P99">Cenário Alternativo</text:p>
          </table:table-cell>
          <table:table-cell table:style-name="Table5.A1" office:value-type="string">
            <text:p text:style-name="P114">CA1: </text:p>
            <text:p text:style-name="P173">3. [IN] O Funcionário escolhe a opção de alteração da mercadoria.</text:p>
            <text:p text:style-name="P173"><text:span text:style-name="T121">4</text:span>. [OUT] O sistema dá acesso a tela de <text:span text:style-name="T120">alterar</text:span>.</text:p>
            <text:p text:style-name="P192"><text:span text:style-name="T18">5. [IN] O </text:span><text:span text:style-name="T19">Funcionario</text:span><text:span text:style-name="T18"> informa o ID ou Descrição </text:span><text:span text:style-name="T23">na busca</text:span><text:span text:style-name="T18">. </text:span><text:span text:style-name="T23">[</text:span><text:span text:style-name="T26">T</text:span><text:span text:style-name="T23">E2]</text:span></text:p>
            <text:p text:style-name="P205">6. [OUT] O Sistema retorna/exibe os dados da mercadoria. </text:p>
            <text:p text:style-name="P176"><text:span text:style-name="T121">7</text:span>. <text:span text:style-name="T119">[IN] Funcionário altera os dados da mercadoria. [RN1]</text:span></text:p>
            <text:p text:style-name="P238">8. [OUT] O sistema solicita a confirmação da alteração. </text:p>
            <text:p text:style-name="P238">9. [IN] O <text:span text:style-name="T135">funcionário</text:span> confirma a alteração.</text:p>
            <text:p text:style-name="P35"><text:span text:style-name="T29">10</text:span><text:span text:style-name="T13">.</text:span><text:span text:style-name="T1"> [OUT] </text:span><text:span text:style-name="T14">O Sistema informa </text:span><text:span text:style-name="T19">alteração</text:span><text:span text:style-name="T14"> efetuad</text:span><text:span text:style-name="T19">a</text:span><text:span text:style-name="T14"> com sucesso.</text:span></text:p>
            <text:p text:style-name="P35"/>
            <text:p text:style-name="P219"><text:span text:style-name="T14">C</text:span><text:span text:style-name="T1">A2:</text:span></text:p>
            <text:p text:style-name="P151">3. [IN] O usuário escolhe a opção consulta.</text:p>
            <text:p text:style-name="P294"><text:span text:style-name="T1">4. [OUT] </text:span><text:bookmark-start text:name="__DdeLink__4889_78654292"/><text:span text:style-name="T1">O sistema exibe a tela de consulta</text:span><text:bookmark-end text:name="__DdeLink__4889_78654292"/><text:span text:style-name="T1">.</text:span></text:p>
            <text:p text:style-name="P150"><text:span text:style-name="T209">5</text:span>. [IN] O <text:span text:style-name="T128">Funcionário</text:span> informa o ID ou Descrição <text:span text:style-name="T209">na</text:span> <text:span text:style-name="T209">b</text:span><text:bookmark-start text:name="__DdeLink__4887_78654292"/>usca<text:bookmark-end text:name="__DdeLink__4887_78654292"/>. <text:span text:style-name="T126">[TE2]</text:span></text:p>
            <text:p text:style-name="P221"><text:span text:style-name="T87">6</text:span><text:span text:style-name="T1">. </text:span><text:span text:style-name="T16">[OUT] </text:span><text:span text:style-name="T1">O Sistema exibe os dados da Mercadoria: ID, Descrição, </text:span><text:span text:style-name="T67">Unidade,</text:span><text:span text:style-name="T1"> Valor unitário.</text:span></text:p>
            <text:p text:style-name="P221"/>
            <text:p text:style-name="P118">CA3:</text:p>
            <text:p text:style-name="P174">3. [IN] O Funcionário escolhe a opção de <text:span text:style-name="T123">exclusão</text:span> da mercadoria.</text:p>
            <text:p text:style-name="P174"><text:span text:style-name="T121">4</text:span>. [OUT] O sistema dá acesso a tela de <text:span text:style-name="T123">excluir</text:span></text:p>
            <text:p text:style-name="P193"><text:span text:style-name="T18">5. [IN] O </text:span><text:span text:style-name="T20">Funcionário</text:span><text:span text:style-name="T18"> informa o ID ou Descrição </text:span><text:span text:style-name="T23">na busca. [</text:span><text:span text:style-name="T26">T</text:span><text:span text:style-name="T23">E2]</text:span></text:p>
            <text:p text:style-name="P206">6. [OUT] O Sistema retorna/exibe os dados da mercadoria. </text:p>
            <text:p text:style-name="P174"><text:span text:style-name="T121">7</text:span>. <text:span text:style-name="T119">[IN] </text:span><text:bookmark-start text:name="__DdeLink__4877_78654292"/><text:span text:style-name="T119">Funcionário aciona o comando excluir</text:span><text:bookmark-end text:name="__DdeLink__4877_78654292"/><text:span text:style-name="T119">.</text:span></text:p>
            <text:p text:style-name="P36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2"><text:soft-page-break/><text:span text:style-name="T14">9. </text:span><text:span text:style-name="T1">[IN] O Funcionário confirma a exclusão.</text:span></text:p>
            <text:p text:style-name="P124">10. [OUT] O Sistema exclui a mercadoria, informa exclusão efetuada com sucesso <text:bookmark-start text:name="__DdeLink__4879_78654292"/>e limpa a tela<text:bookmark-end text:name="__DdeLink__4879_78654292"/>.</text:p>
          </table:table-cell>
        </table:table-row>
        <table:table-row table:style-name="Table5.9">
          <table:table-cell table:style-name="Table5.A9" office:value-type="string">
            <text:p text:style-name="P63"><text:span text:style-name="T108">Tratamento de </text:span><text:span text:style-name="T109">E</text:span><text:span text:style-name="T108">xcessões</text:span></text:p>
          </table:table-cell>
          <table:table-cell table:style-name="Table5.B9" office:value-type="string">
            <text:p text:style-name="P308"><text:span text:style-name="T1">Se <text:s/></text:span><text:span text:style-name="T26">T</text:span><text:span text:style-name="T21">E</text:span><text:span text:style-name="T22">1 </text:span><text:span text:style-name="T7">Se </text:span><text:span text:style-name="T1">houver outr</text:span><text:span text:style-name="T7">a mercadoria</text:span><text:span text:style-name="T1"> já cadastrad</text:span><text:span text:style-name="T7">a</text:span><text:span text:style-name="T1"> anteriormente com </text:span><text:span text:style-name="T81">a</text:span><text:span text:style-name="T1"> mesm</text:span><text:span text:style-name="T81">a</text:span><text:span text:style-name="T1"> </text:span><text:span text:style-name="T81">Descrição</text:span><text:span text:style-name="T1">, o sistema </text:span><text:span text:style-name="T24">informa </text:span><text:span text:style-name="T1">emit</text:span><text:span text:style-name="T24">indo</text:span><text:span text:style-name="T1"> um alerta, notificando que já existe ou foi inserido incorretamente.</text:span></text:p>
            <text:p text:style-name="P308"/>
            <text:p text:style-name="P321"><text:span text:style-name="T25"><text:s text:c="6"/></text:span><text:span text:style-name="T26">T</text:span><text:span text:style-name="T21">E2 </text:span>Em caso de buscar um determinado ID ou Descrição o sistema informa emitindo um alerta que não encontrou entrada correspondente à pesquisa.</text:p>
          </table:table-cell>
        </table:table-row>
        <table:table-row table:style-name="Table5.10">
          <table:table-cell table:style-name="Table5.A9" office:value-type="string">
            <text:p text:style-name="P57"><text:span text:style-name="T108"><text:s/></text:span><text:span text:style-name="T110">Regras de Negócio</text:span></text:p>
          </table:table-cell>
          <table:table-cell table:style-name="Table5.B9" office:value-type="string">
            <text:p text:style-name="P309"><text:s text:c="6"/><text:span text:style-name="T124">RN1 - O funcionário deve preencher os campos: </text:span></text:p>
            <text:p text:style-name="P313">• <text:s text:c="15"/><text:span text:style-name="T127">• Descrição</text:span> (Texto) </text:p>
            <text:p text:style-name="P319"><text:s text:c="18"/><text:span text:style-name="T186">• Unidade</text:span> (Texto) </text:p>
            <text:p text:style-name="P313">• <text:s text:c="15"/><text:span text:style-name="T127">• Valor Unitário</text:span> <text:span text:style-name="T134">(Dígitos</text:span>) <text:s text:c="3"/>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4"><text:span text:style-name="T1">U</text:span><text:span text:style-name="T2">C</text:span><text:span text:style-name="T1">: 0</text:span><text:span text:style-name="T8">2</text:span><text:span text:style-name="T1"> <text:tab/><text:tab/><text:tab/> <text:s text:c="6"/>Nome: C</text:span><text:span text:style-name="T105">RUD de</text:span><text:span text:style-name="T1"> </text:span><text:span text:style-name="T8">Serviços Mecânicos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1.A1" office:value-type="string">
            <text:p text:style-name="P4"><text:span text:style-name="T2">Funcioná</text:span><text:span text:style-name="T3">r</text:span><text:span text:style-name="T2">io vendedor, </text:span><text:span text:style-name="T8">Funcionário Mecânico</text:span></text:p>
          </table:table-cell>
        </table:table-row>
        <table:table-row table:style-name="Table1.1">
          <table:table-cell table:style-name="Table1.A2" office:value-type="string">
            <text:p text:style-name="P70">Descrição</text:p>
          </table:table-cell>
          <table:table-cell table:style-name="Table1.A1" office:value-type="string">
            <text:p text:style-name="P19"><text:span text:style-name="T2">O</text:span><text:span text:style-name="T1">bjetiva </text:span><text:span text:style-name="T4">realização d</text:span><text:span text:style-name="T1">o cadastro de nov</text:span><text:span text:style-name="T8">os serviços mecânicos.</text:span></text:p>
          </table:table-cell>
        </table:table-row>
        <table:table-row table:style-name="Table1.4">
          <table:table-cell table:style-name="Table1.A2" office:value-type="string">
            <text:p text:style-name="P80">Pré-<text:span text:style-name="T145">C</text:span>ondições</text:p>
          </table:table-cell>
          <table:table-cell table:style-name="Table1.A1" office:value-type="string">
            <text:p text:style-name="P8"><text:span text:style-name="T27">Acessar o sistema. </text:span><text:span text:style-name="T1">Não deve ter cadastrado no sistema um </text:span><text:span text:style-name="T8">serviço</text:span><text:span text:style-name="T5"> com o mesmo codigo de identificação.</text:span></text:p>
          </table:table-cell>
        </table:table-row>
        <table:table-row table:style-name="Table1.5">
          <table:table-cell table:style-name="Table1.A2" office:value-type="string">
            <text:p text:style-name="P90">Pós-Condição</text:p>
          </table:table-cell>
          <table:table-cell table:style-name="Table1.A1" office:value-type="string">
            <text:p text:style-name="P15"><text:span text:style-name="T6">N</text:span><text:span text:style-name="T1">o</text:span><text:span text:style-name="T6">v</text:span><text:span text:style-name="T8">o serviço</text:span><text:span text:style-name="T1"> foi cadastrad</text:span><text:span text:style-name="T8">o</text:span><text:span text:style-name="T1"> e a lista de </text:span><text:span text:style-name="T8">serviços em oferta</text:span><text:span text:style-name="T1"> atualizada e está pronto para realizar as operações permitidas pelo sistema.</text:span></text:p>
          </table:table-cell>
        </table:table-row>
        <table:table-row table:style-name="Table1.6">
          <table:table-cell table:style-name="Table1.A2" office:value-type="string">
            <text:p text:style-name="P4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1.A1" office:value-type="string">
            <text:p text:style-name="P28">Gestão de <text:span text:style-name="T115">Serviços Mecânicos</text:span></text:p>
          </table:table-cell>
        </table:table-row>
        <table:table-row table:style-name="Table1.7">
          <table:table-cell table:style-name="Table1.A2" office:value-type="string">
            <text:p text:style-name="P100">Cenário Principal</text:p>
          </table:table-cell>
          <table:table-cell table:style-name="Table1.A1" office:value-type="string">
            <text:p text:style-name="P37">1. <text:span text:style-name="T118">[IN] Funcionário acessa o modulo de CRUD dos Serviços.</text:span></text:p>
            <text:p text:style-name="P177">2. [OUT] O sistema retorna as opções para o Funcionário. [CA1]<text:span text:style-name="T122">[CA2] [CA3]</text:span></text:p>
            <text:p text:style-name="P177">3. [IN] O Funcionário escolhe a opção de cadastro d<text:span text:style-name="T130">e serviços</text:span>.</text:p>
            <text:p text:style-name="P177">4. [OUT] O sistema dá acesso a tela de cadastro.</text:p>
            <text:p text:style-name="P177">5. <text:span text:style-name="T119">[IN] Funcionário preenche os dados do serviço. [RN1]</text:span></text:p>
            <text:p text:style-name="P189">6. [OUT] O sistema verifica as informações. [TE1]</text:p>
            <text:p text:style-name="P293">7. [IN] O Funcionário confirma o cadastro.</text:p>
            <text:p text:style-name="P189"><text:span text:style-name="T208">8. [OUT] O Sistema </text:span>salva os dados <text:span text:style-name="T129">do Serviço Mecânico e informa cadastro efetuado com sucesso.</text:span></text:p>
          </table:table-cell>
        </table:table-row>
        <table:table-row table:style-name="Table1.8">
          <table:table-cell table:style-name="Table1.A2" office:value-type="string">
            <text:p text:style-name="P100">Cenário Alternativo</text:p>
          </table:table-cell>
          <table:table-cell table:style-name="Table1.A1" office:value-type="string">
            <text:p text:style-name="P115">CA1: </text:p>
            <text:p text:style-name="P179">3. [IN] O Funcionário escolhe a opção de alteração d<text:span text:style-name="T133">o serviço</text:span>.</text:p>
            <text:p text:style-name="P179"><text:span text:style-name="T121">4</text:span>. [OUT] O sistema dá acesso a tela de <text:span text:style-name="T120">alterar</text:span>.</text:p>
            <text:p text:style-name="P197"><text:span text:style-name="T18">5. [IN] O </text:span><text:span text:style-name="T19">Funcionario</text:span><text:span text:style-name="T18"> informa o ID ou Descrição </text:span><text:span text:style-name="T23">na busca</text:span><text:span text:style-name="T18">. </text:span><text:span text:style-name="T23">[</text:span><text:span text:style-name="T26">T</text:span><text:span text:style-name="T23">E2]</text:span></text:p>
            <text:p text:style-name="P207">6. [OUT] O Sistema retorna/exibe os dados d<text:span text:style-name="T133">o serviço</text:span>. </text:p>
            <text:p text:style-name="P179"><text:span text:style-name="T121">7</text:span>. <text:span text:style-name="T119">[IN] Funcionário altera os dados do serviço. [RN1]</text:span></text:p>
            <text:p text:style-name="P239">8. [OUT] O sistema solicita a confirmação da alteração. </text:p>
            <text:p text:style-name="P239">9. [IN] O <text:span text:style-name="T135">funcionário</text:span> confirma a alteração.</text:p>
            <text:p text:style-name="P39"><text:span text:style-name="T29">10</text:span><text:span text:style-name="T13">.</text:span><text:span text:style-name="T1"> [OUT] </text:span><text:span text:style-name="T14">O Sistema informa </text:span><text:span text:style-name="T19">alteração</text:span><text:span text:style-name="T14"> efetuad</text:span><text:span text:style-name="T19">a</text:span><text:span text:style-name="T14"> com sucesso.</text:span></text:p>
            <text:p text:style-name="P39"/>
            <text:p text:style-name="P214"><text:span text:style-name="T14">C</text:span><text:span text:style-name="T1">A2:</text:span></text:p>
            <text:p text:style-name="P152">3. [IN] O usuário escolhe a opção consulta.</text:p>
            <text:p text:style-name="P295"><text:span text:style-name="T1">4. [OUT] </text:span><text:bookmark-start text:name="__DdeLink__4889_786542921"/><text:span text:style-name="T1">O sistema exibe a tela de consulta</text:span><text:bookmark-end text:name="__DdeLink__4889_786542921"/><text:span text:style-name="T1">.</text:span></text:p>
            <text:p text:style-name="P228"><text:span text:style-name="T87">5</text:span><text:span text:style-name="T1">. [IN] O </text:span><text:span text:style-name="T88">Funcionário</text:span><text:span text:style-name="T1"> informa o ID ou Descrição </text:span><text:span text:style-name="T87">na</text:span><text:span text:style-name="T1"> </text:span><text:span text:style-name="T87">b</text:span><text:bookmark-start text:name="__DdeLink__4887_786542921"/><text:span text:style-name="T1">usca</text:span><text:bookmark-end text:name="__DdeLink__4887_786542921"/><text:span text:style-name="T1">. </text:span><text:span text:style-name="T23">[TE2]</text:span></text:p>
            <text:p text:style-name="P222"><text:span text:style-name="T1">6. </text:span><text:span text:style-name="T16">[OUT] </text:span><text:span text:style-name="T1">O Sistema exibe os dados d</text:span><text:span text:style-name="T30">o serviço</text:span><text:span text:style-name="T1">: ID, Descrição, Valor </text:span><text:span text:style-name="T30">cobrado</text:span><text:span text:style-name="T1">.</text:span></text:p>
            <text:p text:style-name="P222"/>
            <text:p text:style-name="P119">CA3:</text:p>
            <text:p text:style-name="P179">3. [IN] O Funcionário escolhe a opção de <text:span text:style-name="T123">exclusão</text:span> d<text:span text:style-name="T133">e serviço</text:span>.</text:p>
            <text:p text:style-name="P179"><text:span text:style-name="T121">4</text:span>. [OUT] O sistema dá acesso a tela de <text:span text:style-name="T123">excluir</text:span></text:p>
            <text:p text:style-name="P197"><text:span text:style-name="T18">5. [IN] O </text:span><text:span text:style-name="T20">Funcionário</text:span><text:span text:style-name="T18"> informa o ID ou Descrição </text:span><text:span text:style-name="T23">na busca. [</text:span><text:span text:style-name="T26">T</text:span><text:span text:style-name="T23">E2]</text:span></text:p>
            <text:p text:style-name="P207">6. [OUT] O Sistema retorna/exibe os dados d<text:span text:style-name="T133">o serviço</text:span>. </text:p>
            <text:p text:style-name="P179"><text:span text:style-name="T121">7</text:span>. <text:span text:style-name="T119">[IN] Funcionário aciona o comando excluir.</text:span></text:p>
            <text:p text:style-name="P39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3"><text:span text:style-name="T14">9. </text:span><text:span text:style-name="T1">[IN] O Funcionário confirma a exclusão.</text:span></text:p>
            <text:p text:style-name="P125">10. [OUT] O Sistema exclui <text:span text:style-name="T133">o serviço</text:span>, informa exclusão efetuada <text:soft-page-break/>com sucesso e limpa a tela.</text:p>
          </table:table-cell>
        </table:table-row>
        <table:table-row table:style-name="Table1.9">
          <table:table-cell table:style-name="Table1.A9" office:value-type="string">
            <text:p text:style-name="P53"><text:span text:style-name="T108">Tratamento de </text:span><text:span text:style-name="T109">E</text:span><text:span text:style-name="T108">xcessões</text:span></text:p>
          </table:table-cell>
          <table:table-cell table:style-name="Table1.B9" office:value-type="string">
            <text:p text:style-name="P304"><text:span text:style-name="T1">Se </text:span><text:span text:style-name="T26">T</text:span><text:span text:style-name="T21">E</text:span><text:span text:style-name="T22">1 </text:span><text:span text:style-name="T7">Se </text:span><text:span text:style-name="T1">houver outr</text:span><text:span text:style-name="T30">o serviço</text:span><text:span text:style-name="T1"> </text:span><text:span text:style-name="T73">mecânico </text:span><text:span text:style-name="T1">já cadastrad</text:span><text:span text:style-name="T30">o</text:span><text:span text:style-name="T1"> anteriormente com o mesmo </text:span><text:span text:style-name="T73">Nome</text:span><text:span text:style-name="T1">, o sistema </text:span><text:span text:style-name="T24">informa </text:span><text:span text:style-name="T1">emit</text:span><text:span text:style-name="T24">indo</text:span><text:span text:style-name="T1"> um alerta, notificando que já existe ou foi inserido incorretamente.</text:span></text:p>
            <text:p text:style-name="P310"/>
            <text:p text:style-name="P304"><text:span text:style-name="T1"><text:s text:c="5"/></text:span><text:span text:style-name="T26">T</text:span><text:span text:style-name="T21">E2 </text:span><text:span text:style-name="T1">Em caso de buscar um determinado ID ou Descrição o sistema informa emitindo um alerta que não encontrou entrada correspondente à pesquisa.</text:span></text:p>
          </table:table-cell>
        </table:table-row>
        <table:table-row table:style-name="Table1.10">
          <table:table-cell table:style-name="Table1.A9" office:value-type="string">
            <text:p text:style-name="P109">Regras de Negócio </text:p>
          </table:table-cell>
          <table:table-cell table:style-name="Table1.B9" office:value-type="string">
            <text:p text:style-name="P314"><text:s text:c="6"/>RN1 - O funcionário deve preencher os campos: </text:p>
            <text:p text:style-name="P314">• <text:s text:c="15"/><text:span text:style-name="T127">• Descrição</text:span> (Texto) </text:p>
            <text:p text:style-name="P314">• <text:s text:c="15"/><text:span text:style-name="T127">• Valor cobrado</text:span> (<text:span text:style-name="T134">Dígitos</text:span>)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4"><text:span text:style-name="T1">U</text:span><text:span text:style-name="T2">C</text:span><text:span text:style-name="T1">: 0</text:span><text:span text:style-name="T9">3</text:span><text:span text:style-name="T1"> <text:tab/><text:tab/><text:tab/> <text:s text:c="15"/>Nome: C</text:span><text:span text:style-name="T105">RUD de</text:span><text:span text:style-name="T1"> </text:span><text:span text:style-name="T9">Cliente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2.A1" office:value-type="string">
            <text:p text:style-name="P5"><text:span text:style-name="T2">Funcioná</text:span><text:span text:style-name="T3">r</text:span><text:span text:style-name="T2">io vendedor, </text:span><text:span text:style-name="T10">Cliente</text:span></text:p>
          </table:table-cell>
        </table:table-row>
        <table:table-row table:style-name="Table2.1">
          <table:table-cell table:style-name="Table2.A2" office:value-type="string">
            <text:p text:style-name="P71">Descrição</text:p>
          </table:table-cell>
          <table:table-cell table:style-name="Table2.A1" office:value-type="string">
            <text:p text:style-name="P20"><text:span text:style-name="T2">O</text:span><text:span text:style-name="T1">bjetiva </text:span><text:span text:style-name="T4">realização d</text:span><text:span text:style-name="T1">o cadastro de </text:span><text:span text:style-name="T10">clientes, para haver fidelização dos mesmos</text:span><text:span text:style-name="T8">.</text:span></text:p>
          </table:table-cell>
        </table:table-row>
        <table:table-row table:style-name="Table2.4">
          <table:table-cell table:style-name="Table2.A2" office:value-type="string">
            <text:p text:style-name="P81">Pré-<text:span text:style-name="T145">C</text:span>ondições</text:p>
          </table:table-cell>
          <table:table-cell table:style-name="Table2.A1" office:value-type="string">
            <text:p text:style-name="P5"><text:span text:style-name="T1">Não deve ter cadastrado no sistema um </text:span><text:span text:style-name="T10">cliente</text:span><text:span text:style-name="T5"> com o mesmo codigo de identificação.</text:span></text:p>
          </table:table-cell>
        </table:table-row>
        <table:table-row table:style-name="Table2.5">
          <table:table-cell table:style-name="Table2.A2" office:value-type="string">
            <text:p text:style-name="P91">Pós-Condição</text:p>
          </table:table-cell>
          <table:table-cell table:style-name="Table2.A1" office:value-type="string">
            <text:p text:style-name="P16"><text:span text:style-name="T6">N</text:span><text:span text:style-name="T1">o</text:span><text:span text:style-name="T6">v</text:span><text:span text:style-name="T8">o serviço</text:span><text:span text:style-name="T1"> foi cadastrad</text:span><text:span text:style-name="T8">o</text:span><text:span text:style-name="T1"> e a lista de </text:span><text:span text:style-name="T10">clientes</text:span><text:span text:style-name="T8"> </text:span><text:span text:style-name="T1">atualizada e está pronto para realizar as operações permitidas pelo sistema.</text:span></text:p>
          </table:table-cell>
        </table:table-row>
        <table:table-row table:style-name="Table2.6">
          <table:table-cell table:style-name="Table2.A2" office:value-type="string">
            <text:p text:style-name="P5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2.A1" office:value-type="string">
            <text:p text:style-name="P29">Gestão de <text:span text:style-name="T116">Clientes</text:span></text:p>
          </table:table-cell>
        </table:table-row>
        <table:table-row table:style-name="Table2.7">
          <table:table-cell table:style-name="Table2.A2" office:value-type="string">
            <text:p text:style-name="P101">Cenário Principal</text:p>
          </table:table-cell>
          <table:table-cell table:style-name="Table2.A1" office:value-type="string">
            <text:p text:style-name="P38">1. <text:span text:style-name="T118">[IN] Funcionário acessa o modulo de CRUD dos clientes.</text:span></text:p>
            <text:p text:style-name="P178">2. [OUT] O sistema retorna as opções para o Funcionário. [CA1]<text:span text:style-name="T122">[CA2] [CA3]</text:span></text:p>
            <text:p text:style-name="P178">3. [IN] O Funcionário escolhe a opção de cadastr<text:span text:style-name="T131">ar cliente</text:span>.</text:p>
            <text:p text:style-name="P178">4. [OUT] O sistema dá acesso a tela de cadastro.</text:p>
            <text:p text:style-name="P178">5. <text:span text:style-name="T119">[IN] Funcionário preenche os dados do cliente. [RN1]</text:span></text:p>
            <text:p text:style-name="P189">6. [OUT] O sistema verifica as informações. [TE1]</text:p>
            <text:p text:style-name="P293">7. [IN] O Funcionário confirma o cadastro.</text:p>
            <text:p text:style-name="P189"><text:span text:style-name="T208">8. [OUT] O Sistema </text:span>salva os dados <text:span text:style-name="T129">do Cliente e informa cadastro efetuado com sucesso.</text:span></text:p>
          </table:table-cell>
        </table:table-row>
        <table:table-row table:style-name="Table2.8">
          <table:table-cell table:style-name="Table2.A2" office:value-type="string">
            <text:p text:style-name="P101">Cenário Alternativo</text:p>
          </table:table-cell>
          <table:table-cell table:style-name="Table2.A1" office:value-type="string">
            <text:p text:style-name="P115">CA1: </text:p>
            <text:p text:style-name="P179">3. [IN] O Funcionário escolhe a opção de alteração d<text:span text:style-name="T133">e cliente</text:span>.</text:p>
            <text:p text:style-name="P179"><text:span text:style-name="T121">4</text:span>. [OUT] O sistema dá acesso a tela de <text:span text:style-name="T120">alterar</text:span>.</text:p>
            <text:p text:style-name="P197"><text:span text:style-name="T18">5. [IN] O </text:span><text:span text:style-name="T19">Funcionario</text:span><text:span text:style-name="T18"> informa o ID ou </text:span><text:span text:style-name="T30">Nome</text:span><text:span text:style-name="T18"> </text:span><text:span text:style-name="T23">na busca</text:span><text:span text:style-name="T18">. </text:span><text:span text:style-name="T23">[</text:span><text:span text:style-name="T26">T</text:span><text:span text:style-name="T23">E2]</text:span></text:p>
            <text:p text:style-name="P207">6. [OUT] O Sistema retorna/exibe os dados d<text:span text:style-name="T133">o cliente</text:span>. </text:p>
            <text:p text:style-name="P179"><text:span text:style-name="T121">7</text:span>. <text:span text:style-name="T119">[IN] Funcionário altera os dados do Cliente. [RN1]</text:span></text:p>
            <text:p text:style-name="P239">8. [OUT] O sistema solicita a confirmação da alteração. </text:p>
            <text:p text:style-name="P239">9. [IN] O <text:span text:style-name="T135">funcionário</text:span> confirma a alteração.</text:p>
            <text:p text:style-name="P39"><text:span text:style-name="T29">10</text:span><text:span text:style-name="T13">.</text:span><text:span text:style-name="T1"> [OUT] </text:span><text:span text:style-name="T14">O Sistema informa </text:span><text:span text:style-name="T19">alteração</text:span><text:span text:style-name="T14"> efetuad</text:span><text:span text:style-name="T19">a</text:span><text:span text:style-name="T14"> com sucesso.</text:span></text:p>
            <text:p text:style-name="P39"/>
            <text:p text:style-name="P214"><text:span text:style-name="T14">C</text:span><text:span text:style-name="T1">A2:</text:span></text:p>
            <text:p text:style-name="P152">3. [IN] O usuário escolhe a opção consulta.</text:p>
            <text:p text:style-name="P295"><text:span text:style-name="T1">4. [OUT] </text:span><text:bookmark-start text:name="__DdeLink__4889_786542922"/><text:span text:style-name="T1">O sistema exibe a tela de consulta</text:span><text:bookmark-end text:name="__DdeLink__4889_786542922"/><text:span text:style-name="T1">.</text:span></text:p>
            <text:p text:style-name="P228"><text:span text:style-name="T87">5</text:span><text:span text:style-name="T1">. [IN] O </text:span><text:span text:style-name="T88">Funcionário</text:span><text:span text:style-name="T1"> informa o ID ou </text:span><text:span text:style-name="T89">Nome</text:span><text:span text:style-name="T1"> </text:span><text:span text:style-name="T87">na</text:span><text:span text:style-name="T1"> </text:span><text:span text:style-name="T87">b</text:span><text:bookmark-start text:name="__DdeLink__4887_786542922"/><text:span text:style-name="T1">usca</text:span><text:bookmark-end text:name="__DdeLink__4887_786542922"/><text:span text:style-name="T1">. </text:span><text:span text:style-name="T23">[TE2]</text:span></text:p>
            <text:p text:style-name="P222"><text:span text:style-name="T1">6. </text:span><text:span text:style-name="T16">[OUT] </text:span><text:span text:style-name="T1">O Sistema exibe os dados d</text:span><text:span text:style-name="T30">o Cliente</text:span><text:span text:style-name="T1">: ID, </text:span><text:span text:style-name="T30">Nome</text:span><text:span text:style-name="T1">, </text:span><text:span text:style-name="T30">CPF</text:span><text:span text:style-name="T1">, </text:span><text:span text:style-name="T30">RG, Endereço, </text:span><text:span text:style-name="T32">Telefone</text:span><text:span text:style-name="T1">.</text:span></text:p>
            <text:p text:style-name="P222"/>
            <text:p text:style-name="P119">CA3:</text:p>
            <text:p text:style-name="P179">3. [IN] O Funcionário escolhe a opção de <text:span text:style-name="T123">exclusão</text:span> <text:span text:style-name="T133">de cliente</text:span>.</text:p>
            <text:p text:style-name="P179"><text:span text:style-name="T121">4</text:span>. [OUT] O sistema dá acesso a tela de <text:span text:style-name="T123">excluir</text:span></text:p>
            <text:p text:style-name="P197"><text:span text:style-name="T18">5. [IN] O </text:span><text:span text:style-name="T20">Funcionário</text:span><text:span text:style-name="T18"> informa o ID ou </text:span><text:span text:style-name="T30">Nome</text:span><text:span text:style-name="T18"> </text:span><text:span text:style-name="T23">na busca. [</text:span><text:span text:style-name="T26">T</text:span><text:span text:style-name="T23">E2]</text:span></text:p>
            <text:p text:style-name="P207">6. [OUT] O Sistema retorna/exibe os dados d<text:span text:style-name="T133">o cliente</text:span>. </text:p>
            <text:p text:style-name="P179"><text:bookmark-start text:name="__DdeLink__5099_542889674"/><text:span text:style-name="T121">7</text:span>. <text:span text:style-name="T119">[IN] Funcionário aciona o comando excluir.</text:span><text:bookmark-end text:name="__DdeLink__5099_542889674"/></text:p>
            <text:p text:style-name="P39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3"><text:span text:style-name="T14">9. </text:span><text:span text:style-name="T1">[IN] O Funcionário confirma a exclusão.</text:span></text:p>
            <text:p text:style-name="P125">10. [OUT] O Sistema exclui <text:span text:style-name="T133">o cliente</text:span>, informa exclusão efetuada com sucesso e limpa a tela.</text:p>
          </table:table-cell>
        </table:table-row>
        <text:soft-page-break/>
        <table:table-row table:style-name="Table2.9">
          <table:table-cell table:style-name="Table2.A9" office:value-type="string">
            <text:p text:style-name="P54"><text:span text:style-name="T108">Tratamento de </text:span><text:span text:style-name="T109">E</text:span><text:span text:style-name="T108">xcessões</text:span></text:p>
          </table:table-cell>
          <table:table-cell table:style-name="Table2.B9" office:value-type="string">
            <text:p text:style-name="P305"><text:span text:style-name="T1">Se </text:span><text:span text:style-name="T26">T</text:span><text:span text:style-name="T21">E</text:span><text:span text:style-name="T22">1 </text:span><text:span text:style-name="T7">Se </text:span><text:span text:style-name="T1">houver outr</text:span><text:span text:style-name="T31">o</text:span><text:span text:style-name="T7"> </text:span><text:span text:style-name="T30">cliente</text:span><text:span text:style-name="T1"> já cadastrad</text:span><text:span text:style-name="T30">o</text:span><text:span text:style-name="T1"> anteriormente com o mesmo </text:span><text:span text:style-name="T73">Nome</text:span><text:span text:style-name="T1">, o sistema </text:span><text:span text:style-name="T24">informa </text:span><text:span text:style-name="T1">emit</text:span><text:span text:style-name="T24">indo</text:span><text:span text:style-name="T1"> um alerta, notificando que já existe ou foi inserido incorretamente.</text:span></text:p>
            <text:p text:style-name="P311"/>
            <text:p text:style-name="P305"><text:span text:style-name="T1"><text:s text:c="3"/></text:span><text:span text:style-name="T26">T</text:span><text:span text:style-name="T21">E2 </text:span><text:span text:style-name="T1">Em caso de buscar um determinado ID ou </text:span><text:span text:style-name="T30">Nome</text:span><text:span text:style-name="T1"> o sistema informa emitindo um alerta que não encontrou entrada correspondente à pesquisa.</text:span></text:p>
          </table:table-cell>
        </table:table-row>
        <table:table-row table:style-name="Table2.10">
          <table:table-cell table:style-name="Table2.A9" office:value-type="string">
            <text:p text:style-name="P2"><text:span text:style-name="T1"><text:s/></text:span><text:span text:style-name="T28">Regras de Negócio</text:span></text:p>
          </table:table-cell>
          <table:table-cell table:style-name="Table2.B9" office:value-type="string">
            <text:p text:style-name="P315"><text:s text:c="6"/>RN1 - O funcionário deve preencher os campos: </text:p>
            <text:p text:style-name="P315">• <text:s text:c="15"/><text:span text:style-name="T127">• Nome</text:span> (Texto) </text:p>
            <text:p text:style-name="P315">• <text:s text:c="15"/><text:span text:style-name="T127">• CPF</text:span> (<text:span text:style-name="T132">Dígitos – CPF válido)</text:span></text:p>
            <text:p text:style-name="P315">• <text:s text:c="15"/><text:span text:style-name="T127">• RG</text:span> (<text:span text:style-name="T132">Texto</text:span>) <text:s text:c="3"/></text:p>
            <text:p text:style-name="P315"><text:s text:c="18"/><text:span text:style-name="T127">• Endereço (Texto)</text:span></text:p>
            <text:p text:style-name="P316"><text:span text:style-name="T127"><text:s text:c="18"/>• Telefone </text:span>(<text:span text:style-name="T132">Texto</text:span>) <text:s text:c="3"/></text:p>
          </table:table-cell>
        </table:table-row>
      </table:table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14"><text:span text:style-name="T1">U</text:span><text:span text:style-name="T2">C</text:span><text:span text:style-name="T1">: 0</text:span><text:span text:style-name="T11">4</text:span><text:span text:style-name="T1"> <text:tab/><text:tab/><text:tab/> <text:s text:c="12"/>Nome: C</text:span><text:span text:style-name="T105">RUD de</text:span><text:span text:style-name="T1"> </text:span><text:span text:style-name="T11">Funcionários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6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3.A1" office:value-type="string">
            <text:p text:style-name="P6"><text:span text:style-name="T2">Funcioná</text:span><text:span text:style-name="T3">r</text:span><text:span text:style-name="T2">io vendedor, </text:span><text:span text:style-name="T11">Dono da Empresa, Funcionários</text:span></text:p>
          </table:table-cell>
        </table:table-row>
        <table:table-row table:style-name="Table3.1">
          <table:table-cell table:style-name="Table3.A2" office:value-type="string">
            <text:p text:style-name="P72">Descrição</text:p>
          </table:table-cell>
          <table:table-cell table:style-name="Table3.A1" office:value-type="string">
            <text:p text:style-name="P21"><text:span text:style-name="T2">O</text:span><text:span text:style-name="T1">bjetiva </text:span><text:span text:style-name="T4">realização d</text:span><text:span text:style-name="T1">o cadastro de </text:span><text:span text:style-name="T11">funcionários</text:span></text:p>
          </table:table-cell>
        </table:table-row>
        <table:table-row table:style-name="Table3.4">
          <table:table-cell table:style-name="Table3.A2" office:value-type="string">
            <text:p text:style-name="P82">Pré-<text:span text:style-name="T145">C</text:span>ondições</text:p>
          </table:table-cell>
          <table:table-cell table:style-name="Table3.A1" office:value-type="string">
            <text:p text:style-name="P6"><text:span text:style-name="T1">Não deve ter cadastrado no sistema um </text:span><text:span text:style-name="T11">funcionário</text:span><text:span text:style-name="T5"> com o mesmo codigo de identificação.</text:span></text:p>
          </table:table-cell>
        </table:table-row>
        <table:table-row table:style-name="Table3.5">
          <table:table-cell table:style-name="Table3.A2" office:value-type="string">
            <text:p text:style-name="P92">Pós-Condição</text:p>
          </table:table-cell>
          <table:table-cell table:style-name="Table3.A1" office:value-type="string">
            <text:p text:style-name="P17"><text:span text:style-name="T6">N</text:span><text:span text:style-name="T1">o</text:span><text:span text:style-name="T6">v</text:span><text:span text:style-name="T8">o </text:span><text:span text:style-name="T11">funcionári</text:span><text:span text:style-name="T8">o</text:span><text:span text:style-name="T1"> foi cadastrad</text:span><text:span text:style-name="T8">o</text:span><text:span text:style-name="T1"> e a lista de </text:span><text:span text:style-name="T11">funcionários</text:span><text:span text:style-name="T8"> </text:span><text:span text:style-name="T1">atualizada e está pronto para realizar as operações permitidas pelo sistema.</text:span></text:p>
          </table:table-cell>
        </table:table-row>
        <table:table-row table:style-name="Table3.6">
          <table:table-cell table:style-name="Table3.A2" office:value-type="string">
            <text:p text:style-name="P6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3.A1" office:value-type="string">
            <text:p text:style-name="P30">Gestão de <text:span text:style-name="T117">Funcionários</text:span></text:p>
          </table:table-cell>
        </table:table-row>
        <table:table-row table:style-name="Table3.7">
          <table:table-cell table:style-name="Table3.A2" office:value-type="string">
            <text:p text:style-name="P102">Cenário Principal</text:p>
          </table:table-cell>
          <table:table-cell table:style-name="Table3.A1" office:value-type="string">
            <text:p text:style-name="P40">1. <text:span text:style-name="T118">[IN] Funcionário acessa o modulo de CRUD dos funcionários.</text:span></text:p>
            <text:p text:style-name="P180">2. [OUT] O sistema retorna as opções para o Funcionário. [CA1]<text:span text:style-name="T122">[CA2] [CA3]</text:span></text:p>
            <text:p text:style-name="P180">3. [IN] O Funcionário escolhe a opção de cadastr<text:span text:style-name="T131">ar funcionário</text:span>.</text:p>
            <text:p text:style-name="P180">4. [OUT] O sistema dá acesso a tela de cadastro.</text:p>
            <text:p text:style-name="P180">5. <text:span text:style-name="T119">[IN] Funcionário preenche os dados do funcionário. [RN1]</text:span></text:p>
            <text:p text:style-name="P189">6. [OUT] O sistema verifica as informações. [TE1]</text:p>
            <text:p text:style-name="P293">7. [IN] O Funcionário confirma o cadastro.</text:p>
            <text:p text:style-name="P189"><text:span text:style-name="T208">8. [OUT] O Sistema </text:span>salva os dados <text:span text:style-name="T129">do Funcinário e informa cadastro efetuado com sucesso.</text:span></text:p>
          </table:table-cell>
        </table:table-row>
        <table:table-row table:style-name="Table3.8">
          <table:table-cell table:style-name="Table3.A2" office:value-type="string">
            <text:p text:style-name="P102">Cenário Alternativo</text:p>
          </table:table-cell>
          <table:table-cell table:style-name="Table3.A1" office:value-type="string">
            <text:p text:style-name="P116">CA1: </text:p>
            <text:p text:style-name="P181">3. [IN] O Funcionário escolhe a opção de alteração d<text:span text:style-name="T133">e funcionário</text:span>.</text:p>
            <text:p text:style-name="P181"><text:span text:style-name="T121">4</text:span>. [OUT] O sistema dá acesso a tela de <text:span text:style-name="T120">alterar</text:span>.</text:p>
            <text:p text:style-name="P198"><text:span text:style-name="T18">5. [IN] O </text:span><text:span text:style-name="T19">Funcionario</text:span><text:span text:style-name="T18"> informa o ID ou </text:span><text:span text:style-name="T30">Nome</text:span><text:span text:style-name="T18"> </text:span><text:span text:style-name="T23">na busca</text:span><text:span text:style-name="T18">. </text:span><text:span text:style-name="T23">[</text:span><text:span text:style-name="T26">T</text:span><text:span text:style-name="T23">E2]</text:span></text:p>
            <text:p text:style-name="P208">6. [OUT] O Sistema retorna/exibe os dados d<text:span text:style-name="T133">o funcionário</text:span>. </text:p>
            <text:p text:style-name="P181"><text:span text:style-name="T121">7</text:span>. <text:span text:style-name="T119">[IN] Funcionário altera os dados do Funcionário. [RN1]</text:span></text:p>
            <text:p text:style-name="P240">8. [OUT] O sistema solicita a confirmação da alteração. </text:p>
            <text:p text:style-name="P240">9. [IN] O <text:span text:style-name="T135">Funcionário</text:span> confirma a alteração.</text:p>
            <text:p text:style-name="P41"><text:span text:style-name="T29">10</text:span><text:span text:style-name="T13">.</text:span><text:span text:style-name="T1"> [OUT] </text:span><text:span text:style-name="T14">O Sistema informa </text:span><text:span text:style-name="T19">alteração</text:span><text:span text:style-name="T14"> efetuad</text:span><text:span text:style-name="T19">a</text:span><text:span text:style-name="T14"> com sucesso.</text:span></text:p>
            <text:p text:style-name="P41"/>
            <text:p text:style-name="P215"><text:span text:style-name="T14">C</text:span><text:span text:style-name="T1">A2:</text:span></text:p>
            <text:p text:style-name="P152">3. [IN] O usuário escolhe a opção consulta.</text:p>
            <text:p text:style-name="P295"><text:span text:style-name="T1">4. [OUT] </text:span><text:bookmark-start text:name="__DdeLink__4889_786542923"/><text:span text:style-name="T1">O sistema exibe a tela de consulta</text:span><text:bookmark-end text:name="__DdeLink__4889_786542923"/><text:span text:style-name="T1">.</text:span></text:p>
            <text:p text:style-name="P228"><text:span text:style-name="T87">5</text:span><text:span text:style-name="T1">. [IN] O </text:span><text:span text:style-name="T88">Funcionário</text:span><text:span text:style-name="T1"> informa o ID ou </text:span><text:span text:style-name="T89">Nome</text:span><text:span text:style-name="T1"> </text:span><text:span text:style-name="T87">na</text:span><text:span text:style-name="T1"> </text:span><text:span text:style-name="T87">b</text:span><text:bookmark-start text:name="__DdeLink__4887_786542923"/><text:span text:style-name="T1">usca</text:span><text:bookmark-end text:name="__DdeLink__4887_786542923"/><text:span text:style-name="T1">. </text:span><text:span text:style-name="T23">[TE2]</text:span></text:p>
            <text:p text:style-name="P223"><text:span text:style-name="T1">6. </text:span><text:span text:style-name="T16">[OUT] </text:span><text:span text:style-name="T1">O Sistema exibe os dados d</text:span><text:span text:style-name="T30">o </text:span><text:span text:style-name="T32">Funcionário</text:span><text:span text:style-name="T1">: ID, </text:span><text:span text:style-name="T30">Nome</text:span><text:span text:style-name="T1">, </text:span><text:span text:style-name="T33">Função, </text:span><text:span text:style-name="T30">CPF</text:span><text:span text:style-name="T1">, </text:span><text:span text:style-name="T30">RG, Endereço, </text:span><text:span text:style-name="T32">Telefone</text:span><text:span text:style-name="T1">.</text:span></text:p>
            <text:p text:style-name="P223"/>
            <text:p text:style-name="P120">CA3:</text:p>
            <text:p text:style-name="P181">3. [IN] O Funcionário escolhe a opção de <text:span text:style-name="T123">exclusão</text:span> <text:span text:style-name="T133">de Funcionário</text:span>.</text:p>
            <text:p text:style-name="P181"><text:span text:style-name="T121">4</text:span>. [OUT] O sistema dá acesso a tela de <text:span text:style-name="T123">excluir</text:span></text:p>
            <text:p text:style-name="P198"><text:span text:style-name="T18">5. [IN] O </text:span><text:span text:style-name="T20">Funcionário</text:span><text:span text:style-name="T18"> informa o ID ou </text:span><text:span text:style-name="T30">Nome</text:span><text:span text:style-name="T18"> </text:span><text:span text:style-name="T23">na busca. [</text:span><text:span text:style-name="T26">T</text:span><text:span text:style-name="T23">E2]</text:span></text:p>
            <text:p text:style-name="P208">6. [OUT] O Sistema retorna/exibe os dados d<text:span text:style-name="T133">o funcionário.</text:span></text:p>
            <text:p text:style-name="P190"><text:span text:style-name="T121">7</text:span>. <text:span text:style-name="T119">[IN] Funcionário aciona o comando excluir.</text:span></text:p>
            <text:p text:style-name="P41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4"><text:span text:style-name="T14">9. </text:span><text:span text:style-name="T1">[IN] O Funcionário confirma a exclusão.</text:span></text:p>
            <text:p text:style-name="P126"><text:span text:style-name="T1">10. [OUT] O Sistema exclui </text:span><text:span text:style-name="T133">o funcionário</text:span><text:span text:style-name="T1">, informa exclusão efetuada com sucesso e limpa a tela.</text:span></text:p>
          </table:table-cell>
        </table:table-row>
        <text:soft-page-break/>
        <table:table-row table:style-name="Table3.9">
          <table:table-cell table:style-name="Table3.A9" office:value-type="string">
            <text:p text:style-name="P55"><text:span text:style-name="T108">Tratamento de </text:span><text:span text:style-name="T109">E</text:span><text:span text:style-name="T108">xcessões</text:span></text:p>
          </table:table-cell>
          <table:table-cell table:style-name="Table3.B9" office:value-type="string">
            <text:p text:style-name="P306"><text:span text:style-name="T1">Se </text:span><text:span text:style-name="T26">T</text:span><text:span text:style-name="T21">E</text:span><text:span text:style-name="T22">1 </text:span><text:span text:style-name="T7">Se </text:span><text:span text:style-name="T1">houver outr</text:span><text:span text:style-name="T31">o</text:span><text:span text:style-name="T7"> </text:span><text:span text:style-name="T31">funcionário</text:span><text:span text:style-name="T1"> já cadastrad</text:span><text:span text:style-name="T30">o</text:span><text:span text:style-name="T1"> anteriormente com o mesmo </text:span><text:span text:style-name="T73">Nome</text:span><text:span text:style-name="T1">, o sistema </text:span><text:span text:style-name="T24">informa </text:span><text:span text:style-name="T1">emit</text:span><text:span text:style-name="T24">indo</text:span><text:span text:style-name="T1"> um alerta, notificando que já existe ou foi inserido incorretamente.</text:span></text:p>
            <text:p text:style-name="P312"/>
            <text:p text:style-name="P306"><text:span text:style-name="T1"><text:s text:c="3"/></text:span><text:span text:style-name="T26">T</text:span><text:span text:style-name="T21">E2 </text:span><text:span text:style-name="T1">Em caso de buscar um determinado ID ou </text:span><text:span text:style-name="T30">Nome</text:span><text:span text:style-name="T1"> o sistema informa emitindo um alerta que não encontrou entrada correspondente à pesquisa.</text:span></text:p>
          </table:table-cell>
        </table:table-row>
        <table:table-row table:style-name="Table3.10">
          <table:table-cell table:style-name="Table3.A9" office:value-type="string">
            <text:p text:style-name="P58"><text:span text:style-name="T111">R</text:span><text:span text:style-name="T108">e</text:span><text:span text:style-name="T111">gras de Negócio</text:span></text:p>
          </table:table-cell>
          <table:table-cell table:style-name="Table3.B9" office:value-type="string">
            <text:p text:style-name="P316"><text:s text:c="6"/>RN1 - O funcionário deve preencher os campos: </text:p>
            <text:p text:style-name="P316">• <text:s text:c="15"/><text:span text:style-name="T127">• Nome</text:span> (Texto) </text:p>
            <text:p text:style-name="P317"><text:span text:style-name="T127"><text:s text:c="17"/>• Função</text:span> (<text:span text:style-name="T132">Texto</text:span>) <text:s text:c="3"/></text:p>
            <text:p text:style-name="P316">• <text:s text:c="15"/><text:span text:style-name="T127">• CPF</text:span> (<text:span text:style-name="T132">Dígitos – CPF válido)</text:span></text:p>
            <text:p text:style-name="P316">• <text:s text:c="15"/><text:span text:style-name="T127">• RG</text:span> (<text:span text:style-name="T132">Texto</text:span>) <text:s text:c="3"/></text:p>
            <text:p text:style-name="P316"><text:s text:c="18"/><text:span text:style-name="T127">• Endereço (Texto)</text:span></text:p>
            <text:p text:style-name="P316"><text:s text:c="18"/><text:span text:style-name="T127">• Telefone</text:span> (<text:span text:style-name="T132">Texto</text:span>) <text:s text:c="3"/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14"><text:span text:style-name="T1">U</text:span><text:span text:style-name="T2">C</text:span><text:span text:style-name="T1">: 0</text:span><text:span text:style-name="T12">5</text:span><text:span text:style-name="T1"> <text:tab/><text:tab/><text:tab/> <text:s text:c="11"/>Nome: C</text:span><text:span text:style-name="T105">RUD de</text:span><text:span text:style-name="T1"> </text:span><text:span text:style-name="T11">F</text:span><text:span text:style-name="T12">ornecedores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4.A1" office:value-type="string">
            <text:p text:style-name="P7"><text:span text:style-name="T2">Funcioná</text:span><text:span text:style-name="T3">r</text:span><text:span text:style-name="T2">io vendedor, </text:span><text:span text:style-name="T12">Fornecedores</text:span></text:p>
          </table:table-cell>
        </table:table-row>
        <table:table-row table:style-name="Table4.1">
          <table:table-cell table:style-name="Table4.A2" office:value-type="string">
            <text:p text:style-name="P73">Descrição</text:p>
          </table:table-cell>
          <table:table-cell table:style-name="Table4.A1" office:value-type="string">
            <text:p text:style-name="P22"><text:span text:style-name="T2">O</text:span><text:span text:style-name="T1">bjetiva </text:span><text:span text:style-name="T4">realização d</text:span><text:span text:style-name="T1">o cadastro de </text:span><text:span text:style-name="T11">f</text:span><text:span text:style-name="T12">ornecedores</text:span></text:p>
          </table:table-cell>
        </table:table-row>
        <table:table-row table:style-name="Table4.4">
          <table:table-cell table:style-name="Table4.A2" office:value-type="string">
            <text:p text:style-name="P83">Pré-<text:span text:style-name="T145">C</text:span>ondições</text:p>
          </table:table-cell>
          <table:table-cell table:style-name="Table4.A1" office:value-type="string">
            <text:p text:style-name="P7"><text:span text:style-name="T1">Não deve ter cadastrado no sistema um </text:span><text:span text:style-name="T11">f</text:span><text:span text:style-name="T12">ornecedor</text:span><text:span text:style-name="T5"> com o mesmo codigo de identificação.</text:span></text:p>
          </table:table-cell>
        </table:table-row>
        <table:table-row table:style-name="Table4.5">
          <table:table-cell table:style-name="Table4.A2" office:value-type="string">
            <text:p text:style-name="P93">Pós-Condição</text:p>
          </table:table-cell>
          <table:table-cell table:style-name="Table4.A1" office:value-type="string">
            <text:p text:style-name="P18"><text:span text:style-name="T6">N</text:span><text:span text:style-name="T1">o</text:span><text:span text:style-name="T6">v</text:span><text:span text:style-name="T8">o </text:span><text:span text:style-name="T12">fornecedor</text:span><text:span text:style-name="T1"> foi cadastrad</text:span><text:span text:style-name="T8">o</text:span><text:span text:style-name="T1"> e a lista de </text:span><text:span text:style-name="T11">funcionários</text:span><text:span text:style-name="T8"> </text:span><text:span text:style-name="T1">atualizada e está pronto para realizar as operações permitidas pelo sistema.</text:span></text:p>
          </table:table-cell>
        </table:table-row>
        <table:table-row table:style-name="Table4.6">
          <table:table-cell table:style-name="Table4.A2" office:value-type="string">
            <text:p text:style-name="P7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4.A1" office:value-type="string">
            <text:p text:style-name="P31">Gestão de <text:span text:style-name="T117">Fornecedores</text:span></text:p>
          </table:table-cell>
        </table:table-row>
        <table:table-row table:style-name="Table4.7">
          <table:table-cell table:style-name="Table4.A2" office:value-type="string">
            <text:p text:style-name="P103">Cenário Principal</text:p>
          </table:table-cell>
          <table:table-cell table:style-name="Table4.A1" office:value-type="string">
            <text:p text:style-name="P42">1. <text:span text:style-name="T118">[IN] Funcionário acessa o modulo de CRUD dos forncedores.</text:span></text:p>
            <text:p text:style-name="P182">2. [OUT] O sistema retorna as opções para o Funcionário. [CA1]<text:span text:style-name="T122">[CA2] [CA3]</text:span></text:p>
            <text:p text:style-name="P182">3. [IN] O Funcionário escolhe a opção de cadastr<text:span text:style-name="T131">ar fornecedor.</text:span></text:p>
            <text:p text:style-name="P182">4. [OUT] O sistema dá acesso a tela de cadastro.</text:p>
            <text:p text:style-name="P182">5. <text:span text:style-name="T119">[IN] Funcionário preenche os dados do fornecedor. [RN1]</text:span></text:p>
            <text:p text:style-name="P189">6. [OUT] O sistema verifica as informações. [TE1]</text:p>
            <text:p text:style-name="P293">7. [IN] O Funcionário confirma o cadastro.</text:p>
            <text:p text:style-name="P189"><text:span text:style-name="T208">8. [OUT] O Sistema </text:span>salva os dados <text:span text:style-name="T129">do Fornecedor e informa cadastro efetuado com sucesso.</text:span></text:p>
          </table:table-cell>
        </table:table-row>
        <table:table-row table:style-name="Table4.8">
          <table:table-cell table:style-name="Table4.A2" office:value-type="string">
            <text:p text:style-name="P103">Cenário Alternativo</text:p>
          </table:table-cell>
          <table:table-cell table:style-name="Table4.A1" office:value-type="string">
            <text:p text:style-name="P117">CA1: </text:p>
            <text:p text:style-name="P183">3. [IN] O Funcionário escolhe a opção de alteração d<text:span text:style-name="T133">e fornecedor</text:span>.</text:p>
            <text:p text:style-name="P183"><text:span text:style-name="T121">4</text:span>. [OUT] O sistema dá acesso a tela de <text:span text:style-name="T120">alterar</text:span>.</text:p>
            <text:p text:style-name="P199"><text:span text:style-name="T18">5. [IN] O </text:span><text:span text:style-name="T19">Funcionario</text:span><text:span text:style-name="T18"> informa o ID ou </text:span><text:span text:style-name="T30">Nome</text:span><text:span text:style-name="T18"> </text:span><text:span text:style-name="T23">na busca</text:span><text:span text:style-name="T18">. </text:span><text:span text:style-name="T23">[</text:span><text:span text:style-name="T26">T</text:span><text:span text:style-name="T23">E2]</text:span></text:p>
            <text:p text:style-name="P209">6. [OUT] O Sistema retorna/exibe os dados d<text:span text:style-name="T133">o fornecedor.</text:span> </text:p>
            <text:p text:style-name="P183"><text:span text:style-name="T121">7</text:span>. <text:span text:style-name="T119">[IN] Funcionário altera os dados do Fornecedor. [RN1]</text:span></text:p>
            <text:p text:style-name="P241">8. [OUT] O sistema solicita a confirmação da alteração. </text:p>
            <text:p text:style-name="P241">9. [IN] O <text:span text:style-name="T135">Funcionário</text:span> confirma a alteração.</text:p>
            <text:p text:style-name="P43"><text:span text:style-name="T29">10</text:span><text:span text:style-name="T13">.</text:span><text:span text:style-name="T1"> [OUT] </text:span><text:span text:style-name="T14">O Sistema informa </text:span><text:span text:style-name="T19">alteração</text:span><text:span text:style-name="T14"> efetuad</text:span><text:span text:style-name="T19">a</text:span><text:span text:style-name="T14"> com sucesso.</text:span></text:p>
            <text:p text:style-name="P43"/>
            <text:p text:style-name="P216"><text:span text:style-name="T14">C</text:span><text:span text:style-name="T1">A2:</text:span></text:p>
            <text:p text:style-name="P152">3. [IN] O usuário escolhe a opção consulta.</text:p>
            <text:p text:style-name="P295"><text:span text:style-name="T1">4. [OUT] </text:span><text:bookmark-start text:name="__DdeLink__4889_786542924"/><text:span text:style-name="T1">O sistema exibe a tela de consulta</text:span><text:bookmark-end text:name="__DdeLink__4889_786542924"/><text:span text:style-name="T1">.</text:span></text:p>
            <text:p text:style-name="P228"><text:span text:style-name="T87">5</text:span><text:span text:style-name="T1">. [IN] O </text:span><text:span text:style-name="T88">Funcionário</text:span><text:span text:style-name="T1"> informa o ID ou </text:span><text:span text:style-name="T89">Nome</text:span><text:span text:style-name="T1"> </text:span><text:span text:style-name="T87">na</text:span><text:span text:style-name="T1"> </text:span><text:span text:style-name="T87">b</text:span><text:bookmark-start text:name="__DdeLink__4887_786542924"/><text:span text:style-name="T1">usca</text:span><text:bookmark-end text:name="__DdeLink__4887_786542924"/><text:span text:style-name="T1">. </text:span><text:span text:style-name="T23">[TE2]</text:span></text:p>
            <text:p text:style-name="P224"><text:span text:style-name="T1">6. </text:span><text:span text:style-name="T16">[OUT] </text:span><text:span text:style-name="T1">O Sistema exibe os dados d</text:span><text:span text:style-name="T30">o </text:span><text:span text:style-name="T32">F</text:span><text:span text:style-name="T34">ornecedor</text:span><text:span text:style-name="T1">: ID, </text:span><text:span text:style-name="T30">Nome</text:span><text:span text:style-name="T1">, </text:span><text:span text:style-name="T34">Mercadoria</text:span><text:span text:style-name="T33">, </text:span><text:span text:style-name="T34">CNPJ</text:span><text:span text:style-name="T30">, Endereço, </text:span><text:span text:style-name="T32">Telefone</text:span><text:span text:style-name="T1">.</text:span></text:p>
            <text:p text:style-name="P224"/>
            <text:p text:style-name="P121">CA3:</text:p>
            <text:p text:style-name="P183">3. [IN] O Funcionário escolhe a opção de <text:span text:style-name="T123">exclusão</text:span> <text:span text:style-name="T133">de Fornecedor</text:span>.</text:p>
            <text:p text:style-name="P183"><text:span text:style-name="T121">4</text:span>. [OUT] O sistema dá acesso a tela de <text:span text:style-name="T123">excluir</text:span></text:p>
            <text:p text:style-name="P199"><text:span text:style-name="T18">5. [IN] O </text:span><text:span text:style-name="T20">Funcionário</text:span><text:span text:style-name="T18"> informa o ID ou </text:span><text:span text:style-name="T30">Nome</text:span><text:span text:style-name="T18"> </text:span><text:span text:style-name="T23">na busca. [</text:span><text:span text:style-name="T26">T</text:span><text:span text:style-name="T23">E2]</text:span></text:p>
            <text:p text:style-name="P209">6. [OUT] O Sistema retorna/exibe os dados d<text:span text:style-name="T133">o fornecedor</text:span></text:p>
            <text:p text:style-name="P190"><text:bookmark-start text:name="__DdeLink__5124_1456253629"/><text:span text:style-name="T121">7</text:span>. <text:span text:style-name="T119">[IN] Funcionário aciona o comando excluir.</text:span><text:bookmark-end text:name="__DdeLink__5124_1456253629"/></text:p>
            <text:p text:style-name="P43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5"><text:span text:style-name="T14">9. </text:span><text:span text:style-name="T1">[IN] O Funcionário confirma a exclusão.</text:span></text:p>
            <text:p text:style-name="P127"><text:span text:style-name="T3">10. [OUT] O Sistema exclui </text:span><text:span text:style-name="T133">o fornecedor</text:span><text:span text:style-name="T3">, informa exclusão efetuada com sucesso e limpa a tela.</text:span></text:p>
          </table:table-cell>
        </table:table-row>
        <text:soft-page-break/>
        <table:table-row table:style-name="Table4.9">
          <table:table-cell table:style-name="Table4.A9" office:value-type="string">
            <text:p text:style-name="P56"><text:span text:style-name="T108">Tratamento de </text:span><text:span text:style-name="T109">E</text:span><text:span text:style-name="T108">xcessões</text:span></text:p>
          </table:table-cell>
          <table:table-cell table:style-name="Table4.B9" office:value-type="string">
            <text:p text:style-name="P306"><text:span text:style-name="T1">Se </text:span><text:span text:style-name="T26">T</text:span><text:span text:style-name="T21">E</text:span><text:span text:style-name="T22">1 </text:span><text:span text:style-name="T7">Se </text:span><text:span text:style-name="T1">houver outr</text:span><text:span text:style-name="T31">o fornecedor</text:span><text:span text:style-name="T1"> já cadastrad</text:span><text:span text:style-name="T30">o</text:span><text:span text:style-name="T1"> anteriormente com o mesmo </text:span><text:span text:style-name="T73">Nome</text:span><text:span text:style-name="T1">, o sistema </text:span><text:span text:style-name="T24">informa </text:span><text:span text:style-name="T1">emit</text:span><text:span text:style-name="T24">indo</text:span><text:span text:style-name="T1"> um alerta, notificando que já existe ou foi inserido incorretamente.</text:span></text:p>
            <text:p text:style-name="P312"/>
            <text:p text:style-name="P306"><text:span text:style-name="T1"><text:s text:c="3"/></text:span><text:span text:style-name="T26">T</text:span><text:span text:style-name="T21">E2 </text:span><text:span text:style-name="T1">Em caso de buscar um determinado ID ou </text:span><text:span text:style-name="T30">Nome</text:span><text:span text:style-name="T1"> o sistema informa emitindo um alerta que não encontrou entrada correspondente à pesquisa.</text:span></text:p>
          </table:table-cell>
        </table:table-row>
        <table:table-row table:style-name="Table4.10">
          <table:table-cell table:style-name="Table4.A9" office:value-type="string">
            <text:p text:style-name="P245"><text:span text:style-name="T109">R</text:span><text:span text:style-name="T108">egras de Negócio</text:span></text:p>
          </table:table-cell>
          <table:table-cell table:style-name="Table4.B9" office:value-type="string">
            <text:p text:style-name="P307"><text:s text:c="6"/><text:span text:style-name="T124">RN1 - O funcionário deve preencher os campos: </text:span></text:p>
            <text:p text:style-name="P318">• <text:s text:c="15"/><text:span text:style-name="T127">• Nome</text:span> (Texto) </text:p>
            <text:p text:style-name="P318">• <text:s text:c="15"/><text:span text:style-name="T127">• Mercadoria</text:span> (<text:span text:style-name="T125">Texto)</text:span></text:p>
            <text:p text:style-name="P320"><text:s text:c="17"/><text:span text:style-name="T127">• CNPJ (Dígitos – CNPJ Válido)</text:span></text:p>
            <text:p text:style-name="P318"><text:span text:style-name="T127"><text:s text:c="17"/>• Endereço</text:span> (<text:span text:style-name="T125">Texto)</text:span></text:p>
            <text:p text:style-name="P318">• <text:s text:c="15"/><text:span text:style-name="T127">• Telefone</text:span> <text:span text:style-name="T134">(Texto</text:span>) <text:s text:c="3"/>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46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table:number-columns-spanned="2" office:value-type="string">
            <text:p text:style-name="P257"><text:span text:style-name="T1">U</text:span><text:span text:style-name="T2">C</text:span><text:span text:style-name="T1">: 0</text:span><text:span text:style-name="T35">6</text:span><text:span text:style-name="T1"> <text:tab/><text:tab/><text:tab/> <text:s text:c="14"/>Nome: </text:span><text:bookmark-start text:name="__DdeLink__5085_1456253629"/><text:span text:style-name="T35">Gestão de Vendas</text:span><text:bookmark-end text:name="__DdeLink__5085_1456253629"/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9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6.A1" office:value-type="string">
            <text:p text:style-name="P9"><text:span text:style-name="T2">Funcioná</text:span><text:span text:style-name="T3">r</text:span><text:span text:style-name="T2">io vendedor, </text:span><text:span text:style-name="T35">Cliente</text:span></text:p>
          </table:table-cell>
        </table:table-row>
        <table:table-row table:style-name="Table6.1">
          <table:table-cell table:style-name="Table6.A2" office:value-type="string">
            <text:p text:style-name="P74">Descrição</text:p>
          </table:table-cell>
          <table:table-cell table:style-name="Table6.A1" office:value-type="string">
            <text:p text:style-name="P23"><text:span text:style-name="T2">O</text:span><text:span text:style-name="T1">bjetiva </text:span><text:span text:style-name="T4">realização d</text:span><text:span text:style-name="T35">as vendas das mercadorias da casa de peça.</text:span></text:p>
          </table:table-cell>
        </table:table-row>
        <table:table-row table:style-name="Table6.4">
          <table:table-cell table:style-name="Table6.A2" office:value-type="string">
            <text:p text:style-name="P84">Pré-<text:span text:style-name="T145">C</text:span>ondições</text:p>
          </table:table-cell>
          <table:table-cell table:style-name="Table6.A1" office:value-type="string">
            <text:p text:style-name="P247"><text:span text:style-name="T5">Todo </text:span><text:span text:style-name="T1">i</text:span><text:span text:style-name="T5">tem d</text:span><text:span text:style-name="T1">a</text:span><text:span text:style-name="T5"> Venda deve corresponder a uma Mercadoria cadastrada </text:span><text:span text:style-name="T39">e d</text:span><text:span text:style-name="T36">evem estar em estoque. </text:span><text:span text:style-name="T112">Compra só pode ser finalizada após a comprovação do pagamento.</text:span></text:p>
          </table:table-cell>
        </table:table-row>
        <table:table-row table:style-name="Table6.5">
          <table:table-cell table:style-name="Table6.A2" office:value-type="string">
            <text:p text:style-name="P94">Pós-Condição</text:p>
          </table:table-cell>
          <table:table-cell table:style-name="Table6.A1" office:value-type="string">
            <text:p text:style-name="P342"><text:span text:style-name="T6">Relatório </text:span><text:span text:style-name="T37">Comprovante </text:span><text:span text:style-name="T6">das Compras </text:span><text:span text:style-name="T37">realizadas </text:span><text:span text:style-name="T6">de determinado Cliente</text:span><text:span text:style-name="T37">, </text:span><text:span text:style-name="T38">com os dados da compra e a dat</text:span><text:span text:style-name="T82">a</text:span><text:span text:style-name="T38">/hora.</text:span></text:p>
          </table:table-cell>
        </table:table-row>
        <table:table-row table:style-name="Table6.6">
          <table:table-cell table:style-name="Table6.A2" office:value-type="string">
            <text:p text:style-name="P9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6.A1" office:value-type="string">
            <text:p text:style-name="P33">Gestão de <text:span text:style-name="T136">Vendas, Gestão de Mercadorias, Controle de Estoque, Controle de Crediário, Controle de Caixa</text:span></text:p>
          </table:table-cell>
        </table:table-row>
        <table:table-row table:style-name="Table6.7">
          <table:table-cell table:style-name="Table6.A2" office:value-type="string">
            <text:p text:style-name="P104">Cenário Principal</text:p>
          </table:table-cell>
          <table:table-cell table:style-name="Table6.A1" office:value-type="string">
            <text:p text:style-name="P44">1. <text:span text:style-name="T118">[IN] </text:span><text:bookmark-start text:name="__DdeLink__5091_1456253629"/><text:span text:style-name="T118">Funcionário acessa o modulo de Vendas do sistema</text:span><text:bookmark-end text:name="__DdeLink__5091_1456253629"/><text:span text:style-name="T118">.</text:span></text:p>
            <text:p text:style-name="P251">2. [OUT] <text:bookmark-start text:name="__DdeLink__5093_1456253629"/><text:span text:style-name="T118">O sistema retorna a tela do modulo ao Funcionário</text:span><text:bookmark-end text:name="__DdeLink__5093_1456253629"/><text:span text:style-name="T118">. </text:span></text:p>
            <text:p text:style-name="P133"><text:span text:style-name="T155">3</text:span>. [IN] <text:bookmark-start text:name="__DdeLink__5095_1456253629"/>O <text:span text:style-name="T141">Funcionário</text:span> <text:span text:style-name="T161">inicia uma nova venda</text:span><text:bookmark-end text:name="__DdeLink__5095_1456253629"/><text:span text:style-name="T161">, </text:span>insere um <text:span text:style-name="T142">i</text:span>tem d<text:span text:style-name="T142">a</text:span> Venda, informando o <text:span text:style-name="T157">c</text:span>ódigo <text:span text:style-name="T199">ou descrição </text:span>da Mercadoria. <text:span text:style-name="T118">[CA1][CA2][CA3]</text:span></text:p>
            <text:p text:style-name="P132"><text:span text:style-name="T155">4</text:span>. <text:span text:style-name="T138">[OUT] </text:span><text:bookmark-start text:name="__DdeLink__5097_1456253629"/>O <text:span text:style-name="T138">sistema</text:span> exibe a Descrição, Unidade e Valor Unitário da Mercadoria<text:bookmark-end text:name="__DdeLink__5097_1456253629"/>. </text:p>
            <text:p text:style-name="P130"><text:span text:style-name="T155">5</text:span>. <text:span text:style-name="T139">[IN] </text:span><text:bookmark-start text:name="__DdeLink__5099_1456253629"/>O <text:span text:style-name="T139">Funcionário</text:span> informa a Quantidade<text:bookmark-end text:name="__DdeLink__5099_1456253629"/>. </text:p>
            <text:p text:style-name="P268"><text:span text:style-name="T45">6</text:span><text:span text:style-name="T1">. </text:span><text:span text:style-name="T46">[OUT] </text:span><text:bookmark-start text:name="__DdeLink__5101_1456253629"/><text:span text:style-name="T1">O </text:span><text:span text:style-name="T46">Sistema</text:span><text:span text:style-name="T1"> calcula e exibe o Valor total d</text:span><text:span text:style-name="T83">a</text:span><text:span text:style-name="T1"> Venda</text:span><text:bookmark-end text:name="__DdeLink__5101_1456253629"/><text:span text:style-name="T1">.</text:span></text:p>
            <text:p text:style-name="P144">7. [IN] <text:bookmark-start text:name="__DdeLink__5121_1456253629"/><text:bookmark-start text:name="__DdeLink__5103_1456253629"/>O Funcionário informa a forma de Pagamento<text:bookmark-end text:name="__DdeLink__5103_1456253629"/> escolhida pelo Cliente<text:bookmark-end text:name="__DdeLink__5121_1456253629"/>. [TE1] [TE2]</text:p>
            <text:p text:style-name="P282"><text:span text:style-name="T1">8. [OUT] </text:span><text:bookmark-start text:name="__DdeLink__5105_1456253629"/><text:span text:style-name="T1">O Sistema gera o comprovante de venda</text:span><text:bookmark-end text:name="__DdeLink__5105_1456253629"/><text:span text:style-name="T55">. </text:span></text:p>
            <text:p text:style-name="P269"><text:span text:style-name="T56">9</text:span><text:span text:style-name="T1">. [IN] </text:span><text:bookmark-start text:name="__DdeLink__5110_1456253629"/><text:span text:style-name="T47">O funcionário encerra a venda registrando a mesma</text:span><text:bookmark-end text:name="__DdeLink__5110_1456253629"/><text:span text:style-name="T47">.</text:span></text:p>
            <text:p text:style-name="P279"><text:span text:style-name="T56">10</text:span><text:span text:style-name="T47">. </text:span><text:span text:style-name="T1">[</text:span><text:span text:style-name="T53">OUT</text:span><text:span text:style-name="T1">] </text:span><text:bookmark-start text:name="__DdeLink__5112_1456253629"/><text:span text:style-name="T54">O Sistema atualiza o valor do Caixa e notifica a Movimentação de Caixa</text:span><text:bookmark-end text:name="__DdeLink__5112_1456253629"/><text:span text:style-name="T54">: Data/</text:span><text:span text:style-name="T66">hora</text:span><text:span text:style-name="T54">, </text:span><text:span text:style-name="T55">n</text:span><text:span text:style-name="T54">úmero da </text:span><text:span text:style-name="T63">o</text:span><text:span text:style-name="T54">peração de Venda, </text:span></text:p>
            <text:p text:style-name="P281"><text:span text:style-name="T1">v</text:span><text:span text:style-name="T54">alor </text:span><text:span text:style-name="T1">t</text:span><text:span text:style-name="T54">otal </text:span><text:span text:style-name="T1">e</text:span><text:span text:style-name="T54"> </text:span><text:span text:style-name="T1">n</text:span><text:span text:style-name="T54">ome do Cliente (caso tenha sido </text:span><text:span text:style-name="T1">a prazo</text:span><text:span text:style-name="T54">).</text:span></text:p>
            <text:p text:style-name="P145"/>
          </table:table-cell>
        </table:table-row>
        <table:table-row table:style-name="Table6.8">
          <table:table-cell table:style-name="Table6.A2" office:value-type="string">
            <text:p text:style-name="P104">Cenário Alternativo</text:p>
          </table:table-cell>
          <table:table-cell table:style-name="Table6.A1" office:value-type="string">
            <text:p text:style-name="P138">CA<text:span text:style-name="T164">1</text:span>:</text:p>
            <text:p text:style-name="P184">3. [IN] O Funcionário<text:span text:style-name="T162"> </text:span>escolhe a opção de <text:span text:style-name="T163">Alterar venda</text:span>.</text:p>
            <text:p text:style-name="P185"><text:span text:style-name="T121">4</text:span>. [OUT] O sistema dá acesso a tela de <text:span text:style-name="T120">alterar</text:span>.</text:p>
            <text:p text:style-name="P201"><text:span text:style-name="T18">5. [IN] O </text:span><text:span text:style-name="T19">Funcionario</text:span><text:span text:style-name="T18"> informa o ID </text:span><text:span text:style-name="T57">da Venda</text:span><text:span text:style-name="T18"> </text:span><text:span text:style-name="T23">na busca</text:span><text:span text:style-name="T18">. </text:span><text:span text:style-name="T23">[</text:span><text:span text:style-name="T26">T</text:span><text:span text:style-name="T23">E</text:span><text:span text:style-name="T59">3</text:span><text:span text:style-name="T23">]</text:span></text:p>
            <text:p text:style-name="P211">6. [OUT] O Sistema retorna/exibe os dados d<text:span text:style-name="T166">a Venda.</text:span></text:p>
            <text:p text:style-name="P185"><text:span text:style-name="T121">7</text:span>. <text:span text:style-name="T119">[IN] Funcionário altera os dados da Venda. [RN1]</text:span></text:p>
            <text:p text:style-name="P242">8. [OUT] O sistema solicita a confirmação da alteração. </text:p>
            <text:p text:style-name="P242">9. [IN] O <text:span text:style-name="T135">Funcionário</text:span> confirma a alteração.</text:p>
            <text:p text:style-name="P140"><text:span text:style-name="T165">10.</text:span> [OUT] <text:span text:style-name="T113">O Sistema informa alteração efetuada com sucesso.</text:span></text:p>
            <text:p text:style-name="P129"/>
            <text:p text:style-name="P217"><text:span text:style-name="T14">C</text:span><text:span text:style-name="T1">A2:</text:span></text:p>
            <text:p text:style-name="P153">3. [IN] O usuário escolhe a opção consulta.</text:p>
            <text:p text:style-name="P298"><text:span text:style-name="T1">4. [OUT] </text:span><text:bookmark-start text:name="__DdeLink__4889_7865429214"/><text:span text:style-name="T1">O sistema exibe a tela de consulta</text:span><text:bookmark-end text:name="__DdeLink__4889_7865429214"/><text:span text:style-name="T1">.</text:span></text:p>
            <text:p text:style-name="P231"><text:span text:style-name="T87">5</text:span><text:span text:style-name="T1">. [IN] O </text:span><text:span text:style-name="T88">Funcionário</text:span><text:span text:style-name="T1"> informa o ID ou Descrição </text:span><text:span text:style-name="T87">na</text:span><text:span text:style-name="T1"> </text:span><text:span text:style-name="T87">b</text:span><text:span text:style-name="T1">usca. </text:span><text:span text:style-name="T23">[TE</text:span><text:span text:style-name="T92">3</text:span><text:span text:style-name="T23">]</text:span></text:p>
            <text:p text:style-name="P225"><text:span text:style-name="T1">6. </text:span><text:span text:style-name="T16">[OUT] </text:span><text:span text:style-name="T1">O Sistema exibe os dados d</text:span><text:span text:style-name="T57">a</text:span><text:span text:style-name="T30"> </text:span><text:span text:style-name="T57">Venda</text:span><text:span text:style-name="T1">: ID, </text:span><text:span text:style-name="T57">Unidade</text:span><text:span text:style-name="T1">, </text:span><text:span text:style-name="T57">Item da Venda</text:span><text:span text:style-name="T33">, </text:span><text:span text:style-name="T57">Valor unitário, Valor Total, </text:span><text:span text:style-name="T58">Forma de Pagamento e Cliente (se foi feita a prazo)</text:span><text:span text:style-name="T57">.</text:span></text:p>
            <text:p text:style-name="P225"/>
            <text:p text:style-name="P122"><text:soft-page-break/>CA3:</text:p>
            <text:p text:style-name="P185">3. [IN] O Funcionário escolhe a opção de <text:span text:style-name="T123">exclusão</text:span> <text:span text:style-name="T133">de Venda.</text:span></text:p>
            <text:p text:style-name="P185"><text:span text:style-name="T121">4</text:span>. [OUT] O sistema dá acesso a tela de <text:span text:style-name="T123">excluir</text:span></text:p>
            <text:p text:style-name="P200"><text:span text:style-name="T18">5. [IN] O </text:span><text:span text:style-name="T20">Funcionário</text:span><text:span text:style-name="T18"> informa o ID </text:span><text:span text:style-name="T59">da Venda</text:span><text:span text:style-name="T18"> </text:span><text:span text:style-name="T23">na busca. [</text:span><text:span text:style-name="T26">T</text:span><text:span text:style-name="T23">E</text:span><text:span text:style-name="T59">3</text:span><text:span text:style-name="T23">]</text:span></text:p>
            <text:p text:style-name="P213">6. [OUT] O Sistema retorna/exibe os dados d<text:span text:style-name="T171">a Venda.</text:span></text:p>
            <text:p text:style-name="P191"><text:span text:style-name="T121">7</text:span>. <text:span text:style-name="T119">[IN] Funcionário aciona o comando excluir.</text:span></text:p>
            <text:p text:style-name="P48"><text:span text:style-name="T15">8</text:span><text:span text:style-name="T13">.</text:span><text:span text:style-name="T1"> [OUT] </text:span><text:span text:style-name="T14">O Sistema </text:span><text:span text:style-name="T17">pede a confirmação da exclusão</text:span><text:span text:style-name="T14">.</text:span></text:p>
            <text:p text:style-name="P236"><text:span text:style-name="T14">9. </text:span><text:span text:style-name="T1">[IN] O Funcionário confirma a exclusão.</text:span></text:p>
            <text:p text:style-name="P146">10. [OUT] O Sistema exclui a venda, informa exclusão efetuada com sucesso e limpa a tela, além de, <text:bookmark-start text:name="__DdeLink__5126_1456253629"/>estornar um ou todos os itens</text:p>
            <text:p text:style-name="P156">de um pedido<text:bookmark-end text:name="__DdeLink__5126_1456253629"/> <text:span text:style-name="T210">e notificar a Movimentação de Caixa</text:span>.</text:p>
          </table:table-cell>
        </table:table-row>
        <table:table-row table:style-name="Table6.9">
          <table:table-cell table:style-name="Table6.A9" office:value-type="string">
            <text:p text:style-name="P59"><text:span text:style-name="T108">Tratamento de </text:span><text:span text:style-name="T109">E</text:span><text:span text:style-name="T108">xcessões</text:span></text:p>
          </table:table-cell>
          <table:table-cell table:style-name="Table6.B9" office:value-type="string">
            <text:p text:style-name="P335">Se <text:s/><text:span text:style-name="T153">TE1 Sistema informa que cliente está em debito com a casa de peças.</text:span></text:p>
            <text:p text:style-name="P335"/>
            <text:p text:style-name="P335"><text:s text:c="6"/><text:span text:style-name="T154">TE2 Sistema informa que já há um crediário em aberto para o cliente solicitante.</text:span></text:p>
            <text:p text:style-name="P335"/>
            <text:p text:style-name="P336"><text:s text:c="6"/><text:span text:style-name="T167">TE3 </text:span>Em caso de buscar um determinado ID o sistema informa emitindo um alerta que não encontrou entrada correspondente à pesquisa.</text:p>
          </table:table-cell>
        </table:table-row>
        <table:table-row table:style-name="Table6.10">
          <table:table-cell table:style-name="Table6.A9" office:value-type="string">
            <text:p text:style-name="P111">Regras de Negócio</text:p>
          </table:table-cell>
          <table:table-cell table:style-name="Table6.B9" office:value-type="string">
            <text:p text:style-name="P339"><text:s text:c="6"/>RN1 - <text:s/>O funcionário deve selecionar um Item da Venda, para incluí-lo ou excluí-lo <text:span text:style-name="T200">e informar sua quantidade</text:span>.</text:p>
            <text:p text:style-name="P325"><text:s text:c="19"/></text:p>
          </table:table-cell>
        </table:table-row>
      </table:table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2"/>
      <text:p text:style-name="P262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table:number-columns-spanned="2" office:value-type="string">
            <text:p text:style-name="P258"><text:span text:style-name="T1">U</text:span><text:span text:style-name="T2">C</text:span><text:span text:style-name="T1">: 0</text:span><text:span text:style-name="T40">7</text:span><text:span text:style-name="T1"> <text:tab/><text:tab/><text:tab/> <text:s text:c="14"/>Nome: </text:span><text:bookmark-start text:name="__DdeLink__5089_1456253629"/><text:span text:style-name="T35">Gestão de </text:span><text:span text:style-name="T40">Serviços Mecânicos</text:span><text:bookmark-end text:name="__DdeLink__5089_1456253629"/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0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7.A1" office:value-type="string">
            <text:p text:style-name="P10"><text:span text:style-name="T2">Funcioná</text:span><text:span text:style-name="T3">r</text:span><text:span text:style-name="T2">io vendedor, </text:span><text:span text:style-name="T41">funcionário mecânico</text:span></text:p>
          </table:table-cell>
        </table:table-row>
        <table:table-row table:style-name="Table7.1">
          <table:table-cell table:style-name="Table7.A2" office:value-type="string">
            <text:p text:style-name="P75">Descrição</text:p>
          </table:table-cell>
          <table:table-cell table:style-name="Table7.A1" office:value-type="string">
            <text:p text:style-name="P24"><text:span text:style-name="T2">O</text:span><text:span text:style-name="T1">bjetiva </text:span><text:span text:style-name="T4">realização d</text:span><text:span text:style-name="T41">o</text:span><text:span text:style-name="T35">s </text:span><text:span text:style-name="T41">registros dos serviços mecânicos prestados pela oficina</text:span><text:span text:style-name="T35">.</text:span></text:p>
          </table:table-cell>
        </table:table-row>
        <table:table-row table:style-name="Table7.4">
          <table:table-cell table:style-name="Table7.A2" office:value-type="string">
            <text:p text:style-name="P85">Pré-<text:span text:style-name="T145">C</text:span>ondições</text:p>
          </table:table-cell>
          <table:table-cell table:style-name="Table7.A1" office:value-type="string">
            <text:p text:style-name="P248"><text:span text:style-name="T41">O serviço deve estar devidamente cadastrado</text:span><text:span text:style-name="T112">.</text:span></text:p>
          </table:table-cell>
        </table:table-row>
        <table:table-row table:style-name="Table7.5">
          <table:table-cell table:style-name="Table7.A2" office:value-type="string">
            <text:p text:style-name="P95">Pós-Condição</text:p>
          </table:table-cell>
          <table:table-cell table:style-name="Table7.A1" office:value-type="string">
            <text:p text:style-name="P343"><text:span text:style-name="T6">Relatório </text:span><text:span text:style-name="T37">Comprovante </text:span><text:span text:style-name="T6">d</text:span><text:span text:style-name="T42">o</text:span><text:span text:style-name="T6">s </text:span><text:span text:style-name="T42">Serviços </text:span><text:span text:style-name="T37">realizad</text:span><text:span text:style-name="T42">o</text:span><text:span text:style-name="T37">s </text:span><text:span text:style-name="T6">de determinado Cliente</text:span><text:span text:style-name="T37">, </text:span><text:span text:style-name="T38">com os dados d</text:span><text:span text:style-name="T42">o</text:span><text:span text:style-name="T38"> </text:span><text:span text:style-name="T42">serviço</text:span><text:span text:style-name="T38"> e a date/hora.</text:span></text:p>
          </table:table-cell>
        </table:table-row>
        <table:table-row table:style-name="Table7.6">
          <table:table-cell table:style-name="Table7.A2" office:value-type="string">
            <text:p text:style-name="P10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7.A1" office:value-type="string">
            <text:p text:style-name="P32">Gestão de <text:span text:style-name="T144">Serviços Mecânicos, Controle de Crediário, Controle de Caixa</text:span></text:p>
          </table:table-cell>
        </table:table-row>
        <table:table-row table:style-name="Table7.7">
          <table:table-cell table:style-name="Table7.A2" office:value-type="string">
            <text:p text:style-name="P105">Cenário Principal</text:p>
          </table:table-cell>
          <table:table-cell table:style-name="Table7.A1" office:value-type="string">
            <text:p text:style-name="P45">1. <text:span text:style-name="T118">[IN] Funcionário acessa o modulo de </text:span><text:bookmark-start text:name="__DdeLink__5130_1456253629"/><text:span text:style-name="T118">Serviços Mecânicos</text:span><text:bookmark-end text:name="__DdeLink__5130_1456253629"/><text:span text:style-name="T118"> do sistema.</text:span></text:p>
            <text:p text:style-name="P249">2. [OUT] <text:span text:style-name="T118">O sistema retorna a tela do modulo para o Funcionário.</text:span></text:p>
            <text:p text:style-name="P134"><text:span text:style-name="T156">3</text:span>. [IN] <text:bookmark-start text:name="__DdeLink__5132_1456253629"/>O <text:span text:style-name="T141">Funcionário</text:span> insere um <text:span text:style-name="T143">serviço ou varios</text:span><text:bookmark-end text:name="__DdeLink__5132_1456253629"/>, informando o Código <text:span text:style-name="T201">ou Descrição do Serviço</text:span>. <text:span text:style-name="T118">[CA1][CA2]</text:span></text:p>
            <text:p text:style-name="P267"><text:span text:style-name="T49">4</text:span><text:span text:style-name="T1">. </text:span><text:span text:style-name="T50">[OUT] </text:span><text:span text:style-name="T1">O </text:span><text:span text:style-name="T85">S</text:span><text:span text:style-name="T50">istema</text:span><text:span text:style-name="T1"> exibe a Descrição, Valor </text:span><text:span text:style-name="T51">cobrado</text:span><text:span text:style-name="T1"> d</text:span><text:span text:style-name="T51">o</text:span><text:span text:style-name="T1"> </text:span><text:span text:style-name="T51">Serviço prestado</text:span><text:span text:style-name="T1">.</text:span></text:p>
            <text:p text:style-name="P283"><text:span text:style-name="T61">5</text:span><text:span text:style-name="T1">. [IN] O Funcionário informa a forma de Pagamento escolhida pelo Cliente. [TE1] [TE2]</text:span></text:p>
            <text:p text:style-name="P283"><text:span text:style-name="T61">6</text:span><text:span text:style-name="T1">. [OUT] </text:span><text:bookmark-start text:name="__DdeLink__5135_1456253629"/><text:span text:style-name="T1">O Sistema gera o comprovante de </text:span><text:span text:style-name="T62">serviço prestado</text:span><text:span text:style-name="T55">.</text:span><text:bookmark-end text:name="__DdeLink__5135_1456253629"/></text:p>
            <text:p text:style-name="P270"><text:span text:style-name="T61">7</text:span><text:span text:style-name="T1">. [IN] </text:span><text:span text:style-name="T47">O funcionário encerra registrando </text:span><text:span text:style-name="T64">o serviço</text:span><text:span text:style-name="T47">.</text:span></text:p>
            <text:p text:style-name="P280"><text:span text:style-name="T61">8</text:span><text:span text:style-name="T47">. </text:span><text:span text:style-name="T1">[</text:span><text:span text:style-name="T53">OUT</text:span><text:span text:style-name="T1">] </text:span><text:span text:style-name="T54">O Sistema atualiza o valor do Caixa e notifica a Movimentação de Caixa: Data/</text:span><text:span text:style-name="T66">hora</text:span><text:span text:style-name="T54">, </text:span><text:span text:style-name="T55">n</text:span><text:span text:style-name="T54">úmero da </text:span><text:span text:style-name="T64">o</text:span><text:span text:style-name="T54">peração de </text:span><text:span text:style-name="T64">serviço prestado</text:span><text:span text:style-name="T54">, valor total e nome do Cliente (caso tenha sido a prazo).</text:span></text:p>
          </table:table-cell>
        </table:table-row>
        <table:table-row table:style-name="Table7.8">
          <table:table-cell table:style-name="Table7.A2" office:value-type="string">
            <text:p text:style-name="P105">Cenário Alternativo</text:p>
          </table:table-cell>
          <table:table-cell table:style-name="Table7.A1" office:value-type="string">
            <text:p text:style-name="P139">CA<text:span text:style-name="T164">1</text:span>:</text:p>
            <text:p text:style-name="P186">3. [IN] O Funcionário<text:span text:style-name="T162"> </text:span>escolhe a opção de <text:span text:style-name="T163">Alterar serviço</text:span>.</text:p>
            <text:p text:style-name="P186"><text:span text:style-name="T121">4</text:span>. [OUT] O sistema dá acesso a tela de <text:span text:style-name="T120">alterar</text:span>.</text:p>
            <text:p text:style-name="P202"><text:span text:style-name="T18">5. [IN] O </text:span><text:span text:style-name="T19">Funcionario</text:span><text:span text:style-name="T18"> informa o ID </text:span><text:span text:style-name="T84">ou Descrição </text:span><text:span text:style-name="T57">d</text:span><text:span text:style-name="T65">o Serviço</text:span><text:span text:style-name="T18"> </text:span><text:span text:style-name="T23">na busca</text:span><text:span text:style-name="T18">. </text:span><text:span text:style-name="T23">[</text:span><text:span text:style-name="T26">T</text:span><text:span text:style-name="T23">E</text:span><text:span text:style-name="T59">3</text:span><text:span text:style-name="T23">]</text:span></text:p>
            <text:p text:style-name="P210">6. [OUT] O Sistema retorna/exibe os dados d<text:span text:style-name="T173">o serviço.</text:span> </text:p>
            <text:p text:style-name="P186"><text:span text:style-name="T121">7</text:span>. <text:span text:style-name="T119">[IN] Funcionário altera os dados do Serviço. [RN1]</text:span></text:p>
            <text:p text:style-name="P243">8. [OUT] O sistema solicita a confirmação da alteração. </text:p>
            <text:p text:style-name="P243">9. [IN] O <text:span text:style-name="T135">Funcionário</text:span> confirma a alteração.</text:p>
            <text:p text:style-name="P141"><text:span text:style-name="T165">10.</text:span> [OUT] <text:span text:style-name="T113">O Sistema informa alteração efetuada com sucesso.</text:span></text:p>
            <text:p text:style-name="P131"/>
            <text:p text:style-name="P218"><text:span text:style-name="T14">C</text:span><text:span text:style-name="T1">A2:</text:span></text:p>
            <text:p text:style-name="P154">3. [IN] O usuário escolhe a opção consulta.</text:p>
            <text:p text:style-name="P297"><text:span text:style-name="T1">4. [OUT] </text:span><text:bookmark-start text:name="__DdeLink__4889_7865429213"/><text:span text:style-name="T1">O sistema exibe a tela de consulta</text:span><text:bookmark-end text:name="__DdeLink__4889_7865429213"/><text:span text:style-name="T1">.</text:span></text:p>
            <text:p text:style-name="P230"><text:span text:style-name="T87">5</text:span><text:span text:style-name="T1">. [IN] O </text:span><text:span text:style-name="T88">Funcionário</text:span><text:span text:style-name="T1"> informa o ID ou Descrição </text:span><text:span text:style-name="T87">na</text:span><text:span text:style-name="T1"> </text:span><text:span text:style-name="T87">b</text:span><text:span text:style-name="T1">usca. </text:span><text:span text:style-name="T23">[TE</text:span><text:span text:style-name="T91">3</text:span><text:span text:style-name="T23">]</text:span></text:p>
            <text:p text:style-name="P226"><text:span text:style-name="T1">6. </text:span><text:span text:style-name="T16">[OUT] </text:span><text:span text:style-name="T1">O Sistema exibe os dados d</text:span><text:span text:style-name="T65">o</text:span><text:span text:style-name="T30"> </text:span><text:span text:style-name="T65">Serviço</text:span><text:span text:style-name="T1">: ID, </text:span><text:span text:style-name="T65">Descrição,</text:span><text:span text:style-name="T33"> </text:span><text:span text:style-name="T57">Valor </text:span><text:span text:style-name="T65">cobrado</text:span><text:span text:style-name="T57">, Valor Total, </text:span><text:span text:style-name="T58">Forma de Pagamento e Cliente (se foi feita a prazo)</text:span><text:span text:style-name="T57">.</text:span></text:p>
          </table:table-cell>
        </table:table-row>
        <table:table-row table:style-name="Table7.9">
          <table:table-cell table:style-name="Table7.A9" office:value-type="string">
            <text:p text:style-name="P64"><text:span text:style-name="T108">Tratamento de </text:span><text:span text:style-name="T109">E</text:span><text:span text:style-name="T108">xcessões</text:span></text:p>
          </table:table-cell>
          <table:table-cell table:style-name="Table7.B9" office:value-type="string">
            <text:p text:style-name="P333">Se <text:span text:style-name="T153">TE1 Sistema informa que cliente está em debito com a casa de peças.</text:span></text:p>
            <text:p text:style-name="P333"/>
            <text:p text:style-name="P333"><text:s text:c="5"/><text:span text:style-name="T154">TE2 Sistema informa que já há um crediário em aberto para o cliente solicitante.</text:span></text:p>
            <text:p text:style-name="P333"><text:soft-page-break/></text:p>
            <text:p text:style-name="P333"><text:s text:c="6"/><text:span text:style-name="T167">TE3 </text:span>Em caso de buscar um determinado ID o sistema informa emitindo um alerta que não encontrou entrada correspondente à pesquisa.</text:p>
          </table:table-cell>
        </table:table-row>
        <table:table-row table:style-name="Table7.10">
          <table:table-cell table:style-name="Table7.A9" office:value-type="string">
            <text:p text:style-name="P113">Regras de Negócio</text:p>
          </table:table-cell>
          <table:table-cell table:style-name="Table7.B9" office:value-type="string">
            <text:p text:style-name="P334"><text:s text:c="6"/><text:span text:style-name="T124">RN1 - <text:s/>O funcionário deve selecionar um Serviço em oferta na oficina, para incluí-lo ou excluí-lo.</text:span></text:p>
          </table:table-cell>
        </table:table-row>
      </table:table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6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260"><text:span text:style-name="T1">U</text:span><text:span text:style-name="T2">C</text:span><text:span text:style-name="T1">: 0</text:span><text:span text:style-name="T44">8</text:span><text:span text:style-name="T1"> <text:tab/><text:tab/><text:tab/> <text:s text:c="14"/>Nome: </text:span><text:span text:style-name="T44">Co</text:span><text:span text:style-name="T104">mpra </text:span><text:span text:style-name="T105">de Mercadoria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2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9.A1" office:value-type="string">
            <text:p text:style-name="P12"><text:span text:style-name="T2">Funcioná</text:span><text:span text:style-name="T3">r</text:span><text:span text:style-name="T2">io vendedor</text:span></text:p>
          </table:table-cell>
        </table:table-row>
        <table:table-row table:style-name="Table9.1">
          <table:table-cell table:style-name="Table9.A2" office:value-type="string">
            <text:p text:style-name="P77">Descrição</text:p>
          </table:table-cell>
          <table:table-cell table:style-name="Table9.A1" office:value-type="string">
            <text:p text:style-name="P171"><text:span text:style-name="T184">O</text:span>bjetiva <text:span text:style-name="T185">realização do controle de mercadorias em estoque, v</text:span><text:span text:style-name="T176">erificando a falta de mercadorias </text:span><text:span text:style-name="T178">gerar relatóri</text:span><text:span text:style-name="T179">o</text:span><text:span text:style-name="T178">s de falta</text:span><text:span text:style-name="T176">, </text:span><text:span text:style-name="T175">visando </text:span><text:span text:style-name="T176">à rapida reposição das mercadorias e o efetivo controle do estoque.</text:span></text:p>
          </table:table-cell>
        </table:table-row>
        <table:table-row table:style-name="Table9.4">
          <table:table-cell table:style-name="Table9.A2" office:value-type="string">
            <text:p text:style-name="P87">Pré-<text:span text:style-name="T145">C</text:span>ondições</text:p>
          </table:table-cell>
          <table:table-cell table:style-name="Table9.A1" office:value-type="string">
            <text:p text:style-name="P170">Mercadorias estarem devidamente cadastradas.</text:p>
          </table:table-cell>
        </table:table-row>
        <table:table-row table:style-name="Table9.5">
          <table:table-cell table:style-name="Table9.A2" office:value-type="string">
            <text:p text:style-name="P97">Pós-Condição</text:p>
          </table:table-cell>
          <table:table-cell table:style-name="Table9.A1" office:value-type="string">
            <text:p text:style-name="P345">Pronto para o <text:span text:style-name="T176">efetivo controle do estoque </text:span><text:span text:style-name="T177">e emissão de seus relatórios.</text:span></text:p>
          </table:table-cell>
        </table:table-row>
        <table:table-row table:style-name="Table9.6">
          <table:table-cell table:style-name="Table9.A2" office:value-type="string">
            <text:p text:style-name="P12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9.A1" office:value-type="string">
            <text:p text:style-name="P284">Controle de Estoque, Gestão de Mercadorias</text:p>
          </table:table-cell>
        </table:table-row>
        <table:table-row table:style-name="Table9.7">
          <table:table-cell table:style-name="Table9.A2" office:value-type="string">
            <text:p text:style-name="P107">Cenário Principal</text:p>
          </table:table-cell>
          <table:table-cell table:style-name="Table9.A1" office:value-type="string">
            <text:p text:style-name="P49">1. <text:span text:style-name="T118">[IN] </text:span><text:bookmark-start text:name="__DdeLink__5215_611144946"/><text:bookmark-start text:name="__DdeLink__5151_1456253629"/><text:bookmark-start text:name="__DdeLink__5140_1456253629"/><text:span text:style-name="T118">Funcionário acessa o modulo de </text:span><text:bookmark-end text:name="__DdeLink__5151_1456253629"/><text:bookmark-end text:name="__DdeLink__5140_1456253629"/><text:span text:style-name="T118">Compra de Mercadorias</text:span><text:bookmark-end text:name="__DdeLink__5215_611144946"/><text:span text:style-name="T118">.</text:span></text:p>
            <text:p text:style-name="P252">2. [OUT] <text:bookmark-start text:name="__DdeLink__5167_1456253629"/><text:span text:style-name="T118">O sistema retorna a tela do modulo para o Funcionário</text:span><text:bookmark-end text:name="__DdeLink__5167_1456253629"/><text:span text:style-name="T118">.</text:span></text:p>
            <text:p text:style-name="P285">3. [IN] <text:bookmark-start text:name="__DdeLink__5153_1456253629"/><text:bookmark-start text:name="__DdeLink__5142_1456253629"/><text:span text:style-name="T187">O funcionário insere uma mercadoria cadastrada</text:span><text:bookmark-end text:name="__DdeLink__5153_1456253629"/><text:bookmark-end text:name="__DdeLink__5142_1456253629"/><text:span text:style-name="T187">. </text:span><text:span text:style-name="T69">[CA1]</text:span><text:span text:style-name="T70">[CA2]</text:span><text:span text:style-name="T71">[CA3]</text:span><text:span text:style-name="T76">[CA4]</text:span><text:span text:style-name="T93">[TE</text:span><text:span text:style-name="T107">1</text:span><text:span text:style-name="T93">]</text:span></text:p>
            <text:p text:style-name="P286">4. [OUT] <text:bookmark-start text:name="__DdeLink__5171_1456253629"/><text:span text:style-name="T60">O </text:span><text:span text:style-name="T50">sistema</text:span><text:span text:style-name="T60"> exibe a Descrição, Unidade e Valor Unitário da Mercadoria</text:span><text:bookmark-end text:name="__DdeLink__5171_1456253629"/><text:span text:style-name="T60">.</text:span></text:p>
            <text:p text:style-name="P287"><text:span text:style-name="T60">5. </text:span><text:span text:style-name="T1">[IN] </text:span><text:bookmark-start text:name="__DdeLink__5161_1456253629"/><text:bookmark-start text:name="__DdeLink__5144_1456253629"/><text:span text:style-name="T1">O Funcionário informa </text:span><text:span text:style-name="T68">a quantidade d</text:span><text:span text:style-name="T75">a</text:span><text:span text:style-name="T68"> mercadoria</text:span><text:bookmark-end text:name="__DdeLink__5161_1456253629"/><text:bookmark-end text:name="__DdeLink__5144_1456253629"/><text:span text:style-name="T68">. </text:span><text:span text:style-name="T25">[RN1]</text:span></text:p>
            <text:p text:style-name="P299"><text:span text:style-name="T68">6. </text:span><text:span text:style-name="T1">[OUT] </text:span><text:bookmark-start text:name="__DdeLink__5178_1456253629"/><text:span text:style-name="T29">O sistema solicita a confirmação </text:span><text:span text:style-name="T94">para incl</text:span><text:span text:style-name="T95">u</text:span><text:span text:style-name="T94">ir</text:span><text:bookmark-start text:name="__DdeLink__5173_1456253629"/><text:span text:style-name="T1"> Mercadoria e <text:s/></text:span><text:span text:style-name="T71">sua quantidade</text:span><text:bookmark-end text:name="__DdeLink__5178_1456253629"/><text:bookmark-end text:name="__DdeLink__5173_1456253629"/><text:span text:style-name="T71">.</text:span></text:p>
            <text:p text:style-name="P303"><text:span text:style-name="T1">7. [IN] </text:span><text:bookmark-start text:name="__DdeLink__5163_1456253629"/><text:bookmark-start text:name="__DdeLink__5146_1456253629"/><text:span text:style-name="T1">O Funcionário aciona o comando Salvar, confirmando a </text:span><text:span text:style-name="T72">operação</text:span><text:bookmark-end text:name="__DdeLink__5163_1456253629"/><text:bookmark-end text:name="__DdeLink__5146_1456253629"/><text:span text:style-name="T1">.</text:span></text:p>
            <text:p text:style-name="P147">8. [OUT] <text:bookmark-start text:name="__DdeLink__5180_1456253629"/><text:span text:style-name="T113">O Sistema informa Mercadoria foi inserida com sucesso</text:span><text:bookmark-end text:name="__DdeLink__5180_1456253629"/>.</text:p>
          </table:table-cell>
        </table:table-row>
        <table:table-row table:style-name="Table9.8">
          <table:table-cell table:style-name="Table9.A2" office:value-type="string">
            <text:p text:style-name="P107">Cenário Alternativo</text:p>
          </table:table-cell>
          <table:table-cell table:style-name="Table9.A1" office:value-type="string">
            <text:p text:style-name="P158">Não há.</text:p>
          </table:table-cell>
        </table:table-row>
        <table:table-row table:style-name="Table9.9">
          <table:table-cell table:style-name="Table9.A9" office:value-type="string">
            <text:p text:style-name="P61"><text:span text:style-name="T108">Tratamento de </text:span><text:span text:style-name="T109">E</text:span><text:span text:style-name="T108">xcessões</text:span></text:p>
          </table:table-cell>
          <table:table-cell table:style-name="Table9.B9" office:value-type="string">
            <text:p text:style-name="P322">Se <text:span text:style-name="T188">TE1 </text:span>Em caso de buscar um determinado ID ou <text:span text:style-name="T188">Descrição</text:span> o sistema informa emitindo um alerta que não encontrou entrada correspondente à pesquisa.</text:p>
          </table:table-cell>
        </table:table-row>
        <table:table-row table:style-name="Table9.10">
          <table:table-cell table:style-name="Table9.A9" office:value-type="string">
            <text:p text:style-name="P111">Regras de Negócio</text:p>
          </table:table-cell>
          <table:table-cell table:style-name="Table9.B9" office:value-type="string">
            <text:p text:style-name="P326"><text:s text:c="6"/><text:span text:style-name="T124">RN1 - O funcionário deve preencher os campos: </text:span></text:p>
            <text:p text:style-name="P326"><text:s text:c="18"/><text:span text:style-name="T127">• Quantidade (Dígitos)</text:span></text:p>
          </table:table-cell>
        </table:table-row>
      </table:table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table:number-columns-spanned="2" office:value-type="string">
            <text:p text:style-name="P260"><text:span text:style-name="T1">U</text:span><text:span text:style-name="T2">C</text:span><text:span text:style-name="T1">: 0</text:span><text:span text:style-name="T44">9</text:span><text:span text:style-name="T1"> <text:tab/><text:tab/><text:tab/> <text:s text:c="14"/>Nome: </text:span><text:span text:style-name="T44">Controle de Crediário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10.A1" office:value-type="string">
            <text:p text:style-name="P12"><text:span text:style-name="T2">Funcioná</text:span><text:span text:style-name="T3">r</text:span><text:span text:style-name="T2">io vendedor</text:span></text:p>
          </table:table-cell>
        </table:table-row>
        <table:table-row table:style-name="Table10.1">
          <table:table-cell table:style-name="Table10.A2" office:value-type="string">
            <text:p text:style-name="P77">Descrição</text:p>
          </table:table-cell>
          <table:table-cell table:style-name="Table10.A1" office:value-type="string">
            <text:p text:style-name="P346"><text:span text:style-name="T184">Objetiva realização do controle de crediário. Sendo responsavel pelo controle</text:span><text:span text:style-name="T174"> </text:span><text:span text:style-name="T183">d</text:span><text:span text:style-name="T180">os crediários de clientes em aberto, em andamento e finalizados</text:span><text:span text:style-name="T181">, </text:span><text:span text:style-name="T180">além de,</text:span><text:span text:style-name="T181"> quan</text:span><text:span text:style-name="T180">do foi aberto</text:span><text:span text:style-name="T181">, quan</text:span><text:span text:style-name="T180">do termina</text:span><text:span text:style-name="T182">, </text:span><text:span text:style-name="T180">quais estão em atraso com pagamento.</text:span></text:p>
          </table:table-cell>
        </table:table-row>
        <table:table-row table:style-name="Table10.4">
          <table:table-cell table:style-name="Table10.A2" office:value-type="string">
            <text:p text:style-name="P87">Pré-<text:span text:style-name="T145">C</text:span>ondições</text:p>
          </table:table-cell>
          <table:table-cell table:style-name="Table10.A1" office:value-type="string">
            <text:p text:style-name="P172">O cliente deve estar devidamente cadastrado no sistema e não estar em divida com a empresa.</text:p>
          </table:table-cell>
        </table:table-row>
        <table:table-row table:style-name="Table10.5">
          <table:table-cell table:style-name="Table10.A2" office:value-type="string">
            <text:p text:style-name="P97">Pós-Condição</text:p>
          </table:table-cell>
          <table:table-cell table:style-name="Table10.A1" office:value-type="string">
            <text:p text:style-name="P347">Abertura de crediário e informações de carnês gerados.</text:p>
          </table:table-cell>
        </table:table-row>
        <table:table-row table:style-name="Table10.6">
          <table:table-cell table:style-name="Table10.A2" office:value-type="string">
            <text:p text:style-name="P12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10.A1" office:value-type="string">
            <text:p text:style-name="P288">Controle de Crediário, Controle de Caixa, Gestão de Vendas, Gestão <text:s/>de Serviços Mecânicos, Gestão de Clientes</text:p>
          </table:table-cell>
        </table:table-row>
        <table:table-row table:style-name="Table10.7">
          <table:table-cell table:style-name="Table10.A2" office:value-type="string">
            <text:p text:style-name="P107">Cenário Principal</text:p>
          </table:table-cell>
          <table:table-cell table:style-name="Table10.A1" office:value-type="string">
            <text:p text:style-name="P50">1. <text:span text:style-name="T118">[IN] Funcionário acessa o modulo de Controle de Crediário.</text:span></text:p>
            <text:p text:style-name="P253">2. [OUT] <text:span text:style-name="T118">O sistema retorna a tela do modulo de Crediário para o Funcionário. [CA1][CA2][CA3]</text:span></text:p>
            <text:p text:style-name="P300"><text:span text:style-name="T190">3</text:span>. [IN] <text:span text:style-name="T190">O</text:span><text:bookmark-start text:name="__DdeLink__5328_1893364672"/><text:span text:style-name="T190"> Funcionário escolhe abrir novo crediário</text:span><text:bookmark-end text:name="__DdeLink__5328_1893364672"/><text:span text:style-name="T190">.</text:span></text:p>
            <text:p text:style-name="P301">4. [OUT] <text:bookmark-start text:name="__DdeLink__5330_1893364672"/>O sistema retorna/exibe a tela de novo crediário para o funcionário<text:bookmark-end text:name="__DdeLink__5330_1893364672"/>.</text:p>
            <text:p text:style-name="P300"><text:span text:style-name="T212">5. [IN] </text:span><text:bookmark-start text:name="__DdeLink__5333_1893364672"/><text:span text:style-name="T212">O Funcionário informa o ID ou Nome do Cliente</text:span><text:bookmark-end text:name="__DdeLink__5333_1893364672"/><text:span text:style-name="T212">. [TE1] [TE2] [TE3]</text:span></text:p>
            <text:p text:style-name="P289"><text:span text:style-name="T212">6</text:span>. [OUT] <text:bookmark-start text:name="__DdeLink__5335_1893364672"/><text:span text:style-name="T196">O Sistema retorna com as informações do cliente</text:span><text:bookmark-end text:name="__DdeLink__5335_1893364672"/><text:span text:style-name="T196">.</text:span></text:p>
            <text:p text:style-name="P290"><text:span text:style-name="T212">7</text:span>. [IN] O Funcionário informa a data de abertura, informa <text:span text:style-name="T202">quantidade de</text:span> parcelas mensais, <text:span text:style-name="T203">a data de pagamento, </text:span>a data de vencimento e valor de entrada ou não.</text:p>
            <text:p text:style-name="P291"><text:span text:style-name="T212">8</text:span>. [OUT] O Sistema cria o novo crediário para o cliente,<text:span text:style-name="T54"> atualiza o valor do Caixa e notifica a Movimentação de Caixa </text:span><text:span text:style-name="T1">como uma conta a receber</text:span><text:span text:style-name="T54">.</text:span></text:p>
            <text:p text:style-name="P291"><text:span text:style-name="T96">9</text:span><text:span text:style-name="T54">. </text:span><text:span text:style-name="T1">[IN] O Funcionário encerra a operação após a confirmação </text:span><text:span text:style-name="T86">d</text:span><text:span text:style-name="T1">a abertura de crediário.</text:span></text:p>
            <text:p text:style-name="P148"><text:span text:style-name="T212">10</text:span>. [OUT] <text:bookmark-start text:name="__DdeLink__5339_1893364672"/>O Sistema informa Crediário criado com sucesso<text:bookmark-end text:name="__DdeLink__5339_1893364672"/>.</text:p>
          </table:table-cell>
        </table:table-row>
        <table:table-row table:style-name="Table10.8">
          <table:table-cell table:style-name="Table10.A2" office:value-type="string">
            <text:p text:style-name="P107">Cenário Alternativo</text:p>
          </table:table-cell>
          <table:table-cell table:style-name="Table10.A1" office:value-type="string">
            <text:p text:style-name="P328"><text:s text:c="5"/><text:span text:style-name="T118">CA1: </text:span></text:p>
            <text:p text:style-name="P187">3. [IN] O Funcionário escolhe a opção de alteração.</text:p>
            <text:p text:style-name="P187"><text:span text:style-name="T121">4</text:span>. [OUT] <text:bookmark-start text:name="__DdeLink__5343_1893364672"/>O sistema dá acesso a tela de <text:bookmark-end text:name="__DdeLink__5343_1893364672"/><text:span text:style-name="T213">alterar/acompanhar.</text:span></text:p>
            <text:p text:style-name="P203"><text:span text:style-name="T18">5. [IN] </text:span><text:bookmark-start text:name="__DdeLink__5345_1893364672"/><text:span text:style-name="T18">O </text:span><text:span text:style-name="T19">Funcionario</text:span><text:span text:style-name="T18"> informa o ID </text:span><text:span text:style-name="T79">d</text:span><text:span text:style-name="T77">o cre</text:span><text:span text:style-name="T79">d</text:span><text:span text:style-name="T77">iário ou Nome do Cliente na busca</text:span><text:bookmark-end text:name="__DdeLink__5345_1893364672"/><text:span text:style-name="T18">. </text:span><text:span text:style-name="T23">[</text:span><text:span text:style-name="T26">T</text:span><text:span text:style-name="T23">E</text:span><text:span text:style-name="T77">1</text:span><text:span text:style-name="T23">]</text:span></text:p>
            <text:p text:style-name="P212">6. [OUT] O Sistema retorna/exibe os dados <text:bookmark-start text:name="__DdeLink__5347_1893364672"/>d<text:span text:style-name="T198">o crediário do cliente</text:span><text:bookmark-end text:name="__DdeLink__5347_1893364672"/>. </text:p>
            <text:p text:style-name="P187"><text:span text:style-name="T121">7</text:span>. <text:span text:style-name="T119">[IN] </text:span><text:bookmark-start text:name="__DdeLink__5350_1893364672"/><text:span text:style-name="T119">Funcionário quita uma parcela ou o valor total, informa não pagamento de alguma parcela</text:span><text:bookmark-end text:name="__DdeLink__5350_1893364672"/><text:span text:style-name="T119">. </text:span></text:p>
            <text:p text:style-name="P244">8. [OUT] O sistema solicita a confirmação da alteração. </text:p>
            <text:p text:style-name="P244">9. [IN] O <text:span text:style-name="T135">funcionário</text:span> confirma a alteração.</text:p>
            <text:p text:style-name="P52"><text:span text:style-name="T29">10</text:span><text:span text:style-name="T13">.</text:span><text:span text:style-name="T1"> [OUT] </text:span><text:bookmark-start text:name="__DdeLink__5352_1893364672"/><text:span text:style-name="T80">O Sistema </text:span><text:span text:style-name="T14">informa </text:span><text:span text:style-name="T19">alteração</text:span><text:span text:style-name="T14"> efetuad</text:span><text:span text:style-name="T19">a</text:span><text:span text:style-name="T14"> com sucesso, </text:span><text:span text:style-name="T1"><text:s/></text:span><text:span text:style-name="T54">atualiza o valor do Caixa e notifica a Movimentação de Caixa</text:span><text:bookmark-end text:name="__DdeLink__5352_1893364672"/><text:span text:style-name="T54">.</text:span></text:p>
            <text:p text:style-name="P51"/>
            <text:p text:style-name="P220"><text:span text:style-name="T14">C</text:span><text:span text:style-name="T1">A2:</text:span></text:p>
            <text:p text:style-name="P155">3. [IN] O usuário escolhe a opção consulta.</text:p>
            <text:p text:style-name="P296"><text:span text:style-name="T1">4. [OUT] </text:span><text:bookmark-start text:name="__DdeLink__4889_786542925"/><text:span text:style-name="T1">O sistema exibe a tela de consulta</text:span><text:bookmark-end text:name="__DdeLink__4889_786542925"/><text:span text:style-name="T1">.</text:span></text:p>
            <text:p text:style-name="P229"><text:span text:style-name="T87">5</text:span><text:span text:style-name="T1">. [IN] O </text:span><text:span text:style-name="T88">Funcionário</text:span><text:span text:style-name="T1"> informa </text:span><text:bookmark-start text:name="__DdeLink__5362_1893364672"/><text:bookmark-start text:name="__DdeLink__5355_1893364672"/><text:span text:style-name="T1">o ID </text:span><text:span text:style-name="T99">do crediário </text:span><text:span text:style-name="T1">ou </text:span><text:span text:style-name="T90">Nome</text:span><text:span text:style-name="T1"> </text:span><text:span text:style-name="T99">do cliente </text:span><text:soft-page-break/><text:span text:style-name="T87">na</text:span><text:span text:style-name="T1"> </text:span><text:span text:style-name="T87">b</text:span><text:bookmark-start text:name="__DdeLink__4887_786542925"/><text:span text:style-name="T1">usca</text:span><text:bookmark-end text:name="__DdeLink__5362_1893364672"/><text:bookmark-end text:name="__DdeLink__5355_1893364672"/><text:bookmark-end text:name="__DdeLink__4887_786542925"/><text:span text:style-name="T1">. </text:span><text:span text:style-name="T23">[TE</text:span><text:span text:style-name="T90">1</text:span><text:span text:style-name="T23">]</text:span></text:p>
            <text:p text:style-name="P227"><text:span text:style-name="T1">6. </text:span><text:span text:style-name="T16">[OUT] </text:span><text:bookmark-start text:name="__DdeLink__5364_1893364672"/><text:span text:style-name="T1">O Sistema exibe os dados d</text:span><text:span text:style-name="T77">o Crediário do cliente</text:span><text:bookmark-end text:name="__DdeLink__5364_1893364672"/><text:span text:style-name="T74">.</text:span></text:p>
            <text:p text:style-name="P227"/>
            <text:p text:style-name="P123">CA3:</text:p>
            <text:p text:style-name="P187">3. [IN] <text:bookmark-start text:name="__DdeLink__5366_1893364672"/>O Funcionário escolhe a opção de <text:span text:style-name="T123">encerramento</text:span><text:bookmark-end text:name="__DdeLink__5366_1893364672"/>.</text:p>
            <text:p text:style-name="P187"><text:span text:style-name="T121">4</text:span>. [OUT] <text:bookmark-start text:name="__DdeLink__5368_1893364672"/>O sistema dá acesso a tela de <text:span text:style-name="T197">encerramento</text:span><text:bookmark-end text:name="__DdeLink__5368_1893364672"/><text:span text:style-name="T197">.</text:span></text:p>
            <text:p text:style-name="P204"><text:span text:style-name="T18">5. [IN] </text:span><text:bookmark-start text:name="__DdeLink__5372_1893364672"/><text:span text:style-name="T18">O </text:span><text:span text:style-name="T19">Funcionario</text:span><text:span text:style-name="T18"> informa o ID </text:span><text:span text:style-name="T79">d</text:span><text:span text:style-name="T77">o cre</text:span><text:span text:style-name="T79">d</text:span><text:span text:style-name="T77">iário ou Nome do Cliente na busca</text:span><text:bookmark-end text:name="__DdeLink__5372_1893364672"/><text:span text:style-name="T23">. </text:span><text:span text:style-name="T100">[TE1]</text:span><text:span text:style-name="T23">[</text:span><text:span text:style-name="T26">T</text:span><text:span text:style-name="T23">E</text:span><text:span text:style-name="T78">2</text:span><text:span text:style-name="T23">]</text:span></text:p>
            <text:p text:style-name="P212">6. [OUT] <text:bookmark-start text:name="__DdeLink__5374_1893364672"/>O Sistema retorna/exibe os dados d<text:span text:style-name="T197">o Crediário</text:span><text:bookmark-end text:name="__DdeLink__5374_1893364672"/>. </text:p>
            <text:p text:style-name="P187"><text:span text:style-name="T121">7</text:span>. <text:span text:style-name="T119">[IN] </text:span><text:bookmark-start text:name="__DdeLink__5376_1893364672"/><text:span text:style-name="T119">Funcionário aciona o comando encerrar</text:span><text:bookmark-end text:name="__DdeLink__5376_1893364672"/><text:span text:style-name="T119">.</text:span></text:p>
            <text:p text:style-name="P51"><text:span text:style-name="T15">8</text:span><text:span text:style-name="T13">.</text:span><text:span text:style-name="T1"> [OUT] </text:span><text:span text:style-name="T14">O Sistema </text:span><text:span text:style-name="T17">pede a confirmação</text:span><text:span text:style-name="T14">.</text:span></text:p>
            <text:p text:style-name="P237"><text:span text:style-name="T14">9. </text:span><text:span text:style-name="T1">[IN] </text:span><text:bookmark-start text:name="__DdeLink__5378_1893364672"/><text:span text:style-name="T1">O Funcionário confirma </text:span><text:span text:style-name="T101">o encerramento</text:span><text:bookmark-end text:name="__DdeLink__5378_1893364672"/><text:span text:style-name="T1">.</text:span></text:p>
            <text:p text:style-name="P52"><text:span text:style-name="T29">10</text:span><text:span text:style-name="T13">.</text:span><text:span text:style-name="T1"> [OUT] </text:span><text:span text:style-name="T97">O Sistema </text:span><text:span text:style-name="T98">encerra o crediário do cliente,</text:span><text:span text:style-name="T1"> </text:span><text:span text:style-name="T54">atualiza o valor do Caixa e notifica a Movimentação de Caixa.</text:span></text:p>
          </table:table-cell>
        </table:table-row>
        <table:table-row table:style-name="Table10.9">
          <table:table-cell table:style-name="Table10.A9" office:value-type="string">
            <text:p text:style-name="P61"><text:span text:style-name="T108">Tratamento de </text:span><text:span text:style-name="T109">E</text:span><text:span text:style-name="T108">xcessões</text:span></text:p>
          </table:table-cell>
          <table:table-cell table:style-name="Table10.B9" office:value-type="string">
            <text:p text:style-name="P327"><text:span text:style-name="T189"><text:s text:c="3"/>TE1 </text:span>Em caso de buscar um determinado ID ou <text:span text:style-name="T211">Nome</text:span> o sistema informa emitindo um alerta que não encontrou entrada correspondente à pesquisa.</text:p>
            <text:p text:style-name="P327"/>
            <text:p text:style-name="P329"><text:s text:c="6"/><text:span text:style-name="T191">TE2 Clientes com </text:span><text:span text:style-name="T192">pagamentos em atraso </text:span><text:span text:style-name="T193">serão recusados</text:span><text:span text:style-name="T192">.</text:span></text:p>
            <text:p text:style-name="P329"/>
            <text:p text:style-name="P330"><text:span text:style-name="T192"><text:s text:c="6"/></text:span><text:span text:style-name="T194">TE</text:span><text:span text:style-name="T195">3</text:span><text:span text:style-name="T194"> Sistema informa que já há um crediário em aberto para o cliente solicitante.</text:span></text:p>
          </table:table-cell>
        </table:table-row>
        <table:table-row table:style-name="Table10.10">
          <table:table-cell table:style-name="Table10.A9" office:value-type="string">
            <text:p text:style-name="P111">Regras de Negócio</text:p>
          </table:table-cell>
          <table:table-cell table:style-name="Table10.B9" office:value-type="string">
            <text:p text:style-name="P331"><text:s text:c="6"/><text:span text:style-name="T124">RN1 - O funcionário deve informar só clientes sem debitos.</text:span></text:p>
          </table:table-cell>
        </table:table-row>
      </table:table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59"><text:span text:style-name="T1">U</text:span><text:span text:style-name="T2">C</text:span><text:span text:style-name="T1">: </text:span><text:span text:style-name="T43">10</text:span><text:span text:style-name="T1"><text:tab/><text:tab/><text:tab/> <text:s text:c="25"/>Nome: </text:span><text:span text:style-name="T43">Controle de Caixa</text:span></text:p>
          </table:table-cell>
          <table:covered-table-cell/>
        </table:table-row>
        <text:soft-page-break/>
        <table:table-row table:style-name="Table8.2">
          <table:table-cell table:style-name="Table8.A2" office:value-type="string">
            <text:p text:style-name="P11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8.A1" office:value-type="string">
            <text:p text:style-name="P11"><text:span text:style-name="T2">Funcioná</text:span><text:span text:style-name="T3">r</text:span><text:span text:style-name="T2">io vendedor</text:span></text:p>
          </table:table-cell>
        </table:table-row>
        <table:table-row table:style-name="Table8.1">
          <table:table-cell table:style-name="Table8.A2" office:value-type="string">
            <text:p text:style-name="P76">Descrição</text:p>
          </table:table-cell>
          <table:table-cell table:style-name="Table8.A1" office:value-type="string">
            <text:p text:style-name="P26"><text:span text:style-name="T2">O</text:span><text:span text:style-name="T1">bjetiva </text:span><text:span text:style-name="T4">realização d</text:span><text:span text:style-name="T41">o</text:span><text:span text:style-name="T35"> </text:span><text:span text:style-name="T1">controle da parte financeira da empresa.</text:span></text:p>
          </table:table-cell>
        </table:table-row>
        <table:table-row table:style-name="Table8.4">
          <table:table-cell table:style-name="Table8.A2" office:value-type="string">
            <text:p text:style-name="P86">Pré-<text:span text:style-name="T145">C</text:span>ondições</text:p>
          </table:table-cell>
          <table:table-cell table:style-name="Table8.A1" office:value-type="string">
            <text:p text:style-name="P168">Inicialização do sistema. <text:span text:style-name="T148">Não ter nenhuma venda em aberto.</text:span></text:p>
          </table:table-cell>
        </table:table-row>
        <table:table-row table:style-name="Table8.5">
          <table:table-cell table:style-name="Table8.A2" office:value-type="string">
            <text:p text:style-name="P96">Pós-Condição</text:p>
          </table:table-cell>
          <table:table-cell table:style-name="Table8.A1" office:value-type="string">
            <text:p text:style-name="P344">Abertura do Caixa.</text:p>
          </table:table-cell>
        </table:table-row>
        <table:table-row table:style-name="Table8.6">
          <table:table-cell table:style-name="Table8.A2" office:value-type="string">
            <text:p text:style-name="P11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8.A1" office:value-type="string">
            <text:p text:style-name="P263">Controle de Caixa</text:p>
          </table:table-cell>
        </table:table-row>
        <table:table-row table:style-name="Table8.7">
          <table:table-cell table:style-name="Table8.A2" office:value-type="string">
            <text:p text:style-name="P106">Cenário Principal</text:p>
          </table:table-cell>
          <table:table-cell table:style-name="Table8.A1" office:value-type="string">
            <text:p text:style-name="P46">1. <text:span text:style-name="T118">[IN] Funcionário acessa o modulo de </text:span><text:bookmark-start text:name="__DdeLink__5273_1413606192"/><text:span text:style-name="T118">Controle de Caixa </text:span><text:bookmark-end text:name="__DdeLink__5273_1413606192"/><text:span text:style-name="T118">do sistema.</text:span></text:p>
            <text:p text:style-name="P250">2. [OUT] <text:span text:style-name="T118">O sistema retorna as opções do Modulo. [CA1]</text:span></text:p>
            <text:p text:style-name="P265">3. [IN] <text:bookmark-start text:name="__DdeLink__5275_1413606192"/>O Funcionário escolhe a opção ab<text:span text:style-name="T147">rir</text:span> o caixa<text:bookmark-end text:name="__DdeLink__5275_1413606192"/>.</text:p>
            <text:p text:style-name="P265">4. [OUT] <text:bookmark-start text:name="__DdeLink__5278_1413606192"/><text:span text:style-name="T118">O sistema dá acesso e exibe a tela de Abertura do Caixa</text:span><text:bookmark-end text:name="__DdeLink__5278_1413606192"/>.</text:p>
            <text:p text:style-name="P254"><text:span text:style-name="T147">5</text:span>. [IN] <text:bookmark-start text:name="__DdeLink__5280_1413606192"/><text:span text:style-name="T137">O Funcionário informa o saldo inicial do caixa</text:span><text:bookmark-end text:name="__DdeLink__5280_1413606192"/><text:span text:style-name="T137">.</text:span></text:p>
            <text:p text:style-name="P255"><text:span text:style-name="T147">6</text:span>. [OUT] <text:bookmark-start text:name="__DdeLink__5284_1413606192"/><text:span text:style-name="T140">O Sistema vai para a tela pricipal</text:span><text:bookmark-end text:name="__DdeLink__5284_1413606192"/><text:span text:style-name="T140"> onde tem acesso </text:span></text:p>
            <text:p text:style-name="P256"><text:s/><text:span text:style-name="T146">aos Modulos de Vendas, Serviços e outros.</text:span></text:p>
          </table:table-cell>
        </table:table-row>
        <table:table-row table:style-name="Table8.8">
          <table:table-cell table:style-name="Table8.A2" office:value-type="string">
            <text:p text:style-name="P106">Cenário Alternativo</text:p>
          </table:table-cell>
          <table:table-cell table:style-name="Table8.A1" office:value-type="string">
            <text:p text:style-name="P128">CA1: </text:p>
            <text:p text:style-name="P135">3. [IN] <text:bookmark-start text:name="__DdeLink__5286_1413606192"/>O Funcionário escolhe a opção <text:span text:style-name="T147">fechar </text:span>o caixa<text:bookmark-end text:name="__DdeLink__5286_1413606192"/>. <text:span text:style-name="T151">[TE1]</text:span></text:p>
            <text:p text:style-name="P136">4. [OUT] <text:bookmark-start text:name="__DdeLink__5288_1413606192"/>O Sistema da acesso e exibe a tela de Fechamento do Caixa<text:bookmark-end text:name="__DdeLink__5288_1413606192"/>.</text:p>
            <text:p text:style-name="P137">5. [IN] <text:bookmark-start text:name="__DdeLink__5290_1413606192"/>O Funcionário confirma o fechamento e informações<text:bookmark-end text:name="__DdeLink__5290_1413606192"/>.</text:p>
            <text:p text:style-name="P157"><text:span text:style-name="T172">6</text:span>. <text:span text:style-name="T149">[OUT] </text:span><text:bookmark-start text:name="__DdeLink__5292_1413606192"/><text:span text:style-name="T149">O Sistema exibe o total de vendas e serviços prestados, o saldo inicial e o saldo final</text:span><text:bookmark-end text:name="__DdeLink__5292_1413606192"/><text:span text:style-name="T149">.</text:span></text:p>
            <text:p text:style-name="P157"/>
            <text:p text:style-name="P161">CA2: </text:p>
            <text:p text:style-name="P162">3. [IN] <text:bookmark-start text:name="__DdeLink__5196_611144946"/>O Funcionário escolhe a opção Retidara/Saidas de Caixa<text:bookmark-end text:name="__DdeLink__5196_611144946"/>.</text:p>
            <text:p text:style-name="P162">4. [OUT] <text:bookmark-start text:name="__DdeLink__5198_611144946"/>O Sistema retorna a tela de Retiradas<text:bookmark-end text:name="__DdeLink__5198_611144946"/>.</text:p>
            <text:p text:style-name="P163">5. [IN] <text:bookmark-start text:name="__DdeLink__5205_611144946"/><text:span text:style-name="T215">O Funcionário informa valor e faz retirada do caixa</text:span><text:bookmark-end text:name="__DdeLink__5205_611144946"/><text:span text:style-name="T215">. [TE2]</text:span></text:p>
            <text:p text:style-name="P164">6. [OUT] <text:bookmark-start text:name="__DdeLink__5207_611144946"/><text:span text:style-name="T216">O Sistema pede a confirmação da saida de ativo</text:span><text:bookmark-end text:name="__DdeLink__5207_611144946"/><text:span text:style-name="T216">.</text:span></text:p>
            <text:p text:style-name="P165">7. [IN] <text:bookmark-start text:name="__DdeLink__5209_611144946"/>O Funcionário confirma a retirada<text:bookmark-end text:name="__DdeLink__5209_611144946"/>.</text:p>
            <text:p text:style-name="P166">8. [OUT] <text:bookmark-start text:name="__DdeLink__5211_611144946"/><text:span text:style-name="T217">O Sistema faz a retirada, resgistra e atualiza o saldo geral do caixa</text:span><text:bookmark-end text:name="__DdeLink__5211_611144946"/><text:span text:style-name="T217">.</text:span></text:p>
          </table:table-cell>
        </table:table-row>
        <table:table-row table:style-name="Table8.9">
          <table:table-cell table:style-name="Table8.A9" office:value-type="string">
            <text:p text:style-name="P60"><text:span text:style-name="T108">Tratamento de </text:span><text:span text:style-name="T109">E</text:span><text:span text:style-name="T108">xcessões</text:span></text:p>
          </table:table-cell>
          <table:table-cell table:style-name="Table8.B9" office:value-type="string">
            <text:p text:style-name="P332">Se <text:s/><text:span text:style-name="T150">TE1 O Sistema informa que uma operação de venda está em aberto.</text:span></text:p>
            <text:p text:style-name="P332"/>
            <text:p text:style-name="P338"><text:s text:c="6"/><text:span text:style-name="T218">TE2 O Sistema informa que não se pode retirar acima do saldo disponivel no caixa.</text:span></text:p>
          </table:table-cell>
        </table:table-row>
        <table:table-row table:style-name="Table8.10">
          <table:table-cell table:style-name="Table8.A9" office:value-type="string">
            <text:p text:style-name="P110">Regras de Negócio</text:p>
          </table:table-cell>
          <table:table-cell table:style-name="Table8.B9" office:value-type="string">
            <text:p text:style-name="P323"><text:s text:c="6"/><text:span text:style-name="T124">RN1 - O funcionário deve preencher os campos: </text:span></text:p>
            <text:p text:style-name="P340">• <text:s text:c="15"/><text:span text:style-name="T127">• SaldoInicial</text:span> (<text:span text:style-name="T152">Dígitos</text:span>) </text:p>
            <text:p text:style-name="P341"><text:s text:c="17"/><text:span text:style-name="T127">• ValorRetirada</text:span> (<text:span text:style-name="T152">Dígitos</text:span>)</text:p>
          </table:table-cell>
        </table:table-row>
      </table:table>
      <text:p text:style-name="P271"/>
      <text:p text:style-name="P271"/>
      <text:p text:style-name="P271"/>
      <text:p text:style-name="P271"/>
      <text:p text:style-name="P271"/>
      <text:p text:style-name="P271"/>
      <text:p text:style-name="P27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61"><text:span text:style-name="T1">U</text:span><text:span text:style-name="T2">C</text:span><text:span text:style-name="T1">: </text:span><text:span text:style-name="T43">1</text:span><text:span text:style-name="T48">1 </text:span><text:span text:style-name="T1"><text:tab/><text:tab/> <text:s text:c="25"/>Nome: </text:span><text:bookmark-start text:name="__DdeLink__5186_611144946"/><text:bookmark-start text:name="__DdeLink__5188_611144946"/><text:span text:style-name="T102">Relatórios d</text:span><text:span text:style-name="T106">e</text:span><text:span text:style-name="T102"> </text:span><text:span text:style-name="T52">Fluxo</text:span><text:span text:style-name="T43"> de Caixa</text:span><text:bookmark-end text:name="__DdeLink__5186_611144946"/><text:bookmark-end text:name="__DdeLink__5188_611144946"/></text:p>
          </table:table-cell>
          <table:covered-table-cell/>
        </table:table-row>
        <text:soft-page-break/>
        <table:table-row table:style-name="Table11.2">
          <table:table-cell table:style-name="Table11.A2" office:value-type="string">
            <text:p text:style-name="P13"><text:span text:style-name="T108">Ator</text:span><text:span text:style-name="T109">(</text:span><text:span text:style-name="T108">es</text:span><text:span text:style-name="T109">)</text:span></text:p>
          </table:table-cell>
          <table:table-cell table:style-name="Table11.A1" office:value-type="string">
            <text:p text:style-name="P13"><text:span text:style-name="T2">Funcioná</text:span><text:span text:style-name="T3">r</text:span><text:span text:style-name="T2">io vendedor</text:span></text:p>
          </table:table-cell>
        </table:table-row>
        <table:table-row table:style-name="Table11.1">
          <table:table-cell table:style-name="Table11.A2" office:value-type="string">
            <text:p text:style-name="P78">Descrição</text:p>
          </table:table-cell>
          <table:table-cell table:style-name="Table11.A1" office:value-type="string">
            <text:p text:style-name="P27"><text:span text:style-name="T2">O</text:span><text:span text:style-name="T1">bjetiva </text:span><text:span text:style-name="T4">realização d</text:span><text:span text:style-name="T41">o</text:span><text:span text:style-name="T35"> </text:span><text:span text:style-name="T1">controle </text:span><text:span text:style-name="T103">e verificações dos ativos no caixa</text:span><text:span text:style-name="T48">.</text:span></text:p>
          </table:table-cell>
        </table:table-row>
        <table:table-row table:style-name="Table11.4">
          <table:table-cell table:style-name="Table11.A2" office:value-type="string">
            <text:p text:style-name="P88">Pré-<text:span text:style-name="T145">C</text:span>ondições</text:p>
          </table:table-cell>
          <table:table-cell table:style-name="Table11.A1" office:value-type="string">
            <text:p text:style-name="P169">Inicialização do sistema. </text:p>
          </table:table-cell>
        </table:table-row>
        <table:table-row table:style-name="Table11.5">
          <table:table-cell table:style-name="Table11.A2" office:value-type="string">
            <text:p text:style-name="P98">Pós-Condição</text:p>
          </table:table-cell>
          <table:table-cell table:style-name="Table11.A1" office:value-type="string">
            <text:p text:style-name="P348">Não há.</text:p>
          </table:table-cell>
        </table:table-row>
        <table:table-row table:style-name="Table11.6">
          <table:table-cell table:style-name="Table11.A2" office:value-type="string">
            <text:p text:style-name="P13"><text:span text:style-name="T108">Requisitos </text:span><text:span text:style-name="T109">R</text:span><text:span text:style-name="T108">elacionados</text:span><text:span text:style-name="T1"><text:tab/></text:span></text:p>
          </table:table-cell>
          <table:table-cell table:style-name="Table11.A1" office:value-type="string">
            <text:p text:style-name="P264">Controle de Caixa, <text:span text:style-name="T169">Controle de Crediário.</text:span></text:p>
          </table:table-cell>
        </table:table-row>
        <table:table-row table:style-name="Table11.7">
          <table:table-cell table:style-name="Table11.A2" office:value-type="string">
            <text:p text:style-name="P108">Cenário Principal</text:p>
          </table:table-cell>
          <table:table-cell table:style-name="Table11.A1" office:value-type="string">
            <text:p text:style-name="P47">1. <text:span text:style-name="T118">[IN] Funcionário acessa o modulo de Controle de Caixa do sistema. </text:span></text:p>
            <text:p text:style-name="P273">2. [OUT] <text:span text:style-name="T158">O sistema retorna as opções do Modulo.</text:span></text:p>
            <text:p text:style-name="P274">3. [IN] <text:bookmark-start text:name="__DdeLink__5190_611144946"/>O Funcionário escolhe a opção <text:span text:style-name="T214">Relatórios de </text:span>Fluxo de Caixa<text:bookmark-end text:name="__DdeLink__5190_611144946"/>.</text:p>
            <text:p text:style-name="P275">4. [OUT] <text:span text:style-name="T159">O Sistema retorna a tela de Relatórios de Caixa e suas opções. [CA1][CA2][CA3]</text:span></text:p>
            <text:p text:style-name="P277">5. [IN] <text:span text:style-name="T160">O Funcionário escolhe vendas e informa a data para o sistema. [TE1]</text:span></text:p>
            <text:p text:style-name="P278">6. [OUT] <text:span text:style-name="T168">O Sistema exibirá as vendas diárias e/ou na data informada, Vendo o valor total das vendas a prazo, das vendas avista. Também mostra o vendedor e o cliente (caso a venda foi feita a prazo) e o saldo geral.</text:span></text:p>
          </table:table-cell>
        </table:table-row>
        <table:table-row table:style-name="Table11.8">
          <table:table-cell table:style-name="Table11.A2" office:value-type="string">
            <text:p text:style-name="P108">Cenário Alternativo </text:p>
          </table:table-cell>
          <table:table-cell table:style-name="Table11.A1" office:value-type="string">
            <text:p text:style-name="P149">CA1: </text:p>
            <text:p text:style-name="P142">5. [IN] O Funcionário escolhe a opção Contas <text:span text:style-name="T170">a Receber/Crediário</text:span>.</text:p>
            <text:p text:style-name="P142">6. [OUT] O Sistema retorna com as informações <text:span text:style-name="T206">das mesmas</text:span> <text:span text:style-name="T204">e o saldo geral</text:span>.</text:p>
            <text:p text:style-name="P142"/>
            <text:p text:style-name="P143">CA<text:span text:style-name="T207">2</text:span>:</text:p>
            <text:p text:style-name="P276">5. [IN] <text:span text:style-name="T160">O Funcionário escolhe serviços prestados e informa a data para o sistema. [TE1]</text:span></text:p>
            <text:p text:style-name="P159">6. [OUT] <text:bookmark-start text:name="__DdeLink__5832_1377327074"/><text:span text:style-name="T168">O Sistema exibirá</text:span><text:bookmark-end text:name="__DdeLink__5832_1377327074"/><text:span text:style-name="T168"> os Serviços Prestados diários e/ou na data informada, Vendo o valor total avista ou a prazo. Também mostrar o funcionário e o cliente (caso o serviço foi feito a prazo) e o saldo geral.</text:span></text:p>
            <text:p text:style-name="P159"/>
            <text:p text:style-name="P160">CA3:</text:p>
            <text:p text:style-name="P167">5. [IN] <text:bookmark-start text:name="__DdeLink__5192_611144946"/><text:span text:style-name="T219">O Funcionário escolhe a opção Retidara/Saidas de Caixa e informa a data para o sistema</text:span><text:bookmark-end text:name="__DdeLink__5192_611144946"/><text:span text:style-name="T219">. [TE1]</text:span></text:p>
            <text:p text:style-name="P160">6. [OUT] <text:s/><text:bookmark-start text:name="__DdeLink__5194_611144946"/><text:span text:style-name="T168">O Sistema exibirá </text:span>todas as saidas de dinheiro do caixa, retornando a data e o funcionário que a fez a retirada<text:bookmark-end text:name="__DdeLink__5194_611144946"/>.</text:p>
          </table:table-cell>
        </table:table-row>
        <table:table-row table:style-name="Table11.9">
          <table:table-cell table:style-name="Table11.A9" office:value-type="string">
            <text:p text:style-name="P62"><text:span text:style-name="T108">Tratamento de </text:span><text:span text:style-name="T109">E</text:span><text:span text:style-name="T108">xcessões</text:span></text:p>
          </table:table-cell>
          <table:table-cell table:style-name="Table11.B9" office:value-type="string">
            <text:p text:style-name="P337">Se <text:s/><text:span text:style-name="T205">TE1 O Sistema informará ao funcionário quando informada uma data não correspondente.</text:span></text:p>
          </table:table-cell>
        </table:table-row>
        <table:table-row table:style-name="Table11.10">
          <table:table-cell table:style-name="Table11.A9" office:value-type="string">
            <text:p text:style-name="P112">Regras de Negócio</text:p>
          </table:table-cell>
          <table:table-cell table:style-name="Table11.B9" office:value-type="string">
            <text:p text:style-name="P324"><text:s text:c="6"/><text:span text:style-name="T124">RN1 - O funcionário deve preencher o campo: </text:span></text:p>
            <text:p text:style-name="P324"><text:s text:c="5"/><text:span text:style-name="T124"><text:s text:c="13"/>• Data (Texto)</text:span></text:p>
          </table:table-cell>
        </table:table-row>
      </table:table>
      <text:p text:style-name="P3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27:35.671948733</meta:creation-date>
    <dc:date>2018-07-17T21:43:37.456201123</dc:date>
    <meta:editing-duration>PT20H59M4S</meta:editing-duration>
    <meta:editing-cycles>458</meta:editing-cycles>
    <meta:generator>LibreOffice/4.2.8.2$Linux_x86 LibreOffice_project/420m0$Build-2</meta:generator>
    <meta:document-statistic meta:table-count="11" meta:image-count="0" meta:object-count="0" meta:page-count="19" meta:paragraph-count="514" meta:word-count="4389" meta:character-count="26984" meta:non-whitespace-character-count="22240"/>
  </office:meta>
</office:document-meta>
</file>